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henyl" table:style-name="ta1">
        <table:shapes>
          <draw:frame draw:z-index="0" draw:style-name="gr1" svg:width="6.2988in" svg:height="3.7441in" svg:x="0in" svg:y="4.003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7441in" svg:x="12.6256in" svg:y="3.9102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7441in" svg:x="6.3642in" svg:y="3.9346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7441in" svg:x="11.9508in" svg:y="7.7807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7441in" svg:x="0.2126in" svg:y="3.963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ndGa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4_000</text:p>
          </table:table-cell>
          <table:table-cell office:value-type="float" office:value="-7.25537127819" calcext:value-type="float">
            <text:p>-7.2553712782</text:p>
          </table:table-cell>
          <table:table-cell office:value-type="float" office:value="0.326264492463" calcext:value-type="float">
            <text:p>0.3262644925</text:p>
          </table:table-cell>
          <table:table-cell office:value-type="float" office:value="-463.0383718" calcext:value-type="float">
            <text:p>-463.0383718</text:p>
          </table:table-cell>
          <table:table-cell office:value-type="float" office:value="5.038" calcext:value-type="float">
            <text:p>5.038</text:p>
          </table:table-cell>
          <table:table-cell table:formula="of:=[.E2]/[.$T$16]" office:value-type="float" office:value="-5.038" calcext:value-type="float">
            <text:p>-5.038</text:p>
          </table:table-cell>
          <table:table-cell office:value-type="string" calcext:value-type="string">
            <text:p>444_000</text:p>
          </table:table-cell>
          <table:table-cell office:value-type="float" office:value="-6.8689696274" calcext:value-type="float">
            <text:p>-6.8689696274</text:p>
          </table:table-cell>
          <table:table-cell office:value-type="float" office:value="-0.131975211714" calcext:value-type="float">
            <text:p>-0.1319752117</text:p>
          </table:table-cell>
          <table:table-cell office:value-type="float" office:value="-693.9638002" calcext:value-type="float">
            <text:p>-693.9638002</text:p>
          </table:table-cell>
          <table:table-cell office:value-type="float" office:value="4.3987" calcext:value-type="float">
            <text:p>4.3987</text:p>
          </table:table-cell>
          <table:table-cell table:formula="of:=[.K2]/[.$T$15]" office:value-type="float" office:value="-3.11035060362453" calcext:value-type="float">
            <text:p>-3.1103506036</text:p>
          </table:table-cell>
          <table:table-cell office:value-type="string" calcext:value-type="string">
            <text:p>4444_000</text:p>
          </table:table-cell>
          <table:table-cell office:value-type="float" office:value="-6.67087075291" calcext:value-type="float">
            <text:p>-6.6708707529</text:p>
          </table:table-cell>
          <table:table-cell office:value-type="float" office:value="-0.374428641893" calcext:value-type="float">
            <text:p>-0.3744286419</text:p>
          </table:table-cell>
          <table:table-cell office:value-type="float" office:value="-924.8892286" calcext:value-type="float">
            <text:p>-924.8892286</text:p>
          </table:table-cell>
          <table:table-cell office:value-type="float" office:value="4.0657" calcext:value-type="float">
            <text:p>4.0657</text:p>
          </table:table-cell>
          <table:table-cell table:formula="of:=[.Q2]/[.$T$14]" office:value-type="float" office:value="-2.51274078611908" calcext:value-type="float">
            <text:p>-2.5127407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10</text:p>
          </table:table-cell>
          <table:table-cell office:value-type="float" office:value="-7.2646231487" calcext:value-type="float">
            <text:p>-7.2646231487</text:p>
          </table:table-cell>
          <table:table-cell office:value-type="float" office:value="0.342591322778" calcext:value-type="float">
            <text:p>0.3425913228</text:p>
          </table:table-cell>
          <table:table-cell office:value-type="float" office:value="-463.0389926" calcext:value-type="float">
            <text:p>-463.0389926</text:p>
          </table:table-cell>
          <table:table-cell office:value-type="float" office:value="5.0588" calcext:value-type="float">
            <text:p>5.0588</text:p>
          </table:table-cell>
          <table:table-cell table:formula="of:=[.E3]/[.$T$16]" office:value-type="float" office:value="-5.0588" calcext:value-type="float">
            <text:p>-5.0588</text:p>
          </table:table-cell>
          <table:table-cell office:value-type="string" calcext:value-type="string">
            <text:p>444_010</text:p>
          </table:table-cell>
          <table:table-cell office:value-type="float" office:value="-6.88257531933" calcext:value-type="float">
            <text:p>-6.8825753193</text:p>
          </table:table-cell>
          <table:table-cell office:value-type="float" office:value="-0.106940738564" calcext:value-type="float">
            <text:p>-0.1069407386</text:p>
          </table:table-cell>
          <table:table-cell office:value-type="float" office:value="-693.9649428" calcext:value-type="float">
            <text:p>-693.9649428</text:p>
          </table:table-cell>
          <table:table-cell office:value-type="float" office:value="4.4293" calcext:value-type="float">
            <text:p>4.4293</text:p>
          </table:table-cell>
          <table:table-cell table:formula="of:=[.K3]/[.$T$15]" office:value-type="float" office:value="-3.13198807116515" calcext:value-type="float">
            <text:p>-3.1319880712</text:p>
          </table:table-cell>
          <table:table-cell office:value-type="string" calcext:value-type="string">
            <text:p>4444_010</text:p>
          </table:table-cell>
          <table:table-cell office:value-type="float" office:value="-6.68692546939" calcext:value-type="float">
            <text:p>-6.6869254694</text:p>
          </table:table-cell>
          <table:table-cell office:value-type="float" office:value="-0.34422400581" calcext:value-type="float">
            <text:p>-0.3442240058</text:p>
          </table:table-cell>
          <table:table-cell office:value-type="float" office:value="-924.8908993" calcext:value-type="float">
            <text:p>-924.8908993</text:p>
          </table:table-cell>
          <table:table-cell office:value-type="float" office:value="4.1017" calcext:value-type="float">
            <text:p>4.1017</text:p>
          </table:table-cell>
          <table:table-cell table:formula="of:=[.Q3]/[.$T$14]" office:value-type="float" office:value="-2.53499000969689" calcext:value-type="float">
            <text:p>-2.5349900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20</text:p>
          </table:table-cell>
          <table:table-cell office:value-type="float" office:value="-7.29428355711" calcext:value-type="float">
            <text:p>-7.2942835571</text:p>
          </table:table-cell>
          <table:table-cell office:value-type="float" office:value="0.395653521302" calcext:value-type="float">
            <text:p>0.3956535213</text:p>
          </table:table-cell>
          <table:table-cell office:value-type="float" office:value="-463.0403796" calcext:value-type="float">
            <text:p>-463.0403796</text:p>
          </table:table-cell>
          <table:table-cell office:value-type="float" office:value="5.1278" calcext:value-type="float">
            <text:p>5.1278</text:p>
          </table:table-cell>
          <table:table-cell table:formula="of:=[.E4]/[.$T$16]" office:value-type="float" office:value="-5.1278" calcext:value-type="float">
            <text:p>-5.1278</text:p>
          </table:table-cell>
          <table:table-cell office:value-type="string" calcext:value-type="string">
            <text:p>444_020</text:p>
          </table:table-cell>
          <table:table-cell office:value-type="float" office:value="-6.92393662279" calcext:value-type="float">
            <text:p>-6.9239366228</text:p>
          </table:table-cell>
          <table:table-cell office:value-type="float" office:value="-0.032109432953" calcext:value-type="float">
            <text:p>-0.032109433</text:p>
          </table:table-cell>
          <table:table-cell office:value-type="float" office:value="-693.9675376" calcext:value-type="float">
            <text:p>-693.9675376</text:p>
          </table:table-cell>
          <table:table-cell office:value-type="float" office:value="4.5227" calcext:value-type="float">
            <text:p>4.5227</text:p>
          </table:table-cell>
          <table:table-cell table:formula="of:=[.K4]/[.$T$15]" office:value-type="float" office:value="-3.1980318446388" calcext:value-type="float">
            <text:p>-3.1980318446</text:p>
          </table:table-cell>
          <table:table-cell office:value-type="string" calcext:value-type="string">
            <text:p>4444_020</text:p>
          </table:table-cell>
          <table:table-cell office:value-type="float" office:value="-6.73563384649" calcext:value-type="float">
            <text:p>-6.7356338465</text:p>
          </table:table-cell>
          <table:table-cell office:value-type="float" office:value="-0.257147577463" calcext:value-type="float">
            <text:p>-0.2571475775</text:p>
          </table:table-cell>
          <table:table-cell office:value-type="float" office:value="-924.894629" calcext:value-type="float">
            <text:p>-924.894629</text:p>
          </table:table-cell>
          <table:table-cell office:value-type="float" office:value="4.2102" calcext:value-type="float">
            <text:p>4.2102</text:p>
          </table:table-cell>
          <table:table-cell table:formula="of:=[.Q4]/[.$T$14]" office:value-type="float" office:value="-2.60204669742445" calcext:value-type="float">
            <text:p>-2.6020466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30</text:p>
          </table:table-cell>
          <table:table-cell office:value-type="float" office:value="-7.34816209715" calcext:value-type="float">
            <text:p>-7.3481620972</text:p>
          </table:table-cell>
          <table:table-cell office:value-type="float" office:value="0.481369380457" calcext:value-type="float">
            <text:p>0.4813693805</text:p>
          </table:table-cell>
          <table:table-cell office:value-type="float" office:value="-463.0415951" calcext:value-type="float">
            <text:p>-463.0415951</text:p>
          </table:table-cell>
          <table:table-cell office:value-type="float" office:value="5.2328" calcext:value-type="float">
            <text:p>5.2328</text:p>
          </table:table-cell>
          <table:table-cell table:formula="of:=[.E5]/[.$T$16]" office:value-type="float" office:value="-5.2328" calcext:value-type="float">
            <text:p>-5.2328</text:p>
          </table:table-cell>
          <table:table-cell office:value-type="string" calcext:value-type="string">
            <text:p>444_030</text:p>
          </table:table-cell>
          <table:table-cell office:value-type="float" office:value="-6.99795158689" calcext:value-type="float">
            <text:p>-6.9979515869</text:p>
          </table:table-cell>
          <table:table-cell office:value-type="float" office:value="0.0878927698629" calcext:value-type="float">
            <text:p>0.0878927699</text:p>
          </table:table-cell>
          <table:table-cell office:value-type="float" office:value="-693.969727" calcext:value-type="float">
            <text:p>-693.969727</text:p>
          </table:table-cell>
          <table:table-cell office:value-type="float" office:value="4.6814" calcext:value-type="float">
            <text:p>4.6814</text:p>
          </table:table-cell>
          <table:table-cell table:formula="of:=[.K5]/[.$T$15]" office:value-type="float" office:value="-3.31024969100141" calcext:value-type="float">
            <text:p>-3.310249691</text:p>
          </table:table-cell>
          <table:table-cell office:value-type="string" calcext:value-type="string">
            <text:p>4444_030</text:p>
          </table:table-cell>
          <table:table-cell office:value-type="float" office:value="-6.82080547797" calcext:value-type="float">
            <text:p>-6.820805478</text:p>
          </table:table-cell>
          <table:table-cell office:value-type="float" office:value="-0.118913747462" calcext:value-type="float">
            <text:p>-0.1189137475</text:p>
          </table:table-cell>
          <table:table-cell office:value-type="float" office:value="-924.8978853" calcext:value-type="float">
            <text:p>-924.8978853</text:p>
          </table:table-cell>
          <table:table-cell office:value-type="float" office:value="4.3909" calcext:value-type="float">
            <text:p>4.3909</text:p>
          </table:table-cell>
          <table:table-cell table:formula="of:=[.Q5]/[.$T$14]" office:value-type="float" office:value="-2.71372543910527" calcext:value-type="float">
            <text:p>-2.7137254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40</text:p>
          </table:table-cell>
          <table:table-cell office:value-type="float" office:value="-7.42598665498" calcext:value-type="float">
            <text:p>-7.425986655</text:p>
          </table:table-cell>
          <table:table-cell office:value-type="float" office:value="0.598378331048" calcext:value-type="float">
            <text:p>0.598378331</text:p>
          </table:table-cell>
          <table:table-cell office:value-type="float" office:value="-463.0420094" calcext:value-type="float">
            <text:p>-463.0420094</text:p>
          </table:table-cell>
          <table:table-cell office:value-type="float" office:value="5.3384" calcext:value-type="float">
            <text:p>5.3384</text:p>
          </table:table-cell>
          <table:table-cell table:formula="of:=[.E6]/[.$T$16]" office:value-type="float" office:value="-5.3384" calcext:value-type="float">
            <text:p>-5.3384</text:p>
          </table:table-cell>
          <table:table-cell office:value-type="string" calcext:value-type="string">
            <text:p>444_040</text:p>
          </table:table-cell>
          <table:table-cell office:value-type="float" office:value="-7.10598078081" calcext:value-type="float">
            <text:p>-7.1059807808</text:p>
          </table:table-cell>
          <table:table-cell office:value-type="float" office:value="0.244086113211" calcext:value-type="float">
            <text:p>0.2440861132</text:p>
          </table:table-cell>
          <table:table-cell office:value-type="float" office:value="-693.9704348" calcext:value-type="float">
            <text:p>-693.9704348</text:p>
          </table:table-cell>
          <table:table-cell office:value-type="float" office:value="4.8986" calcext:value-type="float">
            <text:p>4.8986</text:p>
          </table:table-cell>
          <table:table-cell table:formula="of:=[.K6]/[.$T$15]" office:value-type="float" office:value="-3.46383328413284" calcext:value-type="float">
            <text:p>-3.4638332841</text:p>
          </table:table-cell>
          <table:table-cell office:value-type="string" calcext:value-type="string">
            <text:p>4444_040</text:p>
          </table:table-cell>
          <table:table-cell office:value-type="float" office:value="-6.9451615022" calcext:value-type="float">
            <text:p>-6.9451615022</text:p>
          </table:table-cell>
          <table:table-cell office:value-type="float" office:value="0.0604092721659" calcext:value-type="float">
            <text:p>0.0604092722</text:p>
          </table:table-cell>
          <table:table-cell office:value-type="float" office:value="-924.8988334" calcext:value-type="float">
            <text:p>-924.8988334</text:p>
          </table:table-cell>
          <table:table-cell office:value-type="float" office:value="4.6386" calcext:value-type="float">
            <text:p>4.6386</text:p>
          </table:table-cell>
          <table:table-cell table:formula="of:=[.Q6]/[.$T$14]" office:value-type="float" office:value="-2.86681245800034" calcext:value-type="float">
            <text:p>-2.866812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50</text:p>
          </table:table-cell>
          <table:table-cell office:value-type="float" office:value="-7.52639666142" calcext:value-type="float">
            <text:p>-7.5263966614</text:p>
          </table:table-cell>
          <table:table-cell office:value-type="float" office:value="0.731169884278" calcext:value-type="float">
            <text:p>0.7311698843</text:p>
          </table:table-cell>
          <table:table-cell office:value-type="float" office:value="-463.0415414" calcext:value-type="float">
            <text:p>-463.0415414</text:p>
          </table:table-cell>
          <table:table-cell office:value-type="float" office:value="5.3914" calcext:value-type="float">
            <text:p>5.3914</text:p>
          </table:table-cell>
          <table:table-cell table:formula="of:=[.E7]/[.$T$16]" office:value-type="float" office:value="-5.3914" calcext:value-type="float">
            <text:p>-5.3914</text:p>
          </table:table-cell>
          <table:table-cell office:value-type="string" calcext:value-type="string">
            <text:p>444_050</text:p>
          </table:table-cell>
          <table:table-cell office:value-type="float" office:value="-7.24611940768" calcext:value-type="float">
            <text:p>-7.2461194077</text:p>
          </table:table-cell>
          <table:table-cell office:value-type="float" office:value="0.426402385063" calcext:value-type="float">
            <text:p>0.4264023851</text:p>
          </table:table-cell>
          <table:table-cell office:value-type="float" office:value="-693.9694018" calcext:value-type="float">
            <text:p>-693.9694018</text:p>
          </table:table-cell>
          <table:table-cell office:value-type="float" office:value="5.1621" calcext:value-type="float">
            <text:p>5.1621</text:p>
          </table:table-cell>
          <table:table-cell table:formula="of:=[.K7]/[.$T$15]" office:value-type="float" office:value="-3.65015592128815" calcext:value-type="float">
            <text:p>-3.6501559213</text:p>
          </table:table-cell>
          <table:table-cell office:value-type="string" calcext:value-type="string">
            <text:p>4444_050</text:p>
          </table:table-cell>
          <table:table-cell office:value-type="float" office:value="-7.10625289464" calcext:value-type="float">
            <text:p>-7.1062528946</text:p>
          </table:table-cell>
          <table:table-cell office:value-type="float" office:value="0.268848472522" calcext:value-type="float">
            <text:p>0.2688484725</text:p>
          </table:table-cell>
          <table:table-cell office:value-type="float" office:value="-924.8972492" calcext:value-type="float">
            <text:p>-924.8972492</text:p>
          </table:table-cell>
          <table:table-cell office:value-type="float" office:value="4.9393" calcext:value-type="float">
            <text:p>4.9393</text:p>
          </table:table-cell>
          <table:table-cell table:formula="of:=[.Q7]/[.$T$14]" office:value-type="float" office:value="-3.05265527827385" calcext:value-type="float">
            <text:p>-3.0526552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60</text:p>
          </table:table-cell>
          <table:table-cell office:value-type="float" office:value="-7.64639886424" calcext:value-type="float">
            <text:p>-7.6463988642</text:p>
          </table:table-cell>
          <table:table-cell office:value-type="float" office:value="0.877295015598" calcext:value-type="float">
            <text:p>0.8772950156</text:p>
          </table:table-cell>
          <table:table-cell office:value-type="float" office:value="-463.040492" calcext:value-type="float">
            <text:p>-463.040492</text:p>
          </table:table-cell>
          <table:table-cell office:value-type="float" office:value="5.4311" calcext:value-type="float">
            <text:p>5.4311</text:p>
          </table:table-cell>
          <table:table-cell table:formula="of:=[.E8]/[.$T$16]" office:value-type="float" office:value="-5.4311" calcext:value-type="float">
            <text:p>-5.4311</text:p>
          </table:table-cell>
          <table:table-cell office:value-type="string" calcext:value-type="string">
            <text:p>444_060</text:p>
          </table:table-cell>
          <table:table-cell office:value-type="float" office:value="-7.41346941841" calcext:value-type="float">
            <text:p>-7.4134694184</text:p>
          </table:table-cell>
          <table:table-cell office:value-type="float" office:value="0.628038739454" calcext:value-type="float">
            <text:p>0.6280387395</text:p>
          </table:table-cell>
          <table:table-cell office:value-type="float" office:value="-693.967299" calcext:value-type="float">
            <text:p>-693.967299</text:p>
          </table:table-cell>
          <table:table-cell office:value-type="float" office:value="5.3136" calcext:value-type="float">
            <text:p>5.3136</text:p>
          </table:table-cell>
          <table:table-cell table:formula="of:=[.K8]/[.$T$15]" office:value-type="float" office:value="-3.75728259881768" calcext:value-type="float">
            <text:p>-3.7572825988</text:p>
          </table:table-cell>
          <table:table-cell office:value-type="string" calcext:value-type="string">
            <text:p>4444_060</text:p>
          </table:table-cell>
          <table:table-cell office:value-type="float" office:value="-7.29945372004" calcext:value-type="float">
            <text:p>-7.29945372</text:p>
          </table:table-cell>
          <table:table-cell office:value-type="float" office:value="0.498240438449" calcext:value-type="float">
            <text:p>0.4982404384</text:p>
          </table:table-cell>
          <table:table-cell office:value-type="float" office:value="-924.8940723" calcext:value-type="float">
            <text:p>-924.8940723</text:p>
          </table:table-cell>
          <table:table-cell office:value-type="float" office:value="5.2748" calcext:value-type="float">
            <text:p>5.2748</text:p>
          </table:table-cell>
          <table:table-cell table:formula="of:=[.Q8]/[.$T$14]" office:value-type="float" office:value="-3.26000568133924" calcext:value-type="float">
            <text:p>-3.2600056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70</text:p>
          </table:table-cell>
          <table:table-cell office:value-type="float" office:value="-7.78191155585" calcext:value-type="float">
            <text:p>-7.7819115559</text:p>
          </table:table-cell>
          <table:table-cell office:value-type="float" office:value="1.03321624511" calcext:value-type="float">
            <text:p>1.0332162451</text:p>
          </table:table-cell>
          <table:table-cell office:value-type="float" office:value="-463.0393357" calcext:value-type="float">
            <text:p>-463.0393357</text:p>
          </table:table-cell>
          <table:table-cell office:value-type="float" office:value="5.4807" calcext:value-type="float">
            <text:p>5.4807</text:p>
          </table:table-cell>
          <table:table-cell table:formula="of:=[.E9]/[.$T$16]" office:value-type="float" office:value="-5.4807" calcext:value-type="float">
            <text:p>-5.4807</text:p>
          </table:table-cell>
          <table:table-cell office:value-type="string" calcext:value-type="string">
            <text:p>444_070</text:p>
          </table:table-cell>
          <table:table-cell office:value-type="float" office:value="-7.60394910542" calcext:value-type="float">
            <text:p>-7.6039491054</text:p>
          </table:table-cell>
          <table:table-cell office:value-type="float" office:value="0.843008671936" calcext:value-type="float">
            <text:p>0.8430086719</text:p>
          </table:table-cell>
          <table:table-cell office:value-type="float" office:value="-693.9649758" calcext:value-type="float">
            <text:p>-693.9649758</text:p>
          </table:table-cell>
          <table:table-cell office:value-type="float" office:value="5.3929" calcext:value-type="float">
            <text:p>5.3929</text:p>
          </table:table-cell>
          <table:table-cell table:formula="of:=[.K9]/[.$T$15]" office:value-type="float" office:value="-3.81335616665986" calcext:value-type="float">
            <text:p>-3.8133561667</text:p>
          </table:table-cell>
          <table:table-cell office:value-type="string" calcext:value-type="string">
            <text:p>4444_070</text:p>
          </table:table-cell>
          <table:table-cell office:value-type="float" office:value="-7.51741690475" calcext:value-type="float">
            <text:p>-7.5174169048</text:p>
          </table:table-cell>
          <table:table-cell office:value-type="float" office:value="0.743142893175" calcext:value-type="float">
            <text:p>0.7431428932</text:p>
          </table:table-cell>
          <table:table-cell office:value-type="float" office:value="-924.8905362" calcext:value-type="float">
            <text:p>-924.8905362</text:p>
          </table:table-cell>
          <table:table-cell office:value-type="float" office:value="5.3599" calcext:value-type="float">
            <text:p>5.3599</text:p>
          </table:table-cell>
          <table:table-cell table:formula="of:=[.Q9]/[.$T$14]" office:value-type="float" office:value="-3.31260037374122" calcext:value-type="float">
            <text:p>-3.3126003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80</text:p>
          </table:table-cell>
          <table:table-cell office:value-type="float" office:value="-7.93048571172" calcext:value-type="float">
            <text:p>-7.9304857117</text:p>
          </table:table-cell>
          <table:table-cell office:value-type="float" office:value="1.12519072255" calcext:value-type="float">
            <text:p>1.1251907226</text:p>
          </table:table-cell>
          <table:table-cell office:value-type="float" office:value="-463.038493" calcext:value-type="float">
            <text:p>-463.038493</text:p>
          </table:table-cell>
          <table:table-cell office:value-type="float" office:value="5.5331" calcext:value-type="float">
            <text:p>5.5331</text:p>
          </table:table-cell>
          <table:table-cell table:formula="of:=[.E10]/[.$T$16]" office:value-type="float" office:value="-5.5331" calcext:value-type="float">
            <text:p>-5.5331</text:p>
          </table:table-cell>
          <table:table-cell office:value-type="string" calcext:value-type="string">
            <text:p>444_080</text:p>
          </table:table-cell>
          <table:table-cell office:value-type="float" office:value="-7.81102773658" calcext:value-type="float">
            <text:p>-7.8110277366</text:p>
          </table:table-cell>
          <table:table-cell office:value-type="float" office:value="0.997841446091" calcext:value-type="float">
            <text:p>0.9978414461</text:p>
          </table:table-cell>
          <table:table-cell office:value-type="float" office:value="-693.9632397" calcext:value-type="float">
            <text:p>-693.9632397</text:p>
          </table:table-cell>
          <table:table-cell office:value-type="float" office:value="5.4696" calcext:value-type="float">
            <text:p>5.4696</text:p>
          </table:table-cell>
          <table:table-cell table:formula="of:=[.K10]/[.$T$15]" office:value-type="float" office:value="-3.86759125686788" calcext:value-type="float">
            <text:p>-3.8675912569</text:p>
          </table:table-cell>
          <table:table-cell office:value-type="string" calcext:value-type="string">
            <text:p>4444_080</text:p>
          </table:table-cell>
          <table:table-cell office:value-type="float" office:value="-7.75470017199" calcext:value-type="float">
            <text:p>-7.754700172</text:p>
          </table:table-cell>
          <table:table-cell office:value-type="float" office:value="0.931445669476" calcext:value-type="float">
            <text:p>0.9314456695</text:p>
          </table:table-cell>
          <table:table-cell office:value-type="float" office:value="-924.8879734" calcext:value-type="float">
            <text:p>-924.8879734</text:p>
          </table:table-cell>
          <table:table-cell office:value-type="float" office:value="5.4473" calcext:value-type="float">
            <text:p>5.4473</text:p>
          </table:table-cell>
          <table:table-cell table:formula="of:=[.Q10]/[.$T$14]" office:value-type="float" office:value="-3.36661654431623" calcext:value-type="float">
            <text:p>-3.3666165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090</text:p>
          </table:table-cell>
          <table:table-cell office:value-type="float" office:value="-8.08994442113" calcext:value-type="float">
            <text:p>-8.0899444211</text:p>
          </table:table-cell>
          <table:table-cell office:value-type="float" office:value="1.11702730739" calcext:value-type="float">
            <text:p>1.1170273074</text:p>
          </table:table-cell>
          <table:table-cell office:value-type="float" office:value="-463.0382001" calcext:value-type="float">
            <text:p>-463.0382001</text:p>
          </table:table-cell>
          <table:table-cell office:value-type="float" office:value="5.5772" calcext:value-type="float">
            <text:p>5.5772</text:p>
          </table:table-cell>
          <table:table-cell table:formula="of:=[.E11]/[.$T$16]" office:value-type="float" office:value="-5.5772" calcext:value-type="float">
            <text:p>-5.5772</text:p>
          </table:table-cell>
          <table:table-cell office:value-type="string" calcext:value-type="string">
            <text:p>444_090</text:p>
          </table:table-cell>
          <table:table-cell office:value-type="float" office:value="-8.00341222046" calcext:value-type="float">
            <text:p>-8.0034122205</text:p>
          </table:table-cell>
          <table:table-cell office:value-type="float" office:value="0.985868437193" calcext:value-type="float">
            <text:p>0.9858684372</text:p>
          </table:table-cell>
          <table:table-cell office:value-type="float" office:value="-693.962634" calcext:value-type="float">
            <text:p>-693.962634</text:p>
          </table:table-cell>
          <table:table-cell office:value-type="float" office:value="5.5145" calcext:value-type="float">
            <text:p>5.5145</text:p>
          </table:table-cell>
          <table:table-cell table:formula="of:=[.K11]/[.$T$15]" office:value-type="float" office:value="-3.89934035139643" calcext:value-type="float">
            <text:p>-3.8993403514</text:p>
          </table:table-cell>
          <table:table-cell office:value-type="string" calcext:value-type="string">
            <text:p>4444_090</text:p>
          </table:table-cell>
          <table:table-cell office:value-type="float" office:value="-8.00232376511" calcext:value-type="float">
            <text:p>-8.0023237651</text:p>
          </table:table-cell>
          <table:table-cell office:value-type="float" office:value="0.917567863708" calcext:value-type="float">
            <text:p>0.9175678637</text:p>
          </table:table-cell>
          <table:table-cell office:value-type="float" office:value="-924.8870545" calcext:value-type="float">
            <text:p>-924.8870545</text:p>
          </table:table-cell>
          <table:table-cell office:value-type="float" office:value="5.5135" calcext:value-type="float">
            <text:p>5.5135</text:p>
          </table:table-cell>
          <table:table-cell table:formula="of:=[.Q11]/[.$T$14]" office:value-type="float" office:value="-3.40753039433986" calcext:value-type="float">
            <text:p>-3.4075303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100</text:p>
          </table:table-cell>
          <table:table-cell office:value-type="float" office:value="-7.97239124286" calcext:value-type="float">
            <text:p>-7.9723912429</text:p>
          </table:table-cell>
          <table:table-cell office:value-type="float" office:value="1.1156667382" calcext:value-type="float">
            <text:p>1.1156667382</text:p>
          </table:table-cell>
          <table:table-cell office:value-type="float" office:value="-463.0358196" calcext:value-type="float">
            <text:p>-463.0358196</text:p>
          </table:table-cell>
          <table:table-cell office:value-type="float" office:value="5.558" calcext:value-type="float">
            <text:p>5.558</text:p>
          </table:table-cell>
          <table:table-cell table:formula="of:=[.E12]/[.$T$16]" office:value-type="float" office:value="-5.558" calcext:value-type="float">
            <text:p>-5.558</text:p>
          </table:table-cell>
          <table:table-cell office:value-type="string" calcext:value-type="string">
            <text:p>444_100</text:p>
          </table:table-cell>
          <table:table-cell office:value-type="float" office:value="-7.86381782127" calcext:value-type="float">
            <text:p>-7.8638178213</text:p>
          </table:table-cell>
          <table:table-cell office:value-type="float" office:value="0.98260307113" calcext:value-type="float">
            <text:p>0.9826030711</text:p>
          </table:table-cell>
          <table:table-cell office:value-type="float" office:value="-693.9586343" calcext:value-type="float">
            <text:p>-693.9586343</text:p>
          </table:table-cell>
          <table:table-cell office:value-type="float" office:value="5.5059" calcext:value-type="float">
            <text:p>5.5059</text:p>
          </table:table-cell>
          <table:table-cell table:formula="of:=[.K12]/[.$T$15]" office:value-type="float" office:value="-3.89325923306802" calcext:value-type="float">
            <text:p>-3.8932592331</text:p>
          </table:table-cell>
          <table:table-cell office:value-type="string" calcext:value-type="string">
            <text:p>4444_100</text:p>
          </table:table-cell>
          <table:table-cell office:value-type="float" office:value="-7.80993928123" calcext:value-type="float">
            <text:p>-7.8099392812</text:p>
          </table:table-cell>
          <table:table-cell office:value-type="float" office:value="0.915663066838" calcext:value-type="float">
            <text:p>0.9156630668</text:p>
          </table:table-cell>
          <table:table-cell office:value-type="float" office:value="-924.8814519" calcext:value-type="float">
            <text:p>-924.8814519</text:p>
          </table:table-cell>
          <table:table-cell office:value-type="float" office:value="5.4859" calcext:value-type="float">
            <text:p>5.4859</text:p>
          </table:table-cell>
          <table:table-cell table:formula="of:=[.Q12]/[.$T$14]" office:value-type="float" office:value="-3.39047265626354" calcext:value-type="float">
            <text:p>-3.390472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110</text:p>
          </table:table-cell>
          <table:table-cell office:value-type="float" office:value="-7.83687855125" calcext:value-type="float">
            <text:p>-7.8368785513</text:p>
          </table:table-cell>
          <table:table-cell office:value-type="float" office:value="1.0917207204" calcext:value-type="float">
            <text:p>1.0917207204</text:p>
          </table:table-cell>
          <table:table-cell office:value-type="float" office:value="-463.0365553" calcext:value-type="float">
            <text:p>-463.0365553</text:p>
          </table:table-cell>
          <table:table-cell office:value-type="float" office:value="5.5145" calcext:value-type="float">
            <text:p>5.5145</text:p>
          </table:table-cell>
          <table:table-cell table:formula="of:=[.E13]/[.$T$16]" office:value-type="float" office:value="-5.5145" calcext:value-type="float">
            <text:p>-5.5145</text:p>
          </table:table-cell>
          <table:table-cell office:value-type="string" calcext:value-type="string">
            <text:p>444_110</text:p>
          </table:table-cell>
          <table:table-cell office:value-type="float" office:value="-7.67469870345" calcext:value-type="float">
            <text:p>-7.6746987035</text:p>
          </table:table-cell>
          <table:table-cell office:value-type="float" office:value="0.937432173925" calcext:value-type="float">
            <text:p>0.9374321739</text:p>
          </table:table-cell>
          <table:table-cell office:value-type="float" office:value="-693.9601473" calcext:value-type="float">
            <text:p>-693.9601473</text:p>
          </table:table-cell>
          <table:table-cell office:value-type="float" office:value="5.4407" calcext:value-type="float">
            <text:p>5.4407</text:p>
          </table:table-cell>
          <table:table-cell table:formula="of:=[.K13]/[.$T$15]" office:value-type="float" office:value="-3.8471558708573" calcext:value-type="float">
            <text:p>-3.8471558709</text:p>
          </table:table-cell>
          <table:table-cell office:value-type="string" calcext:value-type="string">
            <text:p>4444_110</text:p>
          </table:table-cell>
          <table:table-cell office:value-type="float" office:value="-7.59360877955" calcext:value-type="float">
            <text:p>-7.5936087796</text:p>
          </table:table-cell>
          <table:table-cell office:value-type="float" office:value="0.853893225479" calcext:value-type="float">
            <text:p>0.8538932255</text:p>
          </table:table-cell>
          <table:table-cell office:value-type="float" office:value="-924.8836814" calcext:value-type="float">
            <text:p>-924.8836814</text:p>
          </table:table-cell>
          <table:table-cell office:value-type="float" office:value="5.4117" calcext:value-type="float">
            <text:p>5.4117</text:p>
          </table:table-cell>
          <table:table-cell table:formula="of:=[.Q13]/[.$T$14]" office:value-type="float" office:value="-3.34461453433373" calcext:value-type="float">
            <text:p>-3.3446145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120</text:p>
          </table:table-cell>
          <table:table-cell office:value-type="float" office:value="-7.71442732388" calcext:value-type="float">
            <text:p>-7.7144273239</text:p>
          </table:table-cell>
          <table:table-cell office:value-type="float" office:value="0.952942662724" calcext:value-type="float">
            <text:p>0.9529426627</text:p>
          </table:table-cell>
          <table:table-cell office:value-type="float" office:value="-463.0375497" calcext:value-type="float">
            <text:p>-463.0375497</text:p>
          </table:table-cell>
          <table:table-cell office:value-type="float" office:value="5.4747" calcext:value-type="float">
            <text:p>5.4747</text:p>
          </table:table-cell>
          <table:table-cell table:formula="of:=[.E14]/[.$T$16]" office:value-type="float" office:value="-5.4747" calcext:value-type="float">
            <text:p>-5.4747</text:p>
          </table:table-cell>
          <table:table-cell office:value-type="string" calcext:value-type="string">
            <text:p>444_120</text:p>
          </table:table-cell>
          <table:table-cell office:value-type="float" office:value="-7.50353909898" calcext:value-type="float">
            <text:p>-7.503539099</text:p>
          </table:table-cell>
          <table:table-cell office:value-type="float" office:value="0.7461361454" calcext:value-type="float">
            <text:p>0.7461361454</text:p>
          </table:table-cell>
          <table:table-cell office:value-type="float" office:value="-693.9621164" calcext:value-type="float">
            <text:p>-693.9621164</text:p>
          </table:table-cell>
          <table:table-cell office:value-type="float" office:value="5.375" calcext:value-type="float">
            <text:p>5.375</text:p>
          </table:table-cell>
          <table:table-cell table:formula="of:=[.K14]/[.$T$15]" office:value-type="float" office:value="-3.80069895525539" calcext:value-type="float">
            <text:p>-3.8006989553</text:p>
          </table:table-cell>
          <table:table-cell office:value-type="string" calcext:value-type="string">
            <text:p>4444_120</text:p>
          </table:table-cell>
          <table:table-cell office:value-type="float" office:value="-7.39795892961" calcext:value-type="float">
            <text:p>-7.3979589296</text:p>
          </table:table-cell>
          <table:table-cell office:value-type="float" office:value="0.636746382289" calcext:value-type="float">
            <text:p>0.6367463823</text:p>
          </table:table-cell>
          <table:table-cell office:value-type="float" office:value="-924.8867069" calcext:value-type="float">
            <text:p>-924.8867069</text:p>
          </table:table-cell>
          <table:table-cell office:value-type="float" office:value="5.3414" calcext:value-type="float">
            <text:p>5.3414</text:p>
          </table:table-cell>
          <table:table-cell table:formula="of:=[.Q14]/[.$T$14]" office:value-type="float" office:value="-3.30116674495818" calcext:value-type="float">
            <text:p>-3.301166745</text:p>
          </table:table-cell>
          <table:table-cell/>
          <table:table-cell office:value-type="float" office:value="-1.61803399" calcext:value-type="float">
            <text:p>-1.61803399</text:p>
          </table:table-cell>
        </table:table-row>
        <table:table-row table:style-name="ro1">
          <table:table-cell office:value-type="string" calcext:value-type="string">
            <text:p>44_130</text:p>
          </table:table-cell>
          <table:table-cell office:value-type="float" office:value="-7.60612601613" calcext:value-type="float">
            <text:p>-7.6061260161</text:p>
          </table:table-cell>
          <table:table-cell office:value-type="float" office:value="0.824777044751" calcext:value-type="float">
            <text:p>0.8247770448</text:p>
          </table:table-cell>
          <table:table-cell office:value-type="float" office:value="-463.0384161" calcext:value-type="float">
            <text:p>-463.0384161</text:p>
          </table:table-cell>
          <table:table-cell office:value-type="float" office:value="5.4445" calcext:value-type="float">
            <text:p>5.4445</text:p>
          </table:table-cell>
          <table:table-cell table:formula="of:=[.E15]/[.$T$16]" office:value-type="float" office:value="-5.4445" calcext:value-type="float">
            <text:p>-5.4445</text:p>
          </table:table-cell>
          <table:table-cell office:value-type="string" calcext:value-type="string">
            <text:p>444_130</text:p>
          </table:table-cell>
          <table:table-cell office:value-type="float" office:value="-7.3527880324" calcext:value-type="float">
            <text:p>-7.3527880324</text:p>
          </table:table-cell>
          <table:table-cell office:value-type="float" office:value="0.570078491835" calcext:value-type="float">
            <text:p>0.5700784918</text:p>
          </table:table-cell>
          <table:table-cell office:value-type="float" office:value="-693.9638406" calcext:value-type="float">
            <text:p>-693.9638406</text:p>
          </table:table-cell>
          <table:table-cell office:value-type="float" office:value="5.3061" calcext:value-type="float">
            <text:p>5.3061</text:p>
          </table:table-cell>
          <table:table-cell table:formula="of:=[.K15]/[.$T$15]" office:value-type="float" office:value="-3.75197929794988" calcext:value-type="float">
            <text:p>-3.7519792979</text:p>
          </table:table-cell>
          <table:table-cell office:value-type="string" calcext:value-type="string">
            <text:p>4444_130</text:p>
          </table:table-cell>
          <table:table-cell office:value-type="float" office:value="-7.22516664211" calcext:value-type="float">
            <text:p>-7.2251666421</text:p>
          </table:table-cell>
          <table:table-cell office:value-type="float" office:value="0.436742710929" calcext:value-type="float">
            <text:p>0.4367427109</text:p>
          </table:table-cell>
          <table:table-cell office:value-type="float" office:value="-924.8892851" calcext:value-type="float">
            <text:p>-924.8892851</text:p>
          </table:table-cell>
          <table:table-cell office:value-type="float" office:value="5.1794" calcext:value-type="float">
            <text:p>5.1794</text:p>
          </table:table-cell>
          <table:table-cell table:formula="of:=[.Q15]/[.$T$14]" office:value-type="float" office:value="-3.20104523885805" calcext:value-type="float">
            <text:p>-3.2010452389</text:p>
          </table:table-cell>
          <table:table-cell/>
          <table:table-cell office:value-type="float" office:value="-1.41421356" calcext:value-type="float">
            <text:p>-1.41421356</text:p>
          </table:table-cell>
        </table:table-row>
        <table:table-row table:style-name="ro1">
          <table:table-cell office:value-type="string" calcext:value-type="string">
            <text:p>44_140</text:p>
          </table:table-cell>
          <table:table-cell office:value-type="float" office:value="-7.51279096949" calcext:value-type="float">
            <text:p>-7.5127909695</text:p>
          </table:table-cell>
          <table:table-cell office:value-type="float" office:value="0.709400777191" calcext:value-type="float">
            <text:p>0.7094007772</text:p>
          </table:table-cell>
          <table:table-cell office:value-type="float" office:value="-463.0386936" calcext:value-type="float">
            <text:p>-463.0386936</text:p>
          </table:table-cell>
          <table:table-cell office:value-type="float" office:value="5.3894" calcext:value-type="float">
            <text:p>5.3894</text:p>
          </table:table-cell>
          <table:table-cell table:formula="of:=[.E16]/[.$T$16]" office:value-type="float" office:value="-5.3894" calcext:value-type="float">
            <text:p>-5.3894</text:p>
          </table:table-cell>
          <table:table-cell office:value-type="string" calcext:value-type="string">
            <text:p>444_140</text:p>
          </table:table-cell>
          <table:table-cell office:value-type="float" office:value="-7.22380607291" calcext:value-type="float">
            <text:p>-7.2238060729</text:p>
          </table:table-cell>
          <table:table-cell office:value-type="float" office:value="0.411980351618" calcext:value-type="float">
            <text:p>0.4119803516</text:p>
          </table:table-cell>
          <table:table-cell office:value-type="float" office:value="-693.9644404" calcext:value-type="float">
            <text:p>-693.9644404</text:p>
          </table:table-cell>
          <table:table-cell office:value-type="float" office:value="5.1321" calcext:value-type="float">
            <text:p>5.1321</text:p>
          </table:table-cell>
          <table:table-cell table:formula="of:=[.K16]/[.$T$15]" office:value-type="float" office:value="-3.62894271781696" calcext:value-type="float">
            <text:p>-3.6289427178</text:p>
          </table:table-cell>
          <table:table-cell office:value-type="string" calcext:value-type="string">
            <text:p>4444_140</text:p>
          </table:table-cell>
          <table:table-cell office:value-type="float" office:value="-7.07768094159" calcext:value-type="float">
            <text:p>-7.0776809416</text:p>
          </table:table-cell>
          <table:table-cell office:value-type="float" office:value="0.257147577463" calcext:value-type="float">
            <text:p>0.2571475775</text:p>
          </table:table-cell>
          <table:table-cell office:value-type="float" office:value="-924.8901822" calcext:value-type="float">
            <text:p>-924.8901822</text:p>
          </table:table-cell>
          <table:table-cell office:value-type="float" office:value="4.909" calcext:value-type="float">
            <text:p>4.909</text:p>
          </table:table-cell>
          <table:table-cell table:formula="of:=[.Q16]/[.$T$14]" office:value-type="float" office:value="-3.0339288484292" calcext:value-type="float">
            <text:p>-3.0339288484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44_150</text:p>
          </table:table-cell>
          <table:table-cell office:value-type="float" office:value="-7.43605486701" calcext:value-type="float">
            <text:p>-7.436054867</text:p>
          </table:table-cell>
          <table:table-cell office:value-type="float" office:value="0.6114397953" calcext:value-type="float">
            <text:p>0.6114397953</text:p>
          </table:table-cell>
          <table:table-cell office:value-type="float" office:value="-463.0380257" calcext:value-type="float">
            <text:p>-463.0380257</text:p>
          </table:table-cell>
          <table:table-cell office:value-type="float" office:value="5.288" calcext:value-type="float">
            <text:p>5.288</text:p>
          </table:table-cell>
          <table:table-cell table:formula="of:=[.E17]/[.$T$16]" office:value-type="float" office:value="-5.288" calcext:value-type="float">
            <text:p>-5.288</text:p>
          </table:table-cell>
          <table:table-cell office:value-type="string" calcext:value-type="string">
            <text:p>444_150</text:p>
          </table:table-cell>
          <table:table-cell office:value-type="float" office:value="-7.11849801738" calcext:value-type="float">
            <text:p>-7.1184980174</text:p>
          </table:table-cell>
          <table:table-cell office:value-type="float" office:value="0.277828229195" calcext:value-type="float">
            <text:p>0.2778282292</text:p>
          </table:table-cell>
          <table:table-cell office:value-type="float" office:value="-693.9631532" calcext:value-type="float">
            <text:p>-693.9631532</text:p>
          </table:table-cell>
          <table:table-cell office:value-type="float" office:value="4.9284" calcext:value-type="float">
            <text:p>4.9284</text:p>
          </table:table-cell>
          <table:table-cell table:formula="of:=[.K17]/[.$T$15]" office:value-type="float" office:value="-3.48490506624756" calcext:value-type="float">
            <text:p>-3.4849050662</text:p>
          </table:table-cell>
          <table:table-cell office:value-type="string" calcext:value-type="string">
            <text:p>4444_150</text:p>
          </table:table-cell>
          <table:table-cell office:value-type="float" office:value="-6.95767873878" calcext:value-type="float">
            <text:p>-6.9576787388</text:p>
          </table:table-cell>
          <table:table-cell office:value-type="float" office:value="0.104219600178" calcext:value-type="float">
            <text:p>0.1042196002</text:p>
          </table:table-cell>
          <table:table-cell office:value-type="float" office:value="-924.8882746" calcext:value-type="float">
            <text:p>-924.8882746</text:p>
          </table:table-cell>
          <table:table-cell office:value-type="float" office:value="4.6799" calcext:value-type="float">
            <text:p>4.6799</text:p>
          </table:table-cell>
          <table:table-cell table:formula="of:=[.Q17]/[.$T$14]" office:value-type="float" office:value="-2.89233726171599" calcext:value-type="float">
            <text:p>-2.892337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160</text:p>
          </table:table-cell>
          <table:table-cell office:value-type="float" office:value="-7.37809461939" calcext:value-type="float">
            <text:p>-7.3780946194</text:p>
          </table:table-cell>
          <table:table-cell office:value-type="float" office:value="0.536064262012" calcext:value-type="float">
            <text:p>0.536064262</text:p>
          </table:table-cell>
          <table:table-cell office:value-type="float" office:value="-463.03646" calcext:value-type="float">
            <text:p>-463.03646</text:p>
          </table:table-cell>
          <table:table-cell office:value-type="float" office:value="5.2039" calcext:value-type="float">
            <text:p>5.2039</text:p>
          </table:table-cell>
          <table:table-cell table:formula="of:=[.E18]/[.$T$16]" office:value-type="float" office:value="-5.2039" calcext:value-type="float">
            <text:p>-5.2039</text:p>
          </table:table-cell>
          <table:table-cell office:value-type="string" calcext:value-type="string">
            <text:p>444_160</text:p>
          </table:table-cell>
          <table:table-cell office:value-type="float" office:value="-7.03958500419" calcext:value-type="float">
            <text:p>-7.0395850042</text:p>
          </table:table-cell>
          <table:table-cell office:value-type="float" office:value="0.174424970533" calcext:value-type="float">
            <text:p>0.1744249705</text:p>
          </table:table-cell>
          <table:table-cell office:value-type="float" office:value="-693.9600923" calcext:value-type="float">
            <text:p>-693.9600923</text:p>
          </table:table-cell>
          <table:table-cell office:value-type="float" office:value="4.7717" calcext:value-type="float">
            <text:p>4.7717</text:p>
          </table:table-cell>
          <table:table-cell table:formula="of:=[.K18]/[.$T$15]" office:value-type="float" office:value="-3.3741014334497" calcext:value-type="float">
            <text:p>-3.3741014334</text:p>
          </table:table-cell>
          <table:table-cell office:value-type="string" calcext:value-type="string">
            <text:p>4444_160</text:p>
          </table:table-cell>
          <table:table-cell office:value-type="float" office:value="-6.86788117204" calcext:value-type="float">
            <text:p>-6.867881172</text:p>
          </table:table-cell>
          <table:table-cell office:value-type="float" office:value="-0.0130614642521" calcext:value-type="float">
            <text:p>-0.0130614643</text:p>
          </table:table-cell>
          <table:table-cell office:value-type="float" office:value="-924.8836057" calcext:value-type="float">
            <text:p>-924.8836057</text:p>
          </table:table-cell>
          <table:table-cell office:value-type="float" office:value="4.5043" calcext:value-type="float">
            <text:p>4.5043</text:p>
          </table:table-cell>
          <table:table-cell table:formula="of:=[.Q18]/[.$T$14]" office:value-type="float" office:value="-2.78381049337536" calcext:value-type="float">
            <text:p>-2.7838104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170</text:p>
          </table:table-cell>
          <table:table-cell office:value-type="float" office:value="-7.34163136502" calcext:value-type="float">
            <text:p>-7.341631365</text:p>
          </table:table-cell>
          <table:table-cell office:value-type="float" office:value="0.489260681776" calcext:value-type="float">
            <text:p>0.4892606818</text:p>
          </table:table-cell>
          <table:table-cell office:value-type="float" office:value="-463.0347198" calcext:value-type="float">
            <text:p>-463.0347198</text:p>
          </table:table-cell>
          <table:table-cell office:value-type="float" office:value="5.1517" calcext:value-type="float">
            <text:p>5.1517</text:p>
          </table:table-cell>
          <table:table-cell table:formula="of:=[.E19]/[.$T$16]" office:value-type="float" office:value="-5.1517" calcext:value-type="float">
            <text:p>-5.1517</text:p>
          </table:table-cell>
          <table:table-cell office:value-type="string" calcext:value-type="string">
            <text:p>444_170</text:p>
          </table:table-cell>
          <table:table-cell office:value-type="float" office:value="-6.99006028557" calcext:value-type="float">
            <text:p>-6.9900602856</text:p>
          </table:table-cell>
          <table:table-cell office:value-type="float" office:value="0.109933990788" calcext:value-type="float">
            <text:p>0.1099339908</text:p>
          </table:table-cell>
          <table:table-cell office:value-type="float" office:value="-693.9565449" calcext:value-type="float">
            <text:p>-693.9565449</text:p>
          </table:table-cell>
          <table:table-cell office:value-type="float" office:value="4.6735" calcext:value-type="float">
            <text:p>4.6735</text:p>
          </table:table-cell>
          <table:table-cell table:formula="of:=[.K19]/[.$T$15]" office:value-type="float" office:value="-3.30466354742066" calcext:value-type="float">
            <text:p>-3.3046635474</text:p>
          </table:table-cell>
          <table:table-cell office:value-type="string" calcext:value-type="string">
            <text:p>4444_170</text:p>
          </table:table-cell>
          <table:table-cell office:value-type="float" office:value="-6.81155360746" calcext:value-type="float">
            <text:p>-6.8115536075</text:p>
          </table:table-cell>
          <table:table-cell office:value-type="float" office:value="-0.0868043145086" calcext:value-type="float">
            <text:p>-0.0868043145</text:p>
          </table:table-cell>
          <table:table-cell office:value-type="float" office:value="-924.8783863" calcext:value-type="float">
            <text:p>-924.8783863</text:p>
          </table:table-cell>
          <table:table-cell office:value-type="float" office:value="4.3941" calcext:value-type="float">
            <text:p>4.3941</text:p>
          </table:table-cell>
          <table:table-cell table:formula="of:=[.Q19]/[.$T$14]" office:value-type="float" office:value="-2.71570314786774" calcext:value-type="float">
            <text:p>-2.715703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180</text:p>
          </table:table-cell>
          <table:table-cell office:value-type="float" office:value="-7.32911412845" calcext:value-type="float">
            <text:p>-7.3291141285</text:p>
          </table:table-cell>
          <table:table-cell office:value-type="float" office:value="0.473750192976" calcext:value-type="float">
            <text:p>0.473750193</text:p>
          </table:table-cell>
          <table:table-cell office:value-type="float" office:value="-463.0339502" calcext:value-type="float">
            <text:p>-463.0339502</text:p>
          </table:table-cell>
          <table:table-cell office:value-type="float" office:value="5.1349" calcext:value-type="float">
            <text:p>5.1349</text:p>
          </table:table-cell>
          <table:table-cell table:formula="of:=[.E20]/[.$T$16]" office:value-type="float" office:value="-5.1349" calcext:value-type="float">
            <text:p>-5.1349</text:p>
          </table:table-cell>
          <table:table-cell office:value-type="string" calcext:value-type="string">
            <text:p>444_180</text:p>
          </table:table-cell>
          <table:table-cell office:value-type="float" office:value="-6.97291711374" calcext:value-type="float">
            <text:p>-6.9729171137</text:p>
          </table:table-cell>
          <table:table-cell office:value-type="float" office:value="0.0884369975401" calcext:value-type="float">
            <text:p>0.0884369975</text:p>
          </table:table-cell>
          <table:table-cell office:value-type="float" office:value="-693.9549829" calcext:value-type="float">
            <text:p>-693.9549829</text:p>
          </table:table-cell>
          <table:table-cell office:value-type="float" office:value="4.6405" calcext:value-type="float">
            <text:p>4.6405</text:p>
          </table:table-cell>
          <table:table-cell table:formula="of:=[.K20]/[.$T$15]" office:value-type="float" office:value="-3.28132902360235" calcext:value-type="float">
            <text:p>-3.2813290236</text:p>
          </table:table-cell>
          <table:table-cell office:value-type="string" calcext:value-type="string">
            <text:p>4444_180</text:p>
          </table:table-cell>
          <table:table-cell office:value-type="float" office:value="-6.79196141108" calcext:value-type="float">
            <text:p>-6.7919614111</text:p>
          </table:table-cell>
          <table:table-cell office:value-type="float" office:value="-0.111294559981" calcext:value-type="float">
            <text:p>-0.11129456</text:p>
          </table:table-cell>
          <table:table-cell office:value-type="float" office:value="-924.8760147" calcext:value-type="float">
            <text:p>-924.8760147</text:p>
          </table:table-cell>
          <table:table-cell office:value-type="float" office:value="4.357" calcext:value-type="float">
            <text:p>4.357</text:p>
          </table:table-cell>
          <table:table-cell table:formula="of:=[.Q20]/[.$T$14]" office:value-type="float" office:value="-2.69277408690283" calcext:value-type="float">
            <text:p>-2.692774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_opt</text:p>
          </table:table-cell>
          <table:table-cell office:value-type="float" office:value="-7.45700763258" calcext:value-type="float">
            <text:p>-7.4570076326</text:p>
          </table:table-cell>
          <table:table-cell office:value-type="float" office:value="0.634025243903" calcext:value-type="float">
            <text:p>0.6340252439</text:p>
          </table:table-cell>
          <table:table-cell office:value-type="float" office:value="-462.9216487" calcext:value-type="float">
            <text:p>-462.9216487</text:p>
          </table:table-cell>
          <table:table-cell office:value-type="float" office:value="5.4167" calcext:value-type="float">
            <text:p>5.4167</text:p>
          </table:table-cell>
          <table:table-cell table:formula="of:=[.E21]/[.$T$16]" office:value-type="float" office:value="-5.4167" calcext:value-type="float">
            <text:p>-5.4167</text:p>
          </table:table-cell>
          <table:table-cell office:value-type="string" calcext:value-type="string">
            <text:p>444_opt</text:p>
          </table:table-cell>
          <table:table-cell office:value-type="float" office:value="-7.12502874951" calcext:value-type="float">
            <text:p>-7.1250287495</text:p>
          </table:table-cell>
          <table:table-cell office:value-type="float" office:value="0.272113838585" calcext:value-type="float">
            <text:p>0.2721138386</text:p>
          </table:table-cell>
          <table:table-cell office:value-type="float" office:value="-693.7908025" calcext:value-type="float">
            <text:p>-693.7908025</text:p>
          </table:table-cell>
          <table:table-cell office:value-type="float" office:value="4.9866" calcext:value-type="float">
            <text:p>4.9866</text:p>
          </table:table-cell>
          <table:table-cell table:formula="of:=[.K21]/[.$T$15]" office:value-type="float" office:value="-3.52605868098168" calcext:value-type="float">
            <text:p>-3.526058681</text:p>
          </table:table-cell>
          <table:table-cell office:value-type="string" calcext:value-type="string">
            <text:p>4444_opt</text:p>
          </table:table-cell>
          <table:table-cell office:value-type="float" office:value="-6.95414125888" calcext:value-type="float">
            <text:p>-6.9541412589</text:p>
          </table:table-cell>
          <table:table-cell office:value-type="float" office:value="0.0778245578353" calcext:value-type="float">
            <text:p>0.0778245578</text:p>
          </table:table-cell>
          <table:table-cell office:value-type="float" office:value="-924.6599634" calcext:value-type="float">
            <text:p>-924.6599634</text:p>
          </table:table-cell>
          <table:table-cell office:value-type="float" office:value="4.7062" calcext:value-type="float">
            <text:p>4.7062</text:p>
          </table:table-cell>
          <table:table-cell table:formula="of:=[.Q21]/[.$T$14]" office:value-type="float" office:value="-2.90859155560756" calcext:value-type="float">
            <text:p>-2.9085915556</text:p>
          </table:table-cell>
          <table:table-cell table:number-columns-repeated="2"/>
        </table:table-row>
        <table:table-row table:style-name="ro1">
          <table:table-cell/>
          <table:table-cell table:formula="of:=[.B21]-[.B2]" office:value-type="float" office:value="-0.20163635439" calcext:value-type="float">
            <text:p>-0.2016363544</text:p>
          </table:table-cell>
          <table:table-cell table:formula="of:=[.C21]-[.C2]" office:value-type="float" office:value="0.30776075144" calcext:value-type="float">
            <text:p>0.3077607514</text:p>
          </table:table-cell>
          <table:table-cell table:formula="of:=[.D21]-[.D2]" office:value-type="float" office:value="0.116723100000002" calcext:value-type="float">
            <text:p>0.1167231</text:p>
          </table:table-cell>
          <table:table-cell table:formula="of:=[.E21]-[.E2]" office:value-type="float" office:value="0.378699999999999" calcext:value-type="float">
            <text:p>0.3787</text:p>
          </table:table-cell>
          <table:table-cell table:formula="of:=[.F21]-[.F2]" office:value-type="float" office:value="-0.378699999999999" calcext:value-type="float">
            <text:p>-0.3787</text:p>
          </table:table-cell>
          <table:table-cell/>
          <table:table-cell table:formula="of:=[.H21]-[.H2]" office:value-type="float" office:value="-0.25605912211" calcext:value-type="float">
            <text:p>-0.2560591221</text:p>
          </table:table-cell>
          <table:table-cell table:formula="of:=[.I21]-[.I2]" office:value-type="float" office:value="0.404089050299" calcext:value-type="float">
            <text:p>0.4040890503</text:p>
          </table:table-cell>
          <table:table-cell table:formula="of:=[.J21]-[.J2]" office:value-type="float" office:value="0.172997699999996" calcext:value-type="float">
            <text:p>0.1729977</text:p>
          </table:table-cell>
          <table:table-cell table:formula="of:=[.K21]-[.K2]" office:value-type="float" office:value="0.5879" calcext:value-type="float">
            <text:p>0.5879</text:p>
          </table:table-cell>
          <table:table-cell table:formula="of:=[.L21]-[.L2]" office:value-type="float" office:value="-0.415708077357143" calcext:value-type="float">
            <text:p>-0.4157080774</text:p>
          </table:table-cell>
          <table:table-cell/>
          <table:table-cell table:formula="of:=[.N21]-[.N2]" office:value-type="float" office:value="-0.28327050597" calcext:value-type="float">
            <text:p>-0.283270506</text:p>
          </table:table-cell>
          <table:table-cell table:formula="of:=[.O21]-[.O2]" office:value-type="float" office:value="0.4522531997283" calcext:value-type="float">
            <text:p>0.4522531997</text:p>
          </table:table-cell>
          <table:table-cell table:formula="of:=[.P21]-[.P2]" office:value-type="float" office:value="0.229265199999986" calcext:value-type="float">
            <text:p>0.2292652</text:p>
          </table:table-cell>
          <table:table-cell table:formula="of:=[.Q21]-[.Q2]" office:value-type="float" office:value="0.6405" calcext:value-type="float">
            <text:p>0.6405</text:p>
          </table:table-cell>
          <table:table-cell table:formula="of:=[.R21]-[.R2]" office:value-type="float" office:value="-0.395850769488471" calcext:value-type="float">
            <text:p>-0.3958507695</text:p>
          </table:table-cell>
          <table:table-cell table:number-columns-repeated="2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5"/>
          <table:table-cell office:value-type="float" office:value="-463.0383718" calcext:value-type="float">
            <text:p>-463.0383718</text:p>
          </table:table-cell>
          <table:table-cell office:value-type="float" office:value="-693.9638002" calcext:value-type="float">
            <text:p>-693.9638002</text:p>
          </table:table-cell>
          <table:table-cell office:value-type="float" office:value="-924.8892286" calcext:value-type="float">
            <text:p>-924.8892286</text:p>
          </table:table-cell>
          <table:table-cell/>
          <table:table-cell table:formula="of:=[.F48]-[.F$48]" office:value-type="float" office:value="0" calcext:value-type="float">
            <text:p>0</text:p>
          </table:table-cell>
          <table:table-cell table:formula="of:=[.G48]-[.G$48]" office:value-type="float" office:value="0" calcext:value-type="float">
            <text:p>0</text:p>
          </table:table-cell>
          <table:table-cell table:formula="of:=[.H48]-[.H$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89926" calcext:value-type="float">
            <text:p>-463.0389926</text:p>
          </table:table-cell>
          <table:table-cell office:value-type="float" office:value="-693.9649428" calcext:value-type="float">
            <text:p>-693.9649428</text:p>
          </table:table-cell>
          <table:table-cell office:value-type="float" office:value="-924.8908993" calcext:value-type="float">
            <text:p>-924.8908993</text:p>
          </table:table-cell>
          <table:table-cell/>
          <table:table-cell table:formula="of:=[.F49]-[.F$48]" office:value-type="float" office:value="-0.000620799999978772" calcext:value-type="float">
            <text:p>-0.0006208</text:p>
          </table:table-cell>
          <table:table-cell table:formula="of:=[.G49]-[.G$48]" office:value-type="float" office:value="-0.00114259999998012" calcext:value-type="float">
            <text:p>-0.0011426</text:p>
          </table:table-cell>
          <table:table-cell table:formula="of:=[.H49]-[.H$48]" office:value-type="float" office:value="-0.00167069999997693" calcext:value-type="float">
            <text:p>-0.001670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403796" calcext:value-type="float">
            <text:p>-463.0403796</text:p>
          </table:table-cell>
          <table:table-cell office:value-type="float" office:value="-693.9675376" calcext:value-type="float">
            <text:p>-693.9675376</text:p>
          </table:table-cell>
          <table:table-cell office:value-type="float" office:value="-924.894629" calcext:value-type="float">
            <text:p>-924.894629</text:p>
          </table:table-cell>
          <table:table-cell/>
          <table:table-cell table:formula="of:=[.F50]-[.F$48]" office:value-type="float" office:value="-0.00200780000000123" calcext:value-type="float">
            <text:p>-0.0020078</text:p>
          </table:table-cell>
          <table:table-cell table:formula="of:=[.G50]-[.G$48]" office:value-type="float" office:value="-0.00373739999997724" calcext:value-type="float">
            <text:p>-0.0037374</text:p>
          </table:table-cell>
          <table:table-cell table:formula="of:=[.H50]-[.H$48]" office:value-type="float" office:value="-0.00540039999998498" calcext:value-type="float">
            <text:p>-0.005400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415951" calcext:value-type="float">
            <text:p>-463.0415951</text:p>
          </table:table-cell>
          <table:table-cell office:value-type="float" office:value="-693.969727" calcext:value-type="float">
            <text:p>-693.969727</text:p>
          </table:table-cell>
          <table:table-cell office:value-type="float" office:value="-924.8978853" calcext:value-type="float">
            <text:p>-924.8978853</text:p>
          </table:table-cell>
          <table:table-cell/>
          <table:table-cell table:formula="of:=[.F51]-[.F$48]" office:value-type="float" office:value="-0.00322330000000193" calcext:value-type="float">
            <text:p>-0.0032233</text:p>
          </table:table-cell>
          <table:table-cell table:formula="of:=[.G51]-[.G$48]" office:value-type="float" office:value="-0.00592679999999746" calcext:value-type="float">
            <text:p>-0.0059268</text:p>
          </table:table-cell>
          <table:table-cell table:formula="of:=[.H51]-[.H$48]" office:value-type="float" office:value="-0.00865669999996044" calcext:value-type="float">
            <text:p>-0.008656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420094" calcext:value-type="float">
            <text:p>-463.0420094</text:p>
          </table:table-cell>
          <table:table-cell office:value-type="float" office:value="-693.9704348" calcext:value-type="float">
            <text:p>-693.9704348</text:p>
          </table:table-cell>
          <table:table-cell office:value-type="float" office:value="-924.8988334" calcext:value-type="float">
            <text:p>-924.8988334</text:p>
          </table:table-cell>
          <table:table-cell/>
          <table:table-cell table:formula="of:=[.F52]-[.F$48]" office:value-type="float" office:value="-0.00363759999999047" calcext:value-type="float">
            <text:p>-0.0036376</text:p>
          </table:table-cell>
          <table:table-cell table:formula="of:=[.G52]-[.G$48]" office:value-type="float" office:value="-0.00663459999998395" calcext:value-type="float">
            <text:p>-0.0066346</text:p>
          </table:table-cell>
          <table:table-cell table:formula="of:=[.H52]-[.H$48]" office:value-type="float" office:value="-0.00960479999992003" calcext:value-type="float">
            <text:p>-0.00960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415414" calcext:value-type="float">
            <text:p>-463.0415414</text:p>
          </table:table-cell>
          <table:table-cell office:value-type="float" office:value="-693.9694018" calcext:value-type="float">
            <text:p>-693.9694018</text:p>
          </table:table-cell>
          <table:table-cell office:value-type="float" office:value="-924.8972492" calcext:value-type="float">
            <text:p>-924.8972492</text:p>
          </table:table-cell>
          <table:table-cell/>
          <table:table-cell table:formula="of:=[.F53]-[.F$48]" office:value-type="float" office:value="-0.00316960000003519" calcext:value-type="float">
            <text:p>-0.0031696</text:p>
          </table:table-cell>
          <table:table-cell table:formula="of:=[.G53]-[.G$48]" office:value-type="float" office:value="-0.00560159999997723" calcext:value-type="float">
            <text:p>-0.0056016</text:p>
          </table:table-cell>
          <table:table-cell table:formula="of:=[.H53]-[.H$48]" office:value-type="float" office:value="-0.00802060000000893" calcext:value-type="float">
            <text:p>-0.008020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40492" calcext:value-type="float">
            <text:p>-463.040492</text:p>
          </table:table-cell>
          <table:table-cell office:value-type="float" office:value="-693.967299" calcext:value-type="float">
            <text:p>-693.967299</text:p>
          </table:table-cell>
          <table:table-cell office:value-type="float" office:value="-924.8940723" calcext:value-type="float">
            <text:p>-924.8940723</text:p>
          </table:table-cell>
          <table:table-cell/>
          <table:table-cell table:formula="of:=[.F54]-[.F$48]" office:value-type="float" office:value="-0.00212019999997892" calcext:value-type="float">
            <text:p>-0.0021202</text:p>
          </table:table-cell>
          <table:table-cell table:formula="of:=[.G54]-[.G$48]" office:value-type="float" office:value="-0.00349879999998848" calcext:value-type="float">
            <text:p>-0.0034988</text:p>
          </table:table-cell>
          <table:table-cell table:formula="of:=[.H54]-[.H$48]" office:value-type="float" office:value="-0.00484369999992396" calcext:value-type="float">
            <text:p>-0.00484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93357" calcext:value-type="float">
            <text:p>-463.0393357</text:p>
          </table:table-cell>
          <table:table-cell office:value-type="float" office:value="-693.9649758" calcext:value-type="float">
            <text:p>-693.9649758</text:p>
          </table:table-cell>
          <table:table-cell office:value-type="float" office:value="-924.8905362" calcext:value-type="float">
            <text:p>-924.8905362</text:p>
          </table:table-cell>
          <table:table-cell/>
          <table:table-cell table:formula="of:=[.F55]-[.F$48]" office:value-type="float" office:value="-0.000963899999987916" calcext:value-type="float">
            <text:p>-0.0009639</text:p>
          </table:table-cell>
          <table:table-cell table:formula="of:=[.G55]-[.G$48]" office:value-type="float" office:value="-0.00117560000001049" calcext:value-type="float">
            <text:p>-0.0011756</text:p>
          </table:table-cell>
          <table:table-cell table:formula="of:=[.H55]-[.H$48]" office:value-type="float" office:value="-0.00130760000001828" calcext:value-type="float">
            <text:p>-0.001307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8493" calcext:value-type="float">
            <text:p>-463.038493</text:p>
          </table:table-cell>
          <table:table-cell office:value-type="float" office:value="-693.9632397" calcext:value-type="float">
            <text:p>-693.9632397</text:p>
          </table:table-cell>
          <table:table-cell office:value-type="float" office:value="-924.8879734" calcext:value-type="float">
            <text:p>-924.8879734</text:p>
          </table:table-cell>
          <table:table-cell/>
          <table:table-cell table:formula="of:=[.F56]-[.F$48]" office:value-type="float" office:value="-0.000121200000023691" calcext:value-type="float">
            <text:p>-0.0001212</text:p>
          </table:table-cell>
          <table:table-cell table:formula="of:=[.G56]-[.G$48]" office:value-type="float" office:value="0.000560500000005959" calcext:value-type="float">
            <text:p>0.0005605</text:p>
          </table:table-cell>
          <table:table-cell table:formula="of:=[.H56]-[.H$48]" office:value-type="float" office:value="0.00125520000005963" calcext:value-type="float">
            <text:p>0.001255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82001" calcext:value-type="float">
            <text:p>-463.0382001</text:p>
          </table:table-cell>
          <table:table-cell office:value-type="float" office:value="-693.962634" calcext:value-type="float">
            <text:p>-693.962634</text:p>
          </table:table-cell>
          <table:table-cell office:value-type="float" office:value="-924.8870545" calcext:value-type="float">
            <text:p>-924.8870545</text:p>
          </table:table-cell>
          <table:table-cell/>
          <table:table-cell table:formula="of:=[.F57]-[.F$48]" office:value-type="float" office:value="0.000171700000009878" calcext:value-type="float">
            <text:p>0.0001717</text:p>
          </table:table-cell>
          <table:table-cell table:formula="of:=[.G57]-[.G$48]" office:value-type="float" office:value="0.00116620000005696" calcext:value-type="float">
            <text:p>0.0011662</text:p>
          </table:table-cell>
          <table:table-cell table:formula="of:=[.H57]-[.H$48]" office:value-type="float" office:value="0.00217410000004747" calcext:value-type="float">
            <text:p>0.002174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58196" calcext:value-type="float">
            <text:p>-463.0358196</text:p>
          </table:table-cell>
          <table:table-cell office:value-type="float" office:value="-693.9586343" calcext:value-type="float">
            <text:p>-693.9586343</text:p>
          </table:table-cell>
          <table:table-cell office:value-type="float" office:value="-924.8814519" calcext:value-type="float">
            <text:p>-924.8814519</text:p>
          </table:table-cell>
          <table:table-cell/>
          <table:table-cell table:formula="of:=[.F58]-[.F$48]" office:value-type="float" office:value="0.00255219999996825" calcext:value-type="float">
            <text:p>0.0025522</text:p>
          </table:table-cell>
          <table:table-cell table:formula="of:=[.G58]-[.G$48]" office:value-type="float" office:value="0.00516590000006545" calcext:value-type="float">
            <text:p>0.0051659</text:p>
          </table:table-cell>
          <table:table-cell table:formula="of:=[.H58]-[.H$48]" office:value-type="float" office:value="0.00777670000002217" calcext:value-type="float">
            <text:p>0.007776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65553" calcext:value-type="float">
            <text:p>-463.0365553</text:p>
          </table:table-cell>
          <table:table-cell office:value-type="float" office:value="-693.9601473" calcext:value-type="float">
            <text:p>-693.9601473</text:p>
          </table:table-cell>
          <table:table-cell office:value-type="float" office:value="-924.8836814" calcext:value-type="float">
            <text:p>-924.8836814</text:p>
          </table:table-cell>
          <table:table-cell/>
          <table:table-cell table:formula="of:=[.F59]-[.F$48]" office:value-type="float" office:value="0.0018165000000181" calcext:value-type="float">
            <text:p>0.0018165</text:p>
          </table:table-cell>
          <table:table-cell table:formula="of:=[.G59]-[.G$48]" office:value-type="float" office:value="0.00365290000002005" calcext:value-type="float">
            <text:p>0.0036529</text:p>
          </table:table-cell>
          <table:table-cell table:formula="of:=[.H59]-[.H$48]" office:value-type="float" office:value="0.00554720000002362" calcext:value-type="float">
            <text:p>0.005547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75497" calcext:value-type="float">
            <text:p>-463.0375497</text:p>
          </table:table-cell>
          <table:table-cell office:value-type="float" office:value="-693.9621164" calcext:value-type="float">
            <text:p>-693.9621164</text:p>
          </table:table-cell>
          <table:table-cell office:value-type="float" office:value="-924.8867069" calcext:value-type="float">
            <text:p>-924.8867069</text:p>
          </table:table-cell>
          <table:table-cell/>
          <table:table-cell table:formula="of:=[.F60]-[.F$48]" office:value-type="float" office:value="0.000822099999993498" calcext:value-type="float">
            <text:p>0.0008221</text:p>
          </table:table-cell>
          <table:table-cell table:formula="of:=[.G60]-[.G$48]" office:value-type="float" office:value="0.00168380000002344" calcext:value-type="float">
            <text:p>0.0016838</text:p>
          </table:table-cell>
          <table:table-cell table:formula="of:=[.H60]-[.H$48]" office:value-type="float" office:value="0.00252169999998841" calcext:value-type="float">
            <text:p>0.002521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84161" calcext:value-type="float">
            <text:p>-463.0384161</text:p>
          </table:table-cell>
          <table:table-cell office:value-type="float" office:value="-693.9638406" calcext:value-type="float">
            <text:p>-693.9638406</text:p>
          </table:table-cell>
          <table:table-cell office:value-type="float" office:value="-924.8892851" calcext:value-type="float">
            <text:p>-924.8892851</text:p>
          </table:table-cell>
          <table:table-cell/>
          <table:table-cell table:formula="of:=[.F61]-[.F$48]" office:value-type="float" office:value="-0.0000443000000132088" calcext:value-type="float">
            <text:p>-0.0000443</text:p>
          </table:table-cell>
          <table:table-cell table:formula="of:=[.G61]-[.G$48]" office:value-type="float" office:value="-0.0000403999999889493" calcext:value-type="float">
            <text:p>-0.0000404</text:p>
          </table:table-cell>
          <table:table-cell table:formula="of:=[.H61]-[.H$48]" office:value-type="float" office:value="-0.0000565000000278815" calcext:value-type="float">
            <text:p>-0.000056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86936" calcext:value-type="float">
            <text:p>-463.0386936</text:p>
          </table:table-cell>
          <table:table-cell office:value-type="float" office:value="-693.9644404" calcext:value-type="float">
            <text:p>-693.9644404</text:p>
          </table:table-cell>
          <table:table-cell office:value-type="float" office:value="-924.8901822" calcext:value-type="float">
            <text:p>-924.8901822</text:p>
          </table:table-cell>
          <table:table-cell/>
          <table:table-cell table:formula="of:=[.F62]-[.F$48]" office:value-type="float" office:value="-0.00032179999999471" calcext:value-type="float">
            <text:p>-0.0003218</text:p>
          </table:table-cell>
          <table:table-cell table:formula="of:=[.G62]-[.G$48]" office:value-type="float" office:value="-0.000640199999907054" calcext:value-type="float">
            <text:p>-0.0006402</text:p>
          </table:table-cell>
          <table:table-cell table:formula="of:=[.H62]-[.H$48]" office:value-type="float" office:value="-0.000953600000002552" calcext:value-type="float">
            <text:p>-0.000953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80257" calcext:value-type="float">
            <text:p>-463.0380257</text:p>
          </table:table-cell>
          <table:table-cell office:value-type="float" office:value="-693.9631532" calcext:value-type="float">
            <text:p>-693.9631532</text:p>
          </table:table-cell>
          <table:table-cell office:value-type="float" office:value="-924.8882746" calcext:value-type="float">
            <text:p>-924.8882746</text:p>
          </table:table-cell>
          <table:table-cell/>
          <table:table-cell table:formula="of:=[.F63]-[.F$48]" office:value-type="float" office:value="0.00034610000000157" calcext:value-type="float">
            <text:p>0.0003461</text:p>
          </table:table-cell>
          <table:table-cell table:formula="of:=[.G63]-[.G$48]" office:value-type="float" office:value="0.000647000000071785" calcext:value-type="float">
            <text:p>0.000647</text:p>
          </table:table-cell>
          <table:table-cell table:formula="of:=[.H63]-[.H$48]" office:value-type="float" office:value="0.000953999999978805" calcext:value-type="float">
            <text:p>0.0009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646" calcext:value-type="float">
            <text:p>-463.03646</text:p>
          </table:table-cell>
          <table:table-cell office:value-type="float" office:value="-693.9600923" calcext:value-type="float">
            <text:p>-693.9600923</text:p>
          </table:table-cell>
          <table:table-cell office:value-type="float" office:value="-924.8836057" calcext:value-type="float">
            <text:p>-924.8836057</text:p>
          </table:table-cell>
          <table:table-cell/>
          <table:table-cell table:formula="of:=[.F64]-[.F$48]" office:value-type="float" office:value="0.00191180000001623" calcext:value-type="float">
            <text:p>0.0019118</text:p>
          </table:table-cell>
          <table:table-cell table:formula="of:=[.G64]-[.G$48]" office:value-type="float" office:value="0.00370789999999488" calcext:value-type="float">
            <text:p>0.0037079</text:p>
          </table:table-cell>
          <table:table-cell table:formula="of:=[.H64]-[.H$48]" office:value-type="float" office:value="0.0056229000000485" calcext:value-type="float">
            <text:p>0.005622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47198" calcext:value-type="float">
            <text:p>-463.0347198</text:p>
          </table:table-cell>
          <table:table-cell office:value-type="float" office:value="-693.9565449" calcext:value-type="float">
            <text:p>-693.9565449</text:p>
          </table:table-cell>
          <table:table-cell office:value-type="float" office:value="-924.8783863" calcext:value-type="float">
            <text:p>-924.8783863</text:p>
          </table:table-cell>
          <table:table-cell/>
          <table:table-cell table:formula="of:=[.F65]-[.F$48]" office:value-type="float" office:value="0.00365199999998822" calcext:value-type="float">
            <text:p>0.003652</text:p>
          </table:table-cell>
          <table:table-cell table:formula="of:=[.G65]-[.G$48]" office:value-type="float" office:value="0.00725529999999708" calcext:value-type="float">
            <text:p>0.0072553</text:p>
          </table:table-cell>
          <table:table-cell table:formula="of:=[.H65]-[.H$48]" office:value-type="float" office:value="0.0108423000000357" calcext:value-type="float">
            <text:p>0.010842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63.0339502" calcext:value-type="float">
            <text:p>-463.0339502</text:p>
          </table:table-cell>
          <table:table-cell office:value-type="float" office:value="-693.9549829" calcext:value-type="float">
            <text:p>-693.9549829</text:p>
          </table:table-cell>
          <table:table-cell office:value-type="float" office:value="-924.8760147" calcext:value-type="float">
            <text:p>-924.8760147</text:p>
          </table:table-cell>
          <table:table-cell/>
          <table:table-cell table:formula="of:=[.F66]-[.F$48]" office:value-type="float" office:value="0.00442160000000058" calcext:value-type="float">
            <text:p>0.0044216</text:p>
          </table:table-cell>
          <table:table-cell table:formula="of:=[.G66]-[.G$48]" office:value-type="float" office:value="0.00881730000003245" calcext:value-type="float">
            <text:p>0.0088173</text:p>
          </table:table-cell>
          <table:table-cell table:formula="of:=[.H66]-[.H$48]" office:value-type="float" office:value="0.0132138999999825" calcext:value-type="float">
            <text:p>0.0132139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0"/>
          <table:table-cell office:value-type="float" office:value="0.04098" calcext:value-type="float">
            <text:p>0.04098</text:p>
          </table:table-cell>
          <table:table-cell office:value-type="float" office:value="-0.01521" calcext:value-type="float">
            <text:p>-0.01521</text:p>
          </table:table-cell>
          <table:table-cell office:value-type="float" office:value="-0.05199" calcext:value-type="float">
            <text:p>-0.05199</text:p>
          </table:table-cell>
          <table:table-cell office:value-type="float" office:value="-0.00554" calcext:value-type="float">
            <text:p>-0.00554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70]^2" office:value-type="float" office:value="0.0016793604" calcext:value-type="float">
            <text:p>0.0016793604</text:p>
          </table:table-cell>
          <table:table-cell table:formula="of:=[.L70]^2" office:value-type="float" office:value="0.0002313441" calcext:value-type="float">
            <text:p>0.0002313441</text:p>
          </table:table-cell>
          <table:table-cell table:formula="of:=[.M70]^2" office:value-type="float" office:value="0.0027029601" calcext:value-type="float">
            <text:p>0.0027029601</text:p>
          </table:table-cell>
          <table:table-cell table:formula="of:=[.N70]^2" office:value-type="float" office:value="0.0000306916" calcext:value-type="float">
            <text:p>3.06916E-005</text:p>
          </table:table-cell>
          <table:table-cell table:formula="of:=SUM([.K71:.N71])" office:value-type="float" office:value="0.0046443562" calcext:value-type="float">
            <text:p>0.004644356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01346" calcext:value-type="float">
            <text:p>0.01346</text:p>
          </table:table-cell>
          <table:table-cell office:value-type="float" office:value="-0.01083" calcext:value-type="float">
            <text:p>-0.01083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0032" calcext:value-type="float">
            <text:p>0.0003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72]^2" office:value-type="float" office:value="0.0001811716" calcext:value-type="float">
            <text:p>0.0001811716</text:p>
          </table:table-cell>
          <table:table-cell table:formula="of:=[.L72]^2" office:value-type="float" office:value="0.0001172889" calcext:value-type="float">
            <text:p>0.0001172889</text:p>
          </table:table-cell>
          <table:table-cell table:formula="of:=[.M72]^2" office:value-type="float" office:value="0.0000177241" calcext:value-type="float">
            <text:p>1.77241E-005</text:p>
          </table:table-cell>
          <table:table-cell table:formula="of:=[.N72]^2" office:value-type="float" office:value="0.0000001024" calcext:value-type="float">
            <text:p>1.024E-007</text:p>
          </table:table-cell>
          <table:table-cell table:formula="of:=SUM([.K73:.N73])" office:value-type="float" office:value="0.000316287" calcext:value-type="float">
            <text:p>0.00031628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K70]-[.K72]" office:value-type="float" office:value="0.02752" calcext:value-type="float">
            <text:p>0.02752</text:p>
          </table:table-cell>
          <table:table-cell table:formula="of:=[.L70]-[.L72]" office:value-type="float" office:value="-0.00438" calcext:value-type="float">
            <text:p>-0.00438</text:p>
          </table:table-cell>
          <table:table-cell table:formula="of:=[.M70]-[.M72]" office:value-type="float" office:value="-0.0562" calcext:value-type="float">
            <text:p>-0.0562</text:p>
          </table:table-cell>
          <table:table-cell table:formula="of:=[.N70]-[.N72]" office:value-type="float" office:value="-0.00586" calcext:value-type="float">
            <text:p>-0.00586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74]^2" office:value-type="float" office:value="0.0007573504" calcext:value-type="float">
            <text:p>0.0007573504</text:p>
          </table:table-cell>
          <table:table-cell table:formula="of:=[.L74]^2" office:value-type="float" office:value="0.0000191844" calcext:value-type="float">
            <text:p>1.91844E-005</text:p>
          </table:table-cell>
          <table:table-cell table:formula="of:=[.M74]^2" office:value-type="float" office:value="0.00315844" calcext:value-type="float">
            <text:p>0.00315844</text:p>
          </table:table-cell>
          <table:table-cell table:formula="of:=[.N74]^2" office:value-type="float" office:value="0.0000343396" calcext:value-type="float">
            <text:p>3.43396E-005</text:p>
          </table:table-cell>
          <table:table-cell table:formula="of:=SUM([.K75:.N75])" office:value-type="float" office:value="0.0039693144" calcext:value-type="float">
            <text:p>0.0039693144</text:p>
          </table:table-cell>
          <table:table-cell table:number-columns-repeated="5"/>
        </table:table-row>
      </table:table>
      <table:table table:name="Thiophene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COS(angle)</text:p>
          </table:table-cell>
          <table:table-cell office:value-type="string" calcext:value-type="string">
            <text:p>COS(angle)^2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Dipole</text:p>
          </table:table-cell>
          <table:table-cell office:value-type="string" calcext:value-type="string">
            <text:p>DFT Energy</text:p>
          </table:table-cell>
          <table:table-cell office:value-type="string" calcext:value-type="string">
            <text:p>Excitation Energy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Dipo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ndGap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Dipo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ndGap</text:p>
          </table:table-cell>
          <table:table-cell table:number-columns-repeated="3"/>
        </table:table-row>
        <table:table-row table:style-name="ro1">
          <table:table-cell table:formula="of:=COS(RADIANS([.C2]))" office:value-type="float" office:value="1" calcext:value-type="float">
            <text:p>1</text:p>
          </table:table-cell>
          <table:table-cell table:formula="of:=[.A2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(0)</text:p>
          </table:table-cell>
          <table:table-cell office:value-type="float" office:value="-6.86978596891" calcext:value-type="float">
            <text:p>-6.8697859689</text:p>
          </table:table-cell>
          <table:table-cell office:value-type="float" office:value="0.00380959374019" calcext:value-type="float">
            <text:p>0.0038095937</text:p>
          </table:table-cell>
          <table:table-cell office:value-type="float" office:value="1.1801" calcext:value-type="float">
            <text:p>1.1801</text:p>
          </table:table-cell>
          <table:table-cell office:value-type="float" office:value="-1104.6274101" calcext:value-type="float">
            <text:p>-1104.6274101</text:p>
          </table:table-cell>
          <table:table-cell office:value-type="float" office:value="4.3464" calcext:value-type="float">
            <text:p>4.3464</text:p>
          </table:table-cell>
          <table:table-cell table:formula="of:=[.I2]/[.$Q$57]" office:value-type="string" office:string-value="" calcext:value-type="error">
            <text:p>#DIV/0!</text:p>
          </table:table-cell>
          <table:table-cell table:formula="of:=[.J2]/[.A2]^2" office:value-type="string" office:string-value="" calcext:value-type="error">
            <text:p>#DIV/0!</text:p>
          </table:table-cell>
          <table:table-cell table:formula="of:=[.H2]-[.H$2]" office:value-type="float" office:value="0" calcext:value-type="float">
            <text:p>0</text:p>
          </table:table-cell>
          <table:table-cell table:formula="of:=([.L2]-MIN([.L$2:.L$20]))/(MAX([.L$2:.L$20])-MIN([.L$2:.L$20]))" office:value-type="float" office:value="0.523471227948634" calcext:value-type="float">
            <text:p>0.5234712279</text:p>
          </table:table-cell>
          <table:table-cell/>
          <table:table-cell office:value-type="string" calcext:value-type="string">
            <text:p>55(0)5(0)</text:p>
          </table:table-cell>
          <table:table-cell office:value-type="float" office:value="-6.43902976243" calcext:value-type="float">
            <text:p>-6.4390297624</text:p>
          </table:table-cell>
          <table:table-cell office:value-type="float" office:value="-0.490621250969" calcext:value-type="float">
            <text:p>-0.490621251</text:p>
          </table:table-cell>
          <table:table-cell office:value-type="float" office:value="1.601" calcext:value-type="float">
            <text:p>1.601</text:p>
          </table:table-cell>
          <table:table-cell office:value-type="float" office:value="-1656.3485638" calcext:value-type="float">
            <text:p>-1656.3485638</text:p>
          </table:table-cell>
          <table:table-cell office:value-type="float" office:value="3.6603" calcext:value-type="float">
            <text:p>3.6603</text:p>
          </table:table-cell>
          <table:table-cell table:formula="of:=[.T2]/[.$Q$56]" office:value-type="string" office:string-value="" calcext:value-type="error">
            <text:p>#DIV/0!</text:p>
          </table:table-cell>
          <table:table-cell table:formula="of:=[.S2]-[.S$2]" office:value-type="float" office:value="0" calcext:value-type="float">
            <text:p>0</text:p>
          </table:table-cell>
          <table:table-cell table:formula="of:=([.V2]-MIN([.V$2:.V$20]))/(MAX([.V$2:.V$20])-MIN([.V$2:.V$20]))" office:value-type="float" office:value="0.475704374367186" calcext:value-type="float">
            <text:p>0.4757043744</text:p>
          </table:table-cell>
          <table:table-cell/>
          <table:table-cell office:value-type="string" calcext:value-type="string">
            <text:p>55(0)5(0)5(0)</text:p>
          </table:table-cell>
          <table:table-cell office:value-type="float" office:value="-6.20718877196" calcext:value-type="float">
            <text:p>-6.207188772</text:p>
          </table:table-cell>
          <table:table-cell office:value-type="float" office:value="-0.75946972349" calcext:value-type="float">
            <text:p>-0.7594697235</text:p>
          </table:table-cell>
          <table:table-cell office:value-type="float" office:value="1.894" calcext:value-type="float">
            <text:p>1.894</text:p>
          </table:table-cell>
          <table:table-cell office:value-type="float" office:value="-2208.0697874" calcext:value-type="float">
            <text:p>-2208.0697874</text:p>
          </table:table-cell>
          <table:table-cell office:value-type="float" office:value="3.2879" calcext:value-type="float">
            <text:p>3.2879</text:p>
          </table:table-cell>
          <table:table-cell table:formula="of:=[.AD2]/[.$Q$55]" office:value-type="string" office:string-value="" calcext:value-type="error">
            <text:p>#DIV/0!</text:p>
          </table:table-cell>
          <table:table-cell table:formula="of:=[.AC2]-[.AC$2]" office:value-type="float" office:value="0" calcext:value-type="float">
            <text:p>0</text:p>
          </table:table-cell>
          <table:table-cell table:formula="of:=([.AF2]-MIN([.AF$2:.AF$20]))/(MAX([.AF$2:.AF$20])-MIN([.AF$2:.AF$20]))" office:value-type="float" office:value="0.475879802949253" calcext:value-type="float">
            <text:p>0.4758798029</text:p>
          </table:table-cell>
        </table:table-row>
        <table:table-row table:style-name="ro1">
          <table:table-cell table:formula="of:=COS(RADIANS([.C3]))" office:value-type="float" office:value="0.984807753012208" calcext:value-type="float">
            <text:p>0.984807753</text:p>
          </table:table-cell>
          <table:table-cell table:formula="of:=[.A3]^2" office:value-type="float" office:value="0.969846310392954" calcext:value-type="float">
            <text:p>0.9698463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5(10)</text:p>
          </table:table-cell>
          <table:table-cell office:value-type="float" office:value="-6.88556857155" calcext:value-type="float">
            <text:p>-6.8855685716</text:p>
          </table:table-cell>
          <table:table-cell office:value-type="float" office:value="0.0198643102167" calcext:value-type="float">
            <text:p>0.0198643102</text:p>
          </table:table-cell>
          <table:table-cell office:value-type="float" office:value="1.1752" calcext:value-type="float">
            <text:p>1.1752</text:p>
          </table:table-cell>
          <table:table-cell office:value-type="float" office:value="-1104.6275766" calcext:value-type="float">
            <text:p>-1104.6275766</text:p>
          </table:table-cell>
          <table:table-cell office:value-type="float" office:value="4.3715" calcext:value-type="float">
            <text:p>4.3715</text:p>
          </table:table-cell>
          <table:table-cell table:formula="of:=[.I3]/[.$Q$57]" office:value-type="string" office:string-value="" calcext:value-type="error">
            <text:p>#DIV/0!</text:p>
          </table:table-cell>
          <table:table-cell table:formula="of:=[.J3]/[.A3]^2" office:value-type="string" office:string-value="" calcext:value-type="error">
            <text:p>#DIV/0!</text:p>
          </table:table-cell>
          <table:table-cell table:formula="of:=[.H3]-[.H$2]" office:value-type="float" office:value="-0.000166500000204906" calcext:value-type="float">
            <text:p>-0.0001665</text:p>
          </table:table-cell>
          <table:table-cell table:formula="of:=([.L3]-MIN([.L$2:.L$20]))/(MAX([.L$2:.L$20])-MIN([.L$2:.L$20]))" office:value-type="float" office:value="0.477976938586262" calcext:value-type="float">
            <text:p>0.4779769386</text:p>
          </table:table-cell>
          <table:table-cell/>
          <table:table-cell office:value-type="string" calcext:value-type="string">
            <text:p>55(10)5(20)</text:p>
          </table:table-cell>
          <table:table-cell office:value-type="float" office:value="-6.4648805771" calcext:value-type="float">
            <text:p>-6.4648805771</text:p>
          </table:table-cell>
          <table:table-cell office:value-type="float" office:value="-0.463681980949" calcext:value-type="float">
            <text:p>-0.4636819809</text:p>
          </table:table-cell>
          <table:table-cell office:value-type="float" office:value="1.5814" calcext:value-type="float">
            <text:p>1.5814</text:p>
          </table:table-cell>
          <table:table-cell office:value-type="float" office:value="-1656.3488925" calcext:value-type="float">
            <text:p>-1656.3488925</text:p>
          </table:table-cell>
          <table:table-cell office:value-type="float" office:value="3.6988" calcext:value-type="float">
            <text:p>3.6988</text:p>
          </table:table-cell>
          <table:table-cell table:formula="of:=[.T3]/[.$Q$56]" office:value-type="string" office:string-value="" calcext:value-type="error">
            <text:p>#DIV/0!</text:p>
          </table:table-cell>
          <table:table-cell table:formula="of:=[.S3]-[.S$2]" office:value-type="float" office:value="-0.000328699999954551" calcext:value-type="float">
            <text:p>-0.0003287</text:p>
          </table:table-cell>
          <table:table-cell table:formula="of:=([.V3]-MIN([.V$2:.V$20]))/(MAX([.V$2:.V$20])-MIN([.V$2:.V$20]))" office:value-type="float" office:value="0.433550918866122" calcext:value-type="float">
            <text:p>0.4335509189</text:p>
          </table:table-cell>
          <table:table-cell/>
          <table:table-cell office:value-type="string" calcext:value-type="string">
            <text:p>55(10)5(20)5(30)</text:p>
          </table:table-cell>
          <table:table-cell office:value-type="float" office:value="-6.24882218926" calcext:value-type="float">
            <text:p>-6.2488221893</text:p>
          </table:table-cell>
          <table:table-cell office:value-type="float" office:value="-0.71729207851" calcext:value-type="float">
            <text:p>-0.7172920785</text:p>
          </table:table-cell>
          <table:table-cell office:value-type="float" office:value="1.8325" calcext:value-type="float">
            <text:p>1.8325</text:p>
          </table:table-cell>
          <table:table-cell office:value-type="float" office:value="-2208.0703701" calcext:value-type="float">
            <text:p>-2208.0703701</text:p>
          </table:table-cell>
          <table:table-cell office:value-type="float" office:value="3.3483" calcext:value-type="float">
            <text:p>3.3483</text:p>
          </table:table-cell>
          <table:table-cell table:formula="of:=[.AD3]/[.$Q$55]" office:value-type="string" office:string-value="" calcext:value-type="error">
            <text:p>#DIV/0!</text:p>
          </table:table-cell>
          <table:table-cell table:formula="of:=[.AC3]-[.AC$2]" office:value-type="float" office:value="-0.000582699999995384" calcext:value-type="float">
            <text:p>-0.0005827</text:p>
          </table:table-cell>
          <table:table-cell table:formula="of:=([.AF3]-MIN([.AF$2:.AF$20]))/(MAX([.AF$2:.AF$20])-MIN([.AF$2:.AF$20]))" office:value-type="float" office:value="0.425259097717344" calcext:value-type="float">
            <text:p>0.4252590977</text:p>
          </table:table-cell>
        </table:table-row>
        <table:table-row table:style-name="ro1">
          <table:table-cell table:formula="of:=COS(RADIANS([.C4]))" office:value-type="float" office:value="0.939692620785908" calcext:value-type="float">
            <text:p>0.9396926208</text:p>
          </table:table-cell>
          <table:table-cell table:formula="of:=[.A4]^2" office:value-type="float" office:value="0.883022221559489" calcext:value-type="float">
            <text:p>0.88302222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(20)</text:p>
          </table:table-cell>
          <table:table-cell office:value-type="float" office:value="-6.92720198886" calcext:value-type="float">
            <text:p>-6.9272019889</text:p>
          </table:table-cell>
          <table:table-cell office:value-type="float" office:value="0.0658515489375" calcext:value-type="float">
            <text:p>0.0658515489</text:p>
          </table:table-cell>
          <table:table-cell office:value-type="float" office:value="1.1607" calcext:value-type="float">
            <text:p>1.1607</text:p>
          </table:table-cell>
          <table:table-cell office:value-type="float" office:value="-1104.627942" calcext:value-type="float">
            <text:p>-1104.627942</text:p>
          </table:table-cell>
          <table:table-cell office:value-type="float" office:value="4.4408" calcext:value-type="float">
            <text:p>4.4408</text:p>
          </table:table-cell>
          <table:table-cell table:formula="of:=[.I4]/[.$Q$57]" office:value-type="string" office:string-value="" calcext:value-type="error">
            <text:p>#DIV/0!</text:p>
          </table:table-cell>
          <table:table-cell table:formula="of:=[.J4]/[.A4]^2" office:value-type="string" office:string-value="" calcext:value-type="error">
            <text:p>#DIV/0!</text:p>
          </table:table-cell>
          <table:table-cell table:formula="of:=[.H4]-[.H$2]" office:value-type="float" office:value="-0.000531900000169117" calcext:value-type="float">
            <text:p>-0.0005319</text:p>
          </table:table-cell>
          <table:table-cell table:formula="of:=([.L4]-MIN([.L$2:.L$20]))/(MAX([.L$2:.L$20])-MIN([.L$2:.L$20]))" office:value-type="float" office:value="0.37813541719933" calcext:value-type="float">
            <text:p>0.3781354172</text:p>
          </table:table-cell>
          <table:table-cell/>
          <table:table-cell office:value-type="string" calcext:value-type="string">
            <text:p>55(20)5(40)</text:p>
          </table:table-cell>
          <table:table-cell office:value-type="float" office:value="-6.53916765503" calcext:value-type="float">
            <text:p>-6.539167655</text:p>
          </table:table-cell>
          <table:table-cell office:value-type="float" office:value="-0.389122789176" calcext:value-type="float">
            <text:p>-0.3891227892</text:p>
          </table:table-cell>
          <table:table-cell office:value-type="float" office:value="1.5259" calcext:value-type="float">
            <text:p>1.5259</text:p>
          </table:table-cell>
          <table:table-cell office:value-type="float" office:value="-1656.3495782" calcext:value-type="float">
            <text:p>-1656.3495782</text:p>
          </table:table-cell>
          <table:table-cell office:value-type="float" office:value="3.8091" calcext:value-type="float">
            <text:p>3.8091</text:p>
          </table:table-cell>
          <table:table-cell table:formula="of:=[.T4]/[.$Q$56]" office:value-type="string" office:string-value="" calcext:value-type="error">
            <text:p>#DIV/0!</text:p>
          </table:table-cell>
          <table:table-cell table:formula="of:=[.S4]-[.S$2]" office:value-type="float" office:value="-0.00101440000003095" calcext:value-type="float">
            <text:p>-0.0010144</text:p>
          </table:table-cell>
          <table:table-cell table:formula="of:=([.V4]-MIN([.V$2:.V$20]))/(MAX([.V$2:.V$20])-MIN([.V$2:.V$20]))" office:value-type="float" office:value="0.345614732543347" calcext:value-type="float">
            <text:p>0.3456147325</text:p>
          </table:table-cell>
          <table:table-cell/>
          <table:table-cell office:value-type="string" calcext:value-type="string">
            <text:p>55(20)5(40)5(60)</text:p>
          </table:table-cell>
          <table:table-cell office:value-type="float" office:value="-6.35902829389" calcext:value-type="float">
            <text:p>-6.3590282939</text:p>
          </table:table-cell>
          <table:table-cell office:value-type="float" office:value="-0.612256136816" calcext:value-type="float">
            <text:p>-0.6122561368</text:p>
          </table:table-cell>
          <table:table-cell office:value-type="float" office:value="1.6951" calcext:value-type="float">
            <text:p>1.6951</text:p>
          </table:table-cell>
          <table:table-cell office:value-type="float" office:value="-2208.0713507" calcext:value-type="float">
            <text:p>-2208.0713507</text:p>
          </table:table-cell>
          <table:table-cell office:value-type="float" office:value="3.5048" calcext:value-type="float">
            <text:p>3.5048</text:p>
          </table:table-cell>
          <table:table-cell table:formula="of:=[.AD4]/[.$Q$55]" office:value-type="string" office:string-value="" calcext:value-type="error">
            <text:p>#DIV/0!</text:p>
          </table:table-cell>
          <table:table-cell table:formula="of:=[.AC4]-[.AC$2]" office:value-type="float" office:value="-0.00156329999981608" calcext:value-type="float">
            <text:p>-0.0015633</text:p>
          </table:table-cell>
          <table:table-cell table:formula="of:=([.AF4]-MIN([.AF$2:.AF$20]))/(MAX([.AF$2:.AF$20])-MIN([.AF$2:.AF$20]))" office:value-type="float" office:value="0.34007175681855" calcext:value-type="float">
            <text:p>0.3400717568</text:p>
          </table:table-cell>
        </table:table-row>
        <table:table-row table:style-name="ro1">
          <table:table-cell table:formula="of:=COS(RADIANS([.C5]))" office:value-type="float" office:value="0.866025403784439" calcext:value-type="float">
            <text:p>0.8660254038</text:p>
          </table:table-cell>
          <table:table-cell table:formula="of:=[.A5]^2"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(30)</text:p>
          </table:table-cell>
          <table:table-cell office:value-type="float" office:value="-6.99033239941" calcext:value-type="float">
            <text:p>-6.9903323994</text:p>
          </table:table-cell>
          <table:table-cell office:value-type="float" office:value="0.131430984037" calcext:value-type="float">
            <text:p>0.131430984</text:p>
          </table:table-cell>
          <table:table-cell office:value-type="float" office:value="1.1457" calcext:value-type="float">
            <text:p>1.1457</text:p>
          </table:table-cell>
          <table:table-cell office:value-type="float" office:value="-1104.6282463" calcext:value-type="float">
            <text:p>-1104.6282463</text:p>
          </table:table-cell>
          <table:table-cell office:value-type="float" office:value="4.5422" calcext:value-type="float">
            <text:p>4.5422</text:p>
          </table:table-cell>
          <table:table-cell table:formula="of:=[.I5]/[.$Q$57]" office:value-type="string" office:string-value="" calcext:value-type="error">
            <text:p>#DIV/0!</text:p>
          </table:table-cell>
          <table:table-cell table:formula="of:=[.J5]/[.A5]^2" office:value-type="string" office:string-value="" calcext:value-type="error">
            <text:p>#DIV/0!</text:p>
          </table:table-cell>
          <table:table-cell table:formula="of:=[.H5]-[.H$2]" office:value-type="float" office:value="-0.000836200000094323" calcext:value-type="float">
            <text:p>-0.0008362</text:p>
          </table:table-cell>
          <table:table-cell table:formula="of:=([.L5]-MIN([.L$2:.L$20]))/(MAX([.L$2:.L$20])-MIN([.L$2:.L$20]))" office:value-type="float" office:value="0.294988797184137" calcext:value-type="float">
            <text:p>0.2949887972</text:p>
          </table:table-cell>
          <table:table-cell/>
          <table:table-cell office:value-type="string" calcext:value-type="string">
            <text:p>55(30)5(60)</text:p>
          </table:table-cell>
          <table:table-cell office:value-type="float" office:value="-6.65100644269" calcext:value-type="float">
            <text:p>-6.6510064427</text:p>
          </table:table-cell>
          <table:table-cell office:value-type="float" office:value="-0.283270505967" calcext:value-type="float">
            <text:p>-0.283270506</text:p>
          </table:table-cell>
          <table:table-cell office:value-type="float" office:value="1.4597" calcext:value-type="float">
            <text:p>1.4597</text:p>
          </table:table-cell>
          <table:table-cell office:value-type="float" office:value="-1656.3500363" calcext:value-type="float">
            <text:p>-1656.3500363</text:p>
          </table:table-cell>
          <table:table-cell office:value-type="float" office:value="3.9715" calcext:value-type="float">
            <text:p>3.9715</text:p>
          </table:table-cell>
          <table:table-cell table:formula="of:=[.T5]/[.$Q$56]" office:value-type="string" office:string-value="" calcext:value-type="error">
            <text:p>#DIV/0!</text:p>
          </table:table-cell>
          <table:table-cell table:formula="of:=[.S5]-[.S$2]" office:value-type="float" office:value="-0.0014725000000908" calcext:value-type="float">
            <text:p>-0.0014725</text:p>
          </table:table-cell>
          <table:table-cell table:formula="of:=([.V5]-MIN([.V$2:.V$20]))/(MAX([.V$2:.V$20])-MIN([.V$2:.V$20]))" office:value-type="float" office:value="0.286866640148365" calcext:value-type="float">
            <text:p>0.2868666401</text:p>
          </table:table-cell>
          <table:table-cell/>
          <table:table-cell office:value-type="string" calcext:value-type="string">
            <text:p>55(30)5(60)5(90)</text:p>
          </table:table-cell>
          <table:table-cell office:value-type="float" office:value="-6.50705822208" calcext:value-type="float">
            <text:p>-6.5070582221</text:p>
          </table:table-cell>
          <table:table-cell office:value-type="float" office:value="-0.479192469748" calcext:value-type="float">
            <text:p>-0.4791924697</text:p>
          </table:table-cell>
          <table:table-cell office:value-type="float" office:value="1.5367" calcext:value-type="float">
            <text:p>1.5367</text:p>
          </table:table-cell>
          <table:table-cell office:value-type="float" office:value="-2208.0717415" calcext:value-type="float">
            <text:p>-2208.0717415</text:p>
          </table:table-cell>
          <table:table-cell office:value-type="float" office:value="3.7123" calcext:value-type="float">
            <text:p>3.7123</text:p>
          </table:table-cell>
          <table:table-cell table:formula="of:=[.AD5]/[.$Q$55]" office:value-type="string" office:string-value="" calcext:value-type="error">
            <text:p>#DIV/0!</text:p>
          </table:table-cell>
          <table:table-cell table:formula="of:=[.AC5]-[.AC$2]" office:value-type="float" office:value="-0.00195409999969343" calcext:value-type="float">
            <text:p>-0.0019541</text:p>
          </table:table-cell>
          <table:table-cell table:formula="of:=([.AF5]-MIN([.AF$2:.AF$20]))/(MAX([.AF$2:.AF$20])-MIN([.AF$2:.AF$20]))" office:value-type="float" office:value="0.306121917109304" calcext:value-type="float">
            <text:p>0.3061219171</text:p>
          </table:table-cell>
        </table:table-row>
        <table:table-row table:style-name="ro1">
          <table:table-cell table:formula="of:=COS(RADIANS([.C6]))" office:value-type="float" office:value="0.766044443118978" calcext:value-type="float">
            <text:p>0.7660444431</text:p>
          </table:table-cell>
          <table:table-cell table:formula="of:=[.A6]^2" office:value-type="float" office:value="0.586824088833465" calcext:value-type="float">
            <text:p>0.58682408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(40)</text:p>
          </table:table-cell>
          <table:table-cell office:value-type="float" office:value="-7.0727828925" calcext:value-type="float">
            <text:p>-7.0727828925</text:p>
          </table:table-cell>
          <table:table-cell office:value-type="float" office:value="0.2119766803" calcext:value-type="float">
            <text:p>0.2119766803</text:p>
          </table:table-cell>
          <table:table-cell office:value-type="float" office:value="1.1337" calcext:value-type="float">
            <text:p>1.1337</text:p>
          </table:table-cell>
          <table:table-cell office:value-type="float" office:value="-1104.6282992" calcext:value-type="float">
            <text:p>-1104.6282992</text:p>
          </table:table-cell>
          <table:table-cell office:value-type="float" office:value="4.6693" calcext:value-type="float">
            <text:p>4.6693</text:p>
          </table:table-cell>
          <table:table-cell table:formula="of:=[.I6]/[.$Q$57]" office:value-type="string" office:string-value="" calcext:value-type="error">
            <text:p>#DIV/0!</text:p>
          </table:table-cell>
          <table:table-cell table:formula="of:=[.J6]/[.A6]^2" office:value-type="string" office:string-value="" calcext:value-type="error">
            <text:p>#DIV/0!</text:p>
          </table:table-cell>
          <table:table-cell table:formula="of:=[.H6]-[.H$2]" office:value-type="float" office:value="-0.000889099999994869" calcext:value-type="float">
            <text:p>-0.0008891</text:p>
          </table:table-cell>
          <table:table-cell table:formula="of:=([.L6]-MIN([.L$2:.L$20]))/(MAX([.L$2:.L$20])-MIN([.L$2:.L$20]))" office:value-type="float" office:value="0.280534455443698" calcext:value-type="float">
            <text:p>0.2805344554</text:p>
          </table:table-cell>
          <table:table-cell/>
          <table:table-cell office:value-type="string" calcext:value-type="string">
            <text:p>55(40)5(80)</text:p>
          </table:table-cell>
          <table:table-cell office:value-type="float" office:value="-6.7927777526" calcext:value-type="float">
            <text:p>-6.7927777526</text:p>
          </table:table-cell>
          <table:table-cell office:value-type="float" office:value="-0.1570096849" calcext:value-type="float">
            <text:p>-0.1570096849</text:p>
          </table:table-cell>
          <table:table-cell office:value-type="float" office:value="1.3926" calcext:value-type="float">
            <text:p>1.3926</text:p>
          </table:table-cell>
          <table:table-cell office:value-type="float" office:value="-1656.3498583" calcext:value-type="float">
            <text:p>-1656.3498583</text:p>
          </table:table-cell>
          <table:table-cell office:value-type="float" office:value="4.173" calcext:value-type="float">
            <text:p>4.173</text:p>
          </table:table-cell>
          <table:table-cell table:formula="of:=[.T6]/[.$Q$56]" office:value-type="string" office:string-value="" calcext:value-type="error">
            <text:p>#DIV/0!</text:p>
          </table:table-cell>
          <table:table-cell table:formula="of:=[.S6]-[.S$2]" office:value-type="float" office:value="-0.00129450000008546" calcext:value-type="float">
            <text:p>-0.0012945</text:p>
          </table:table-cell>
          <table:table-cell table:formula="of:=([.V6]-MIN([.V$2:.V$20]))/(MAX([.V$2:.V$20])-MIN([.V$2:.V$20]))" office:value-type="float" office:value="0.309693884080376" calcext:value-type="float">
            <text:p>0.3096938841</text:p>
          </table:table-cell>
          <table:table-cell/>
          <table:table-cell office:value-type="string" calcext:value-type="string">
            <text:p>55(40)5(80)5(120)</text:p>
          </table:table-cell>
          <table:table-cell office:value-type="float" office:value="-6.6695101837" calcext:value-type="float">
            <text:p>-6.6695101837</text:p>
          </table:table-cell>
          <table:table-cell office:value-type="float" office:value="-0.337149046" calcext:value-type="float">
            <text:p>-0.337149046</text:p>
          </table:table-cell>
          <table:table-cell office:value-type="float" office:value="1.3793" calcext:value-type="float">
            <text:p>1.3793</text:p>
          </table:table-cell>
          <table:table-cell office:value-type="float" office:value="-2208.0713218" calcext:value-type="float">
            <text:p>-2208.0713218</text:p>
          </table:table-cell>
          <table:table-cell office:value-type="float" office:value="3.9408" calcext:value-type="float">
            <text:p>3.9408</text:p>
          </table:table-cell>
          <table:table-cell table:formula="of:=[.AD6]/[.$Q$55]" office:value-type="string" office:string-value="" calcext:value-type="error">
            <text:p>#DIV/0!</text:p>
          </table:table-cell>
          <table:table-cell table:formula="of:=[.AC6]-[.AC$2]" office:value-type="float" office:value="-0.00153439999985494" calcext:value-type="float">
            <text:p>-0.0015344</text:p>
          </table:table-cell>
          <table:table-cell table:formula="of:=([.AF6]-MIN([.AF$2:.AF$20]))/(MAX([.AF$2:.AF$20])-MIN([.AF$2:.AF$20]))" office:value-type="float" office:value="0.342582376999169" calcext:value-type="float">
            <text:p>0.342582377</text:p>
          </table:table-cell>
        </table:table-row>
        <table:table-row table:style-name="ro1">
          <table:table-cell table:formula="of:=COS(RADIANS([.C7]))" office:value-type="float" office:value="0.642787609686539" calcext:value-type="float">
            <text:p>0.6427876097</text:p>
          </table:table-cell>
          <table:table-cell table:formula="of:=[.A7]^2" office:value-type="float" office:value="0.413175911166535" calcext:value-type="float">
            <text:p>0.4131759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5(50)</text:p>
          </table:table-cell>
          <table:table-cell office:value-type="float" office:value="-7.1731928989" calcext:value-type="float">
            <text:p>-7.1731928989</text:p>
          </table:table-cell>
          <table:table-cell office:value-type="float" office:value="0.3047674992" calcext:value-type="float">
            <text:p>0.3047674992</text:p>
          </table:table-cell>
          <table:table-cell office:value-type="float" office:value="1.1236" calcext:value-type="float">
            <text:p>1.1236</text:p>
          </table:table-cell>
          <table:table-cell office:value-type="float" office:value="-1104.6280083" calcext:value-type="float">
            <text:p>-1104.6280083</text:p>
          </table:table-cell>
          <table:table-cell office:value-type="float" office:value="4.8192" calcext:value-type="float">
            <text:p>4.8192</text:p>
          </table:table-cell>
          <table:table-cell table:formula="of:=[.I7]/[.$Q$57]" office:value-type="string" office:string-value="" calcext:value-type="error">
            <text:p>#DIV/0!</text:p>
          </table:table-cell>
          <table:table-cell table:formula="of:=[.J7]/[.A7]^2" office:value-type="string" office:string-value="" calcext:value-type="error">
            <text:p>#DIV/0!</text:p>
          </table:table-cell>
          <table:table-cell table:formula="of:=[.H7]-[.H$2]" office:value-type="float" office:value="-0.000598200000013094" calcext:value-type="float">
            <text:p>-0.0005982</text:p>
          </table:table-cell>
          <table:table-cell table:formula="of:=([.L7]-MIN([.L$2:.L$20]))/(MAX([.L$2:.L$20])-MIN([.L$2:.L$20]))" office:value-type="float" office:value="0.360019673211853" calcext:value-type="float">
            <text:p>0.3600196732</text:p>
          </table:table-cell>
          <table:table-cell/>
          <table:table-cell office:value-type="string" calcext:value-type="string">
            <text:p>55(50)5(100)</text:p>
          </table:table-cell>
          <table:table-cell office:value-type="float" office:value="-6.9631210156" calcext:value-type="float">
            <text:p>-6.9631210156</text:p>
          </table:table-cell>
          <table:table-cell office:value-type="float" office:value="-0.0111566674" calcext:value-type="float">
            <text:p>-0.0111566674</text:p>
          </table:table-cell>
          <table:table-cell office:value-type="float" office:value="1.3118" calcext:value-type="float">
            <text:p>1.3118</text:p>
          </table:table-cell>
          <table:table-cell office:value-type="float" office:value="-1656.3489588" calcext:value-type="float">
            <text:p>-1656.3489588</text:p>
          </table:table-cell>
          <table:table-cell office:value-type="float" office:value="4.4129" calcext:value-type="float">
            <text:p>4.4129</text:p>
          </table:table-cell>
          <table:table-cell table:formula="of:=[.T7]/[.$Q$56]" office:value-type="string" office:string-value="" calcext:value-type="error">
            <text:p>#DIV/0!</text:p>
          </table:table-cell>
          <table:table-cell table:formula="of:=[.S7]-[.S$2]" office:value-type="float" office:value="-0.000395000000025902" calcext:value-type="float">
            <text:p>-0.000395</text:p>
          </table:table-cell>
          <table:table-cell table:formula="of:=([.V7]-MIN([.V$2:.V$20]))/(MAX([.V$2:.V$20])-MIN([.V$2:.V$20]))" office:value-type="float" office:value="0.42504841170727" calcext:value-type="float">
            <text:p>0.4250484117</text:p>
          </table:table-cell>
          <table:table-cell/>
          <table:table-cell office:value-type="string" calcext:value-type="string">
            <text:p>55(50)5(100)5(150)</text:p>
          </table:table-cell>
          <table:table-cell office:value-type="float" office:value="-6.83087369" calcext:value-type="float">
            <text:p>-6.83087369</text:p>
          </table:table-cell>
          <table:table-cell office:value-type="float" office:value="-0.1978267607" calcext:value-type="float">
            <text:p>-0.1978267607</text:p>
          </table:table-cell>
          <table:table-cell office:value-type="float" office:value="1.2288" calcext:value-type="float">
            <text:p>1.2288</text:p>
          </table:table-cell>
          <table:table-cell office:value-type="float" office:value="-2208.0703194" calcext:value-type="float">
            <text:p>-2208.0703194</text:p>
          </table:table-cell>
          <table:table-cell office:value-type="float" office:value="4.1679" calcext:value-type="float">
            <text:p>4.1679</text:p>
          </table:table-cell>
          <table:table-cell table:formula="of:=[.AD7]/[.$Q$55]" office:value-type="string" office:string-value="" calcext:value-type="error">
            <text:p>#DIV/0!</text:p>
          </table:table-cell>
          <table:table-cell table:formula="of:=[.AC7]-[.AC$2]" office:value-type="float" office:value="-0.000531999999566324" calcext:value-type="float">
            <text:p>-0.000532</text:p>
          </table:table-cell>
          <table:table-cell table:formula="of:=([.AF7]-MIN([.AF$2:.AF$20]))/(MAX([.AF$2:.AF$20])-MIN([.AF$2:.AF$20]))" office:value-type="float" office:value="0.429663542160449" calcext:value-type="float">
            <text:p>0.4296635422</text:p>
          </table:table-cell>
        </table:table-row>
        <table:table-row table:style-name="ro1">
          <table:table-cell table:formula="of:=COS(RADIANS([.C8]))" office:value-type="float" office:value="0.5" calcext:value-type="float">
            <text:p>0.5</text:p>
          </table:table-cell>
          <table:table-cell table:formula="of:=[.A8]^2"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(60)</text:p>
          </table:table-cell>
          <table:table-cell office:value-type="float" office:value="-7.2964604678" calcext:value-type="float">
            <text:p>-7.2964604678</text:p>
          </table:table-cell>
          <table:table-cell office:value-type="float" office:value="0.4127966931" calcext:value-type="float">
            <text:p>0.4127966931</text:p>
          </table:table-cell>
          <table:table-cell office:value-type="float" office:value="1.1076" calcext:value-type="float">
            <text:p>1.1076</text:p>
          </table:table-cell>
          <table:table-cell office:value-type="float" office:value="-1104.6273989" calcext:value-type="float">
            <text:p>-1104.6273989</text:p>
          </table:table-cell>
          <table:table-cell office:value-type="float" office:value="4.9979" calcext:value-type="float">
            <text:p>4.9979</text:p>
          </table:table-cell>
          <table:table-cell table:formula="of:=[.I8]/[.$Q$57]" office:value-type="string" office:string-value="" calcext:value-type="error">
            <text:p>#DIV/0!</text:p>
          </table:table-cell>
          <table:table-cell table:formula="of:=[.J8]/[.A8]^2" office:value-type="string" office:string-value="" calcext:value-type="error">
            <text:p>#DIV/0!</text:p>
          </table:table-cell>
          <table:table-cell table:formula="of:=[.H8]-[.H$2]" office:value-type="float" office:value="0.0000112000000171975" calcext:value-type="float">
            <text:p>0.0000112</text:p>
          </table:table-cell>
          <table:table-cell table:formula="of:=([.L8]-MIN([.L$2:.L$20]))/(MAX([.L$2:.L$20])-MIN([.L$2:.L$20]))" office:value-type="float" office:value="0.526531504471239" calcext:value-type="float">
            <text:p>0.5265315045</text:p>
          </table:table-cell>
          <table:table-cell/>
          <table:table-cell office:value-type="string" calcext:value-type="string">
            <text:p>55(60)5(120)</text:p>
          </table:table-cell>
          <table:table-cell office:value-type="float" office:value="-7.159587207" calcext:value-type="float">
            <text:p>-7.159587207</text:p>
          </table:table-cell>
          <table:table-cell office:value-type="float" office:value="0.1526558634" calcext:value-type="float">
            <text:p>0.1526558634</text:p>
          </table:table-cell>
          <table:table-cell office:value-type="float" office:value="1.1998" calcext:value-type="float">
            <text:p>1.1998</text:p>
          </table:table-cell>
          <table:table-cell office:value-type="float" office:value="-1656.3475428" calcext:value-type="float">
            <text:p>-1656.3475428</text:p>
          </table:table-cell>
          <table:table-cell office:value-type="float" office:value="4.6875" calcext:value-type="float">
            <text:p>4.6875</text:p>
          </table:table-cell>
          <table:table-cell table:formula="of:=[.T8]/[.$Q$56]" office:value-type="string" office:string-value="" calcext:value-type="error">
            <text:p>#DIV/0!</text:p>
          </table:table-cell>
          <table:table-cell table:formula="of:=[.S8]-[.S$2]" office:value-type="float" office:value="0.00102100000003702" calcext:value-type="float">
            <text:p>0.001021</text:p>
          </table:table-cell>
          <table:table-cell table:formula="of:=([.V8]-MIN([.V$2:.V$20]))/(MAX([.V$2:.V$20])-MIN([.V$2:.V$20]))" office:value-type="float" office:value="0.606640419618471" calcext:value-type="float">
            <text:p>0.6066404196</text:p>
          </table:table-cell>
          <table:table-cell/>
          <table:table-cell office:value-type="string" calcext:value-type="string">
            <text:p>55(60)5(120)5(180)</text:p>
          </table:table-cell>
          <table:table-cell office:value-type="float" office:value="-6.9955025623" calcext:value-type="float">
            <text:p>-6.9955025623</text:p>
          </table:table-cell>
          <table:table-cell office:value-type="float" office:value="-0.0552391092" calcext:value-type="float">
            <text:p>-0.0552391092</text:p>
          </table:table-cell>
          <table:table-cell office:value-type="float" office:value="1.0427" calcext:value-type="float">
            <text:p>1.0427</text:p>
          </table:table-cell>
          <table:table-cell office:value-type="float" office:value="-2208.06884" calcext:value-type="float">
            <text:p>-2208.06884</text:p>
          </table:table-cell>
          <table:table-cell office:value-type="float" office:value="4.3955" calcext:value-type="float">
            <text:p>4.3955</text:p>
          </table:table-cell>
          <table:table-cell table:formula="of:=[.AD8]/[.$Q$55]" office:value-type="string" office:string-value="" calcext:value-type="error">
            <text:p>#DIV/0!</text:p>
          </table:table-cell>
          <table:table-cell table:formula="of:=[.AC8]-[.AC$2]" office:value-type="float" office:value="0.000947400000313792" calcext:value-type="float">
            <text:p>0.0009474</text:p>
          </table:table-cell>
          <table:table-cell table:formula="of:=([.AF8]-MIN([.AF$2:.AF$20]))/(MAX([.AF$2:.AF$20])-MIN([.AF$2:.AF$20]))" office:value-type="float" office:value="0.558182971222764" calcext:value-type="float">
            <text:p>0.5581829712</text:p>
          </table:table-cell>
        </table:table-row>
        <table:table-row table:style-name="ro1">
          <table:table-cell table:formula="of:=COS(RADIANS([.C9]))" office:value-type="float" office:value="0.342020143325669" calcext:value-type="float">
            <text:p>0.3420201433</text:p>
          </table:table-cell>
          <table:table-cell table:formula="of:=[.A9]^2" office:value-type="float" office:value="0.116977778440511" calcext:value-type="float">
            <text:p>0.11697777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5(70)</text:p>
          </table:table-cell>
          <table:table-cell office:value-type="float" office:value="-7.4485721036" calcext:value-type="float">
            <text:p>-7.4485721036</text:p>
          </table:table-cell>
          <table:table-cell office:value-type="float" office:value="0.5398738558" calcext:value-type="float">
            <text:p>0.5398738558</text:p>
          </table:table-cell>
          <table:table-cell office:value-type="float" office:value="1.072" calcext:value-type="float">
            <text:p>1.072</text:p>
          </table:table-cell>
          <table:table-cell office:value-type="float" office:value="-1104.6266106" calcext:value-type="float">
            <text:p>-1104.6266106</text:p>
          </table:table-cell>
          <table:table-cell office:value-type="float" office:value="5.2139" calcext:value-type="float">
            <text:p>5.2139</text:p>
          </table:table-cell>
          <table:table-cell table:formula="of:=[.I9]/[.$Q$57]" office:value-type="string" office:string-value="" calcext:value-type="error">
            <text:p>#DIV/0!</text:p>
          </table:table-cell>
          <table:table-cell table:formula="of:=[.J9]/[.A9]^2" office:value-type="string" office:string-value="" calcext:value-type="error">
            <text:p>#DIV/0!</text:p>
          </table:table-cell>
          <table:table-cell table:formula="of:=[.H9]-[.H$2]" office:value-type="float" office:value="0.000799499999857289" calcext:value-type="float">
            <text:p>0.0007995</text:p>
          </table:table-cell>
          <table:table-cell table:formula="of:=([.L9]-MIN([.L$2:.L$20]))/(MAX([.L$2:.L$20])-MIN([.L$2:.L$20]))" office:value-type="float" office:value="0.741925788272722" calcext:value-type="float">
            <text:p>0.7419257883</text:p>
          </table:table-cell>
          <table:table-cell/>
          <table:table-cell office:value-type="string" calcext:value-type="string">
            <text:p>55(70)5(140)</text:p>
          </table:table-cell>
          <table:table-cell office:value-type="float" office:value="-7.3802715301" calcext:value-type="float">
            <text:p>-7.3802715301</text:p>
          </table:table-cell>
          <table:table-cell office:value-type="float" office:value="0.3322509969" calcext:value-type="float">
            <text:p>0.3322509969</text:p>
          </table:table-cell>
          <table:table-cell office:value-type="float" office:value="1.034" calcext:value-type="float">
            <text:p>1.034</text:p>
          </table:table-cell>
          <table:table-cell office:value-type="float" office:value="-1656.3460041" calcext:value-type="float">
            <text:p>-1656.3460041</text:p>
          </table:table-cell>
          <table:table-cell office:value-type="float" office:value="4.9947" calcext:value-type="float">
            <text:p>4.9947</text:p>
          </table:table-cell>
          <table:table-cell table:formula="of:=[.T9]/[.$Q$56]" office:value-type="string" office:string-value="" calcext:value-type="error">
            <text:p>#DIV/0!</text:p>
          </table:table-cell>
          <table:table-cell table:formula="of:=[.S9]-[.S$2]" office:value-type="float" office:value="0.00255969999989247" calcext:value-type="float">
            <text:p>0.0025597</text:p>
          </table:table-cell>
          <table:table-cell table:formula="of:=([.V9]-MIN([.V$2:.V$20]))/(MAX([.V$2:.V$20])-MIN([.V$2:.V$20]))" office:value-type="float" office:value="0.803967836662467" calcext:value-type="float">
            <text:p>0.8039678367</text:p>
          </table:table-cell>
          <table:table-cell/>
          <table:table-cell office:value-type="string" calcext:value-type="string">
            <text:p>55(70)5(140)5(210)</text:p>
          </table:table-cell>
          <table:table-cell office:value-type="float" office:value="-7.1721044436" calcext:value-type="float">
            <text:p>-7.1721044436</text:p>
          </table:table-cell>
          <table:table-cell office:value-type="float" office:value="0.1017705756" calcext:value-type="float">
            <text:p>0.1017705756</text:p>
          </table:table-cell>
          <table:table-cell office:value-type="float" office:value="0.774" calcext:value-type="float">
            <text:p>0.774</text:p>
          </table:table-cell>
          <table:table-cell office:value-type="float" office:value="-2208.0670482" calcext:value-type="float">
            <text:p>-2208.0670482</text:p>
          </table:table-cell>
          <table:table-cell office:value-type="float" office:value="4.6352" calcext:value-type="float">
            <text:p>4.6352</text:p>
          </table:table-cell>
          <table:table-cell table:formula="of:=[.AD9]/[.$Q$55]" office:value-type="string" office:string-value="" calcext:value-type="error">
            <text:p>#DIV/0!</text:p>
          </table:table-cell>
          <table:table-cell table:formula="of:=[.AC9]-[.AC$2]" office:value-type="float" office:value="0.00273920000017824" calcext:value-type="float">
            <text:p>0.0027392</text:p>
          </table:table-cell>
          <table:table-cell table:formula="of:=([.AF9]-MIN([.AF$2:.AF$20]))/(MAX([.AF$2:.AF$20])-MIN([.AF$2:.AF$20]))" office:value-type="float" office:value="0.713841422618666" calcext:value-type="float">
            <text:p>0.7138414226</text:p>
          </table:table-cell>
        </table:table-row>
        <table:table-row table:style-name="ro1">
          <table:table-cell table:formula="of:=COS(RADIANS([.C10]))" office:value-type="float" office:value="0.17364817766693" calcext:value-type="float">
            <text:p>0.1736481777</text:p>
          </table:table-cell>
          <table:table-cell table:formula="of:=[.A10]^2" office:value-type="float" office:value="0.0301536896070458" calcext:value-type="float">
            <text:p>0.03015368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(80)</text:p>
          </table:table-cell>
          <table:table-cell office:value-type="float" office:value="-7.6368748799" calcext:value-type="float">
            <text:p>-7.6368748799</text:p>
          </table:table-cell>
          <table:table-cell office:value-type="float" office:value="0.6914412638" calcext:value-type="float">
            <text:p>0.6914412638</text:p>
          </table:table-cell>
          <table:table-cell office:value-type="float" office:value="0.9954" calcext:value-type="float">
            <text:p>0.9954</text:p>
          </table:table-cell>
          <table:table-cell office:value-type="float" office:value="-1104.625922" calcext:value-type="float">
            <text:p>-1104.625922</text:p>
          </table:table-cell>
          <table:table-cell office:value-type="float" office:value="5.4795" calcext:value-type="float">
            <text:p>5.4795</text:p>
          </table:table-cell>
          <table:table-cell table:formula="of:=[.I10]/[.$Q$57]" office:value-type="string" office:string-value="" calcext:value-type="error">
            <text:p>#DIV/0!</text:p>
          </table:table-cell>
          <table:table-cell table:formula="of:=[.J10]/[.A10]^2" office:value-type="string" office:string-value="" calcext:value-type="error">
            <text:p>#DIV/0!</text:p>
          </table:table-cell>
          <table:table-cell table:formula="of:=[.H10]-[.H$2]" office:value-type="float" office:value="0.00148809999996047" calcext:value-type="float">
            <text:p>0.0014881</text:p>
          </table:table-cell>
          <table:table-cell table:formula="of:=([.L10]-MIN([.L$2:.L$20]))/(MAX([.L$2:.L$20])-MIN([.L$2:.L$20]))" office:value-type="float" office:value="0.930078146357223" calcext:value-type="float">
            <text:p>0.9300781464</text:p>
          </table:table-cell>
          <table:table-cell/>
          <table:table-cell office:value-type="string" calcext:value-type="string">
            <text:p>55(80)5(160)</text:p>
          </table:table-cell>
          <table:table-cell office:value-type="float" office:value="-7.624901871" calcext:value-type="float">
            <text:p>-7.624901871</text:p>
          </table:table-cell>
          <table:table-cell office:value-type="float" office:value="0.5161999518" calcext:value-type="float">
            <text:p>0.5161999518</text:p>
          </table:table-cell>
          <table:table-cell office:value-type="float" office:value="0.8003" calcext:value-type="float">
            <text:p>0.8003</text:p>
          </table:table-cell>
          <table:table-cell office:value-type="float" office:value="-1656.3448498" calcext:value-type="float">
            <text:p>-1656.3448498</text:p>
          </table:table-cell>
          <table:table-cell office:value-type="float" office:value="5.3283" calcext:value-type="float">
            <text:p>5.3283</text:p>
          </table:table-cell>
          <table:table-cell table:formula="of:=[.T10]/[.$Q$56]" office:value-type="string" office:string-value="" calcext:value-type="error">
            <text:p>#DIV/0!</text:p>
          </table:table-cell>
          <table:table-cell table:formula="of:=[.S10]-[.S$2]" office:value-type="float" office:value="0.00371399999994537" calcext:value-type="float">
            <text:p>0.003714</text:p>
          </table:table-cell>
          <table:table-cell table:formula="of:=([.V10]-MIN([.V$2:.V$20]))/(MAX([.V$2:.V$20])-MIN([.V$2:.V$20]))" office:value-type="float" office:value="0.951998666275596" calcext:value-type="float">
            <text:p>0.9519986663</text:p>
          </table:table-cell>
          <table:table-cell/>
          <table:table-cell office:value-type="string" calcext:value-type="string">
            <text:p>55(80)5(160)5(240)</text:p>
          </table:table-cell>
          <table:table-cell office:value-type="float" office:value="-7.35686974" calcext:value-type="float">
            <text:p>-7.35686974</text:p>
          </table:table-cell>
          <table:table-cell office:value-type="float" office:value="0.2653109926" calcext:value-type="float">
            <text:p>0.2653109926</text:p>
          </table:table-cell>
          <table:table-cell office:value-type="float" office:value="0.4084" calcext:value-type="float">
            <text:p>0.4084</text:p>
          </table:table-cell>
          <table:table-cell office:value-type="float" office:value="-2208.0651723" calcext:value-type="float">
            <text:p>-2208.0651723</text:p>
          </table:table-cell>
          <table:table-cell office:value-type="float" office:value="4.9034" calcext:value-type="float">
            <text:p>4.9034</text:p>
          </table:table-cell>
          <table:table-cell table:formula="of:=[.AD10]/[.$Q$55]" office:value-type="string" office:string-value="" calcext:value-type="error">
            <text:p>#DIV/0!</text:p>
          </table:table-cell>
          <table:table-cell table:formula="of:=[.AC10]-[.AC$2]" office:value-type="float" office:value="0.00461510000013732" calcext:value-type="float">
            <text:p>0.0046151</text:p>
          </table:table-cell>
          <table:table-cell table:formula="of:=([.AF10]-MIN([.AF$2:.AF$20]))/(MAX([.AF$2:.AF$20])-MIN([.AF$2:.AF$20]))" office:value-type="float" office:value="0.876805865630883" calcext:value-type="float">
            <text:p>0.8768058656</text:p>
          </table:table-cell>
        </table:table-row>
        <table:table-row table:style-name="ro1">
          <table:table-cell table:formula="of:=COS(RADIANS([.C11]))" office:value-type="float" office:value="6.12323399573677E-017" calcext:value-type="float">
            <text:p>6.12323399573677E-017</text:p>
          </table:table-cell>
          <table:table-cell table:formula="of:=[.A11]^2" office:value-type="float" office:value="3.74939945665464E-033" calcext:value-type="float">
            <text:p>3.74939945665464E-0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5(90)</text:p>
          </table:table-cell>
          <table:table-cell office:value-type="float" office:value="-7.8570149753" calcext:value-type="float">
            <text:p>-7.8570149753</text:p>
          </table:table-cell>
          <table:table-cell office:value-type="float" office:value="0.8519884286" calcext:value-type="float">
            <text:p>0.8519884286</text:p>
          </table:table-cell>
          <table:table-cell office:value-type="float" office:value="0.8691" calcext:value-type="float">
            <text:p>0.8691</text:p>
          </table:table-cell>
          <table:table-cell office:value-type="float" office:value="-1104.6256661" calcext:value-type="float">
            <text:p>-1104.6256661</text:p>
          </table:table-cell>
          <table:table-cell office:value-type="float" office:value="5.763" calcext:value-type="float">
            <text:p>5.763</text:p>
          </table:table-cell>
          <table:table-cell table:formula="of:=[.I11]/[.$Q$57]" office:value-type="string" office:string-value="" calcext:value-type="error">
            <text:p>#DIV/0!</text:p>
          </table:table-cell>
          <table:table-cell/>
          <table:table-cell table:formula="of:=[.H11]-[.H$2]" office:value-type="float" office:value="0.00174399999991692" calcext:value-type="float">
            <text:p>0.001744</text:p>
          </table:table-cell>
          <table:table-cell table:formula="of:=([.L11]-MIN([.L$2:.L$20]))/(MAX([.L$2:.L$20])-MIN([.L$2:.L$20]))" office:value-type="float" office:value="1" calcext:value-type="float">
            <text:p>1</text:p>
          </table:table-cell>
          <table:table-cell/>
          <table:table-cell office:value-type="string" calcext:value-type="string">
            <text:p>55(90)5(180)</text:p>
          </table:table-cell>
          <table:table-cell office:value-type="float" office:value="-7.7892586295" calcext:value-type="float">
            <text:p>-7.7892586295</text:p>
          </table:table-cell>
          <table:table-cell office:value-type="float" office:value="0.6079023154" calcext:value-type="float">
            <text:p>0.6079023154</text:p>
          </table:table-cell>
          <table:table-cell office:value-type="float" office:value="0.5092" calcext:value-type="float">
            <text:p>0.5092</text:p>
          </table:table-cell>
          <table:table-cell office:value-type="float" office:value="-1656.3444755" calcext:value-type="float">
            <text:p>-1656.3444755</text:p>
          </table:table-cell>
          <table:table-cell office:value-type="float" office:value="5.5548" calcext:value-type="float">
            <text:p>5.5548</text:p>
          </table:table-cell>
          <table:table-cell table:formula="of:=[.T11]/[.$Q$56]" office:value-type="string" office:string-value="" calcext:value-type="error">
            <text:p>#DIV/0!</text:p>
          </table:table-cell>
          <table:table-cell table:formula="of:=[.S11]-[.S$2]" office:value-type="float" office:value="0.00408829999992122" calcext:value-type="float">
            <text:p>0.0040883</text:p>
          </table:table-cell>
          <table:table-cell table:formula="of:=([.V11]-MIN([.V$2:.V$20]))/(MAX([.V$2:.V$20])-MIN([.V$2:.V$20]))" office:value-type="float" office:value="1" calcext:value-type="float">
            <text:p>1</text:p>
          </table:table-cell>
          <table:table-cell/>
          <table:table-cell office:value-type="string" calcext:value-type="string">
            <text:p>55(90)5(180)5(270)</text:p>
          </table:table-cell>
          <table:table-cell office:value-type="float" office:value="-7.5604108912" calcext:value-type="float">
            <text:p>-7.5604108912</text:p>
          </table:table-cell>
          <table:table-cell office:value-type="float" office:value="0.4065380748" calcext:value-type="float">
            <text:p>0.4065380748</text:p>
          </table:table-cell>
          <table:table-cell office:value-type="float" office:value="0.171" calcext:value-type="float">
            <text:p>0.171</text:p>
          </table:table-cell>
          <table:table-cell office:value-type="float" office:value="-2208.0637542" calcext:value-type="float">
            <text:p>-2208.0637542</text:p>
          </table:table-cell>
          <table:table-cell office:value-type="float" office:value="5.2083" calcext:value-type="float">
            <text:p>5.2083</text:p>
          </table:table-cell>
          <table:table-cell table:formula="of:=[.AD11]/[.$Q$55]" office:value-type="string" office:string-value="" calcext:value-type="error">
            <text:p>#DIV/0!</text:p>
          </table:table-cell>
          <table:table-cell table:formula="of:=[.AC11]-[.AC$2]" office:value-type="float" office:value="0.00603320000027452" calcext:value-type="float">
            <text:p>0.0060332</text:p>
          </table:table-cell>
          <table:table-cell table:formula="of:=([.AF11]-MIN([.AF$2:.AF$20]))/(MAX([.AF$2:.AF$20])-MIN([.AF$2:.AF$20]))" office:value-type="float" office:value="1" calcext:value-type="float">
            <text:p>1</text:p>
          </table:table-cell>
        </table:table-row>
        <table:table-row table:style-name="ro1">
          <table:table-cell table:formula="of:=COS(RADIANS([.C12]))" office:value-type="float" office:value="-0.17364817766693" calcext:value-type="float">
            <text:p>-0.1736481777</text:p>
          </table:table-cell>
          <table:table-cell table:formula="of:=[.A12]^2" office:value-type="float" office:value="0.0301536896070458" calcext:value-type="float">
            <text:p>0.03015368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(100)</text:p>
          </table:table-cell>
          <table:table-cell office:value-type="float" office:value="-7.6333374" calcext:value-type="float">
            <text:p>-7.6333374</text:p>
          </table:table-cell>
          <table:table-cell office:value-type="float" office:value="0.6753865474" calcext:value-type="float">
            <text:p>0.6753865474</text:p>
          </table:table-cell>
          <table:table-cell office:value-type="float" office:value="0.7184" calcext:value-type="float">
            <text:p>0.7184</text:p>
          </table:table-cell>
          <table:table-cell office:value-type="float" office:value="-1104.6260178" calcext:value-type="float">
            <text:p>-1104.6260178</text:p>
          </table:table-cell>
          <table:table-cell office:value-type="float" office:value="5.4609" calcext:value-type="float">
            <text:p>5.4609</text:p>
          </table:table-cell>
          <table:table-cell table:formula="of:=[.I12]/[.$Q$57]" office:value-type="string" office:string-value="" calcext:value-type="error">
            <text:p>#DIV/0!</text:p>
          </table:table-cell>
          <table:table-cell table:formula="of:=[.J12]/[.A12]^2" office:value-type="string" office:string-value="" calcext:value-type="error">
            <text:p>#DIV/0!</text:p>
          </table:table-cell>
          <table:table-cell table:formula="of:=[.H12]-[.H$2]" office:value-type="float" office:value="0.00139229999990675" calcext:value-type="float">
            <text:p>0.0013923</text:p>
          </table:table-cell>
          <table:table-cell table:formula="of:=([.L12]-MIN([.L$2:.L$20]))/(MAX([.L$2:.L$20])-MIN([.L$2:.L$20]))" office:value-type="float" office:value="0.90390185255545" calcext:value-type="float">
            <text:p>0.9039018526</text:p>
          </table:table-cell>
          <table:table-cell/>
          <table:table-cell office:value-type="string" calcext:value-type="string">
            <text:p>55(100)5(200)</text:p>
          </table:table-cell>
          <table:table-cell office:value-type="float" office:value="-7.6129288621" calcext:value-type="float">
            <text:p>-7.6129288621</text:p>
          </table:table-cell>
          <table:table-cell office:value-type="float" office:value="0.4742944207" calcext:value-type="float">
            <text:p>0.4742944207</text:p>
          </table:table-cell>
          <table:table-cell office:value-type="float" office:value="0.2116" calcext:value-type="float">
            <text:p>0.2116</text:p>
          </table:table-cell>
          <table:table-cell office:value-type="float" office:value="-1656.3450837" calcext:value-type="float">
            <text:p>-1656.3450837</text:p>
          </table:table-cell>
          <table:table-cell office:value-type="float" office:value="5.2867" calcext:value-type="float">
            <text:p>5.2867</text:p>
          </table:table-cell>
          <table:table-cell table:formula="of:=[.T12]/[.$Q$56]" office:value-type="string" office:string-value="" calcext:value-type="error">
            <text:p>#DIV/0!</text:p>
          </table:table-cell>
          <table:table-cell table:formula="of:=[.S12]-[.S$2]" office:value-type="float" office:value="0.00348009999993337" calcext:value-type="float">
            <text:p>0.0034801</text:p>
          </table:table-cell>
          <table:table-cell table:formula="of:=([.V12]-MIN([.V$2:.V$20]))/(MAX([.V$2:.V$20])-MIN([.V$2:.V$20]))" office:value-type="float" office:value="0.922002641804748" calcext:value-type="float">
            <text:p>0.9220026418</text:p>
          </table:table-cell>
          <table:table-cell/>
          <table:table-cell office:value-type="string" calcext:value-type="string">
            <text:p>55(100)5(200)5(300)</text:p>
          </table:table-cell>
          <table:table-cell office:value-type="float" office:value="-7.6102077237" calcext:value-type="float">
            <text:p>-7.6102077237</text:p>
          </table:table-cell>
          <table:table-cell office:value-type="float" office:value="0.3929323829" calcext:value-type="float">
            <text:p>0.3929323829</text:p>
          </table:table-cell>
          <table:table-cell office:value-type="float" office:value="0.449" calcext:value-type="float">
            <text:p>0.449</text:p>
          </table:table-cell>
          <table:table-cell office:value-type="float" office:value="-2208.0639062" calcext:value-type="float">
            <text:p>-2208.0639062</text:p>
          </table:table-cell>
          <table:table-cell office:value-type="float" office:value="5.2292" calcext:value-type="float">
            <text:p>5.2292</text:p>
          </table:table-cell>
          <table:table-cell table:formula="of:=[.AD12]/[.$Q$55]" office:value-type="string" office:string-value="" calcext:value-type="error">
            <text:p>#DIV/0!</text:p>
          </table:table-cell>
          <table:table-cell table:formula="of:=[.AC12]-[.AC$2]" office:value-type="float" office:value="0.00588120000020354" calcext:value-type="float">
            <text:p>0.0058812</text:p>
          </table:table-cell>
          <table:table-cell table:formula="of:=([.AF12]-MIN([.AF$2:.AF$20]))/(MAX([.AF$2:.AF$20])-MIN([.AF$2:.AF$20]))" office:value-type="float" office:value="0.986795354043411" calcext:value-type="float">
            <text:p>0.986795354</text:p>
          </table:table-cell>
        </table:table-row>
        <table:table-row table:style-name="ro1">
          <table:table-cell table:formula="of:=COS(RADIANS([.C13]))" office:value-type="float" office:value="-0.342020143325669" calcext:value-type="float">
            <text:p>-0.3420201433</text:p>
          </table:table-cell>
          <table:table-cell table:formula="of:=[.A13]^2" office:value-type="float" office:value="0.116977778440511" calcext:value-type="float">
            <text:p>0.116977778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5(110)</text:p>
          </table:table-cell>
          <table:table-cell office:value-type="float" office:value="-7.4469394206" calcext:value-type="float">
            <text:p>-7.4469394206</text:p>
          </table:table-cell>
          <table:table-cell office:value-type="float" office:value="0.5265402777" calcext:value-type="float">
            <text:p>0.52654027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-1104.6268089" calcext:value-type="float">
            <text:p>-1104.6268089</text:p>
          </table:table-cell>
          <table:table-cell office:value-type="float" office:value="5.1953" calcext:value-type="float">
            <text:p>5.1953</text:p>
          </table:table-cell>
          <table:table-cell table:formula="of:=[.I13]/[.$Q$57]" office:value-type="string" office:string-value="" calcext:value-type="error">
            <text:p>#DIV/0!</text:p>
          </table:table-cell>
          <table:table-cell table:formula="of:=[.J13]/[.A13]^2" office:value-type="string" office:string-value="" calcext:value-type="error">
            <text:p>#DIV/0!</text:p>
          </table:table-cell>
          <table:table-cell table:formula="of:=[.H13]-[.H$2]" office:value-type="float" office:value="0.000601199999891833" calcext:value-type="float">
            <text:p>0.0006012</text:p>
          </table:table-cell>
          <table:table-cell table:formula="of:=([.L13]-MIN([.L$2:.L$20]))/(MAX([.L$2:.L$20])-MIN([.L$2:.L$20]))" office:value-type="float" office:value="0.687742499576721" calcext:value-type="float">
            <text:p>0.6877424996</text:p>
          </table:table-cell>
          <table:table-cell/>
          <table:table-cell office:value-type="string" calcext:value-type="string">
            <text:p>55(110)5(220)</text:p>
          </table:table-cell>
          <table:table-cell office:value-type="float" office:value="-7.3764619364" calcext:value-type="float">
            <text:p>-7.3764619364</text:p>
          </table:table-cell>
          <table:table-cell office:value-type="float" office:value="0.2966040841" calcext:value-type="float">
            <text:p>0.2966040841</text:p>
          </table:table-cell>
          <table:table-cell office:value-type="float" office:value="0.0384" calcext:value-type="float">
            <text:p>0.0384</text:p>
          </table:table-cell>
          <table:table-cell office:value-type="float" office:value="-1656.3464686" calcext:value-type="float">
            <text:p>-1656.3464686</text:p>
          </table:table-cell>
          <table:table-cell office:value-type="float" office:value="4.9599" calcext:value-type="float">
            <text:p>4.9599</text:p>
          </table:table-cell>
          <table:table-cell table:formula="of:=[.T13]/[.$Q$56]" office:value-type="string" office:string-value="" calcext:value-type="error">
            <text:p>#DIV/0!</text:p>
          </table:table-cell>
          <table:table-cell table:formula="of:=[.S13]-[.S$2]" office:value-type="float" office:value="0.0020951999999852" calcext:value-type="float">
            <text:p>0.0020952</text:p>
          </table:table-cell>
          <table:table-cell table:formula="of:=([.V13]-MIN([.V$2:.V$20]))/(MAX([.V$2:.V$20])-MIN([.V$2:.V$20]))" office:value-type="float" office:value="0.744398989449073" calcext:value-type="float">
            <text:p>0.7443989894</text:p>
          </table:table-cell>
          <table:table-cell/>
          <table:table-cell office:value-type="string" calcext:value-type="string">
            <text:p>55(110)5(220)5(330)</text:p>
          </table:table-cell>
          <table:table-cell office:value-type="float" office:value="-7.3865301484" calcext:value-type="float">
            <text:p>-7.3865301484</text:p>
          </table:table-cell>
          <table:table-cell office:value-type="float" office:value="0.2100718834" calcext:value-type="float">
            <text:p>0.2100718834</text:p>
          </table:table-cell>
          <table:table-cell office:value-type="float" office:value="0.6275" calcext:value-type="float">
            <text:p>0.6275</text:p>
          </table:table-cell>
          <table:table-cell office:value-type="float" office:value="-2208.0660386" calcext:value-type="float">
            <text:p>-2208.0660386</text:p>
          </table:table-cell>
          <table:table-cell office:value-type="float" office:value="4.8835" calcext:value-type="float">
            <text:p>4.8835</text:p>
          </table:table-cell>
          <table:table-cell table:formula="of:=[.AD13]/[.$Q$55]" office:value-type="string" office:string-value="" calcext:value-type="error">
            <text:p>#DIV/0!</text:p>
          </table:table-cell>
          <table:table-cell table:formula="of:=[.AC13]-[.AC$2]" office:value-type="float" office:value="0.00374880000026678" calcext:value-type="float">
            <text:p>0.0037488</text:p>
          </table:table-cell>
          <table:table-cell table:formula="of:=([.AF13]-MIN([.AF$2:.AF$20]))/(MAX([.AF$2:.AF$20])-MIN([.AF$2:.AF$20]))" office:value-type="float" office:value="0.801548070991795" calcext:value-type="float">
            <text:p>0.801548071</text:p>
          </table:table-cell>
        </table:table-row>
        <table:table-row table:style-name="ro1">
          <table:table-cell table:formula="of:=COS(RADIANS([.C14]))" office:value-type="float" office:value="-0.5" calcext:value-type="float">
            <text:p>-0.5</text:p>
          </table:table-cell>
          <table:table-cell table:formula="of:=[.A14]^2" office:value-type="float" office:value="0.25" calcext:value-type="float">
            <text:p>0.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5(120)</text:p>
          </table:table-cell>
          <table:table-cell office:value-type="float" office:value="-7.2983652647" calcext:value-type="float">
            <text:p>-7.2983652647</text:p>
          </table:table-cell>
          <table:table-cell office:value-type="float" office:value="0.4024563673" calcext:value-type="float">
            <text:p>0.4024563673</text:p>
          </table:table-cell>
          <table:table-cell office:value-type="float" office:value="0.5037" calcext:value-type="float">
            <text:p>0.5037</text:p>
          </table:table-cell>
          <table:table-cell office:value-type="float" office:value="-1104.6277363" calcext:value-type="float">
            <text:p>-1104.6277363</text:p>
          </table:table-cell>
          <table:table-cell office:value-type="float" office:value="4.9831" calcext:value-type="float">
            <text:p>4.9831</text:p>
          </table:table-cell>
          <table:table-cell table:formula="of:=[.I14]/[.$Q$57]" office:value-type="string" office:string-value="" calcext:value-type="error">
            <text:p>#DIV/0!</text:p>
          </table:table-cell>
          <table:table-cell table:formula="of:=[.J14]/[.A14]^2" office:value-type="string" office:string-value="" calcext:value-type="error">
            <text:p>#DIV/0!</text:p>
          </table:table-cell>
          <table:table-cell table:formula="of:=[.H14]-[.H$2]" office:value-type="float" office:value="-0.000326200000017707" calcext:value-type="float">
            <text:p>-0.0003262</text:p>
          </table:table-cell>
          <table:table-cell table:formula="of:=([.L14]-MIN([.L$2:.L$20]))/(MAX([.L$2:.L$20])-MIN([.L$2:.L$20]))" office:value-type="float" office:value="0.434340674359758" calcext:value-type="float">
            <text:p>0.4343406744</text:p>
          </table:table-cell>
          <table:table-cell/>
          <table:table-cell office:value-type="string" calcext:value-type="string">
            <text:p>55(120)5(240)</text:p>
          </table:table-cell>
          <table:table-cell office:value-type="float" office:value="-7.1633968008" calcext:value-type="float">
            <text:p>-7.1633968008</text:p>
          </table:table-cell>
          <table:table-cell office:value-type="float" office:value="0.1276213903" calcext:value-type="float">
            <text:p>0.1276213903</text:p>
          </table:table-cell>
          <table:table-cell office:value-type="float" office:value="0.1967" calcext:value-type="float">
            <text:p>0.1967</text:p>
          </table:table-cell>
          <table:table-cell office:value-type="float" office:value="-1656.3482586" calcext:value-type="float">
            <text:p>-1656.3482586</text:p>
          </table:table-cell>
          <table:table-cell office:value-type="float" office:value="4.6615" calcext:value-type="float">
            <text:p>4.6615</text:p>
          </table:table-cell>
          <table:table-cell table:formula="of:=[.T14]/[.$Q$56]" office:value-type="string" office:string-value="" calcext:value-type="error">
            <text:p>#DIV/0!</text:p>
          </table:table-cell>
          <table:table-cell table:formula="of:=[.S14]-[.S$2]" office:value-type="float" office:value="0.00030519999995704" calcext:value-type="float">
            <text:p>0.0003052</text:p>
          </table:table-cell>
          <table:table-cell table:formula="of:=([.V14]-MIN([.V$2:.V$20]))/(MAX([.V$2:.V$20])-MIN([.V$2:.V$20]))" office:value-type="float" office:value="0.51484412069786" calcext:value-type="float">
            <text:p>0.5148441207</text:p>
          </table:table-cell>
          <table:table-cell/>
          <table:table-cell office:value-type="string" calcext:value-type="string">
            <text:p>55(120)5(240)5(360)</text:p>
          </table:table-cell>
          <table:table-cell office:value-type="float" office:value="-7.1231239526" calcext:value-type="float">
            <text:p>-7.1231239526</text:p>
          </table:table-cell>
          <table:table-cell office:value-type="float" office:value="-0.0024490245" calcext:value-type="float">
            <text:p>-0.0024490245</text:p>
          </table:table-cell>
          <table:table-cell office:value-type="float" office:value="0.689" calcext:value-type="float">
            <text:p>0.689</text:p>
          </table:table-cell>
          <table:table-cell office:value-type="float" office:value="-2208.0689734" calcext:value-type="float">
            <text:p>-2208.0689734</text:p>
          </table:table-cell>
          <table:table-cell office:value-type="float" office:value="4.5211" calcext:value-type="float">
            <text:p>4.5211</text:p>
          </table:table-cell>
          <table:table-cell table:formula="of:=[.AD14]/[.$Q$55]" office:value-type="string" office:string-value="" calcext:value-type="error">
            <text:p>#DIV/0!</text:p>
          </table:table-cell>
          <table:table-cell table:formula="of:=[.AC14]-[.AC$2]" office:value-type="float" office:value="0.000814000000445958" calcext:value-type="float">
            <text:p>0.000814</text:p>
          </table:table-cell>
          <table:table-cell table:formula="of:=([.AF14]-MIN([.AF$2:.AF$20]))/(MAX([.AF$2:.AF$20])-MIN([.AF$2:.AF$20]))" office:value-type="float" office:value="0.546594156959336" calcext:value-type="float">
            <text:p>0.546594157</text:p>
          </table:table-cell>
        </table:table-row>
        <table:table-row table:style-name="ro1">
          <table:table-cell table:formula="of:=COS(RADIANS([.C15]))" office:value-type="float" office:value="-0.642787609686539" calcext:value-type="float">
            <text:p>-0.6427876097</text:p>
          </table:table-cell>
          <table:table-cell table:formula="of:=[.A15]^2" office:value-type="float" office:value="0.413175911166535" calcext:value-type="float">
            <text:p>0.41317591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5(130)</text:p>
          </table:table-cell>
          <table:table-cell office:value-type="float" office:value="-7.176458265" calcext:value-type="float">
            <text:p>-7.176458265</text:p>
          </table:table-cell>
          <table:table-cell office:value-type="float" office:value="0.2966040841" calcext:value-type="float">
            <text:p>0.2966040841</text:p>
          </table:table-cell>
          <table:table-cell office:value-type="float" office:value="0.4418" calcext:value-type="float">
            <text:p>0.4418</text:p>
          </table:table-cell>
          <table:table-cell office:value-type="float" office:value="-1104.6285515" calcext:value-type="float">
            <text:p>-1104.6285515</text:p>
          </table:table-cell>
          <table:table-cell office:value-type="float" office:value="4.8068" calcext:value-type="float">
            <text:p>4.8068</text:p>
          </table:table-cell>
          <table:table-cell table:formula="of:=[.I15]/[.$Q$57]" office:value-type="string" office:string-value="" calcext:value-type="error">
            <text:p>#DIV/0!</text:p>
          </table:table-cell>
          <table:table-cell table:formula="of:=[.J15]/[.A15]^2" office:value-type="string" office:string-value="" calcext:value-type="error">
            <text:p>#DIV/0!</text:p>
          </table:table-cell>
          <table:table-cell table:formula="of:=[.H15]-[.H$2]" office:value-type="float" office:value="-0.00114140000005136" calcext:value-type="float">
            <text:p>-0.0011414</text:p>
          </table:table-cell>
          <table:table-cell table:formula="of:=([.L15]-MIN([.L$2:.L$20]))/(MAX([.L$2:.L$20])-MIN([.L$2:.L$20]))" office:value-type="float" office:value="0.211596262082914" calcext:value-type="float">
            <text:p>0.2115962621</text:p>
          </table:table-cell>
          <table:table-cell/>
          <table:table-cell office:value-type="string" calcext:value-type="string">
            <text:p>55(130)5(260)</text:p>
          </table:table-cell>
          <table:table-cell office:value-type="float" office:value="-6.9750940245" calcext:value-type="float">
            <text:p>-6.9750940245</text:p>
          </table:table-cell>
          <table:table-cell office:value-type="float" office:value="-0.0291161807" calcext:value-type="float">
            <text:p>-0.0291161807</text:p>
          </table:table-cell>
          <table:table-cell office:value-type="float" office:value="0.3181" calcext:value-type="float">
            <text:p>0.3181</text:p>
          </table:table-cell>
          <table:table-cell office:value-type="float" office:value="-1656.3500174" calcext:value-type="float">
            <text:p>-1656.3500174</text:p>
          </table:table-cell>
          <table:table-cell office:value-type="float" office:value="4.3947" calcext:value-type="float">
            <text:p>4.3947</text:p>
          </table:table-cell>
          <table:table-cell table:formula="of:=[.T15]/[.$Q$56]" office:value-type="string" office:string-value="" calcext:value-type="error">
            <text:p>#DIV/0!</text:p>
          </table:table-cell>
          <table:table-cell table:formula="of:=[.S15]-[.S$2]" office:value-type="float" office:value="-0.00145360000010442" calcext:value-type="float">
            <text:p>-0.0014536</text:p>
          </table:table-cell>
          <table:table-cell table:formula="of:=([.V15]-MIN([.V$2:.V$20]))/(MAX([.V$2:.V$20])-MIN([.V$2:.V$20]))" office:value-type="float" office:value="0.28929043177753" calcext:value-type="float">
            <text:p>0.2892904318</text:p>
          </table:table-cell>
          <table:table-cell/>
          <table:table-cell office:value-type="string" calcext:value-type="string">
            <text:p>55(130)5(260)5(390)</text:p>
          </table:table-cell>
          <table:table-cell office:value-type="float" office:value="-6.8880175961" calcext:value-type="float">
            <text:p>-6.8880175961</text:p>
          </table:table-cell>
          <table:table-cell office:value-type="float" office:value="-0.1961940776" calcext:value-type="float">
            <text:p>-0.1961940776</text:p>
          </table:table-cell>
          <table:table-cell office:value-type="float" office:value="0.7007" calcext:value-type="float">
            <text:p>0.7007</text:p>
          </table:table-cell>
          <table:table-cell office:value-type="float" office:value="-2208.0717267" calcext:value-type="float">
            <text:p>-2208.0717267</text:p>
          </table:table-cell>
          <table:table-cell office:value-type="float" office:value="4.1959" calcext:value-type="float">
            <text:p>4.1959</text:p>
          </table:table-cell>
          <table:table-cell table:formula="of:=[.AD15]/[.$Q$55]" office:value-type="string" office:string-value="" calcext:value-type="error">
            <text:p>#DIV/0!</text:p>
          </table:table-cell>
          <table:table-cell table:formula="of:=[.AC15]-[.AC$2]" office:value-type="float" office:value="-0.00193929999977627" calcext:value-type="float">
            <text:p>-0.0019393</text:p>
          </table:table-cell>
          <table:table-cell table:formula="of:=([.AF15]-MIN([.AF$2:.AF$20]))/(MAX([.AF$2:.AF$20])-MIN([.AF$2:.AF$20]))" office:value-type="float" office:value="0.307407632628859" calcext:value-type="float">
            <text:p>0.3074076326</text:p>
          </table:table-cell>
        </table:table-row>
        <table:table-row table:style-name="ro1">
          <table:table-cell table:formula="of:=COS(RADIANS([.C16]))" office:value-type="float" office:value="-0.766044443118978" calcext:value-type="float">
            <text:p>-0.7660444431</text:p>
          </table:table-cell>
          <table:table-cell table:formula="of:=[.A16]^2" office:value-type="float" office:value="0.586824088833465" calcext:value-type="float">
            <text:p>0.586824088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5(140)</text:p>
          </table:table-cell>
          <table:table-cell office:value-type="float" office:value="-7.0776809416" calcext:value-type="float">
            <text:p>-7.0776809416</text:p>
          </table:table-cell>
          <table:table-cell office:value-type="float" office:value="0.2049017205" calcext:value-type="float">
            <text:p>0.2049017205</text:p>
          </table:table-cell>
          <table:table-cell office:value-type="float" office:value="0.3912" calcext:value-type="float">
            <text:p>0.3912</text:p>
          </table:table-cell>
          <table:table-cell office:value-type="float" office:value="-1104.6290989" calcext:value-type="float">
            <text:p>-1104.6290989</text:p>
          </table:table-cell>
          <table:table-cell office:value-type="float" office:value="4.6585" calcext:value-type="float">
            <text:p>4.6585</text:p>
          </table:table-cell>
          <table:table-cell table:formula="of:=[.I16]/[.$Q$57]" office:value-type="string" office:string-value="" calcext:value-type="error">
            <text:p>#DIV/0!</text:p>
          </table:table-cell>
          <table:table-cell table:formula="of:=[.J16]/[.A16]^2" office:value-type="string" office:string-value="" calcext:value-type="error">
            <text:p>#DIV/0!</text:p>
          </table:table-cell>
          <table:table-cell table:formula="of:=[.H16]-[.H$2]" office:value-type="float" office:value="-0.00168880000001082" calcext:value-type="float">
            <text:p>-0.0016888</text:p>
          </table:table-cell>
          <table:table-cell table:formula="of:=([.L16]-MIN([.L$2:.L$20]))/(MAX([.L$2:.L$20])-MIN([.L$2:.L$20]))" office:value-type="float" office:value="0.062025247281296" calcext:value-type="float">
            <text:p>0.0620252473</text:p>
          </table:table-cell>
          <table:table-cell/>
          <table:table-cell office:value-type="string" calcext:value-type="string">
            <text:p>55(140)5(280)</text:p>
          </table:table-cell>
          <table:table-cell office:value-type="float" office:value="-6.8115536075" calcext:value-type="float">
            <text:p>-6.8115536075</text:p>
          </table:table-cell>
          <table:table-cell office:value-type="float" office:value="-0.170343263" calcext:value-type="float">
            <text:p>-0.170343263</text:p>
          </table:table-cell>
          <table:table-cell office:value-type="float" office:value="0.411" calcext:value-type="float">
            <text:p>0.411</text:p>
          </table:table-cell>
          <table:table-cell office:value-type="float" office:value="-1656.3513909" calcext:value-type="float">
            <text:p>-1656.3513909</text:p>
          </table:table-cell>
          <table:table-cell office:value-type="float" office:value="4.1614" calcext:value-type="float">
            <text:p>4.1614</text:p>
          </table:table-cell>
          <table:table-cell table:formula="of:=[.T16]/[.$Q$56]" office:value-type="string" office:string-value="" calcext:value-type="error">
            <text:p>#DIV/0!</text:p>
          </table:table-cell>
          <table:table-cell table:formula="of:=[.S16]-[.S$2]" office:value-type="float" office:value="-0.00282710000010411" calcext:value-type="float">
            <text:p>-0.0028271</text:p>
          </table:table-cell>
          <table:table-cell table:formula="of:=([.V16]-MIN([.V$2:.V$20]))/(MAX([.V$2:.V$20])-MIN([.V$2:.V$20]))" office:value-type="float" office:value="0.113148748970401" calcext:value-type="float">
            <text:p>0.113148749</text:p>
          </table:table-cell>
          <table:table-cell/>
          <table:table-cell office:value-type="string" calcext:value-type="string">
            <text:p>55(140)5(280)5(420)</text:p>
          </table:table-cell>
          <table:table-cell office:value-type="float" office:value="-6.6861091279" calcext:value-type="float">
            <text:p>-6.6861091279</text:p>
          </table:table-cell>
          <table:table-cell office:value-type="float" office:value="-0.3695305928" calcext:value-type="float">
            <text:p>-0.3695305928</text:p>
          </table:table-cell>
          <table:table-cell office:value-type="float" office:value="0.6634" calcext:value-type="float">
            <text:p>0.6634</text:p>
          </table:table-cell>
          <table:table-cell office:value-type="float" office:value="-2208.0738043" calcext:value-type="float">
            <text:p>-2208.0738043</text:p>
          </table:table-cell>
          <table:table-cell office:value-type="float" office:value="3.9118" calcext:value-type="float">
            <text:p>3.9118</text:p>
          </table:table-cell>
          <table:table-cell table:formula="of:=[.AD16]/[.$Q$55]" office:value-type="string" office:string-value="" calcext:value-type="error">
            <text:p>#DIV/0!</text:p>
          </table:table-cell>
          <table:table-cell table:formula="of:=[.AC16]-[.AC$2]" office:value-type="float" office:value="-0.00401689999989685" calcext:value-type="float">
            <text:p>-0.0040169</text:p>
          </table:table-cell>
          <table:table-cell table:formula="of:=([.AF16]-MIN([.AF$2:.AF$20]))/(MAX([.AF$2:.AF$20])-MIN([.AF$2:.AF$20]))" office:value-type="float" office:value="0.126920971917083" calcext:value-type="float">
            <text:p>0.1269209719</text:p>
          </table:table-cell>
        </table:table-row>
        <table:table-row table:style-name="ro1">
          <table:table-cell table:formula="of:=COS(RADIANS([.C17]))" office:value-type="float" office:value="-0.866025403784439" calcext:value-type="float">
            <text:p>-0.8660254038</text:p>
          </table:table-cell>
          <table:table-cell table:formula="of:=[.A17]^2" office:value-type="float" office:value="0.75" calcext:value-type="float">
            <text:p>0.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5(150)</text:p>
          </table:table-cell>
          <table:table-cell office:value-type="float" office:value="-6.9990400422" calcext:value-type="float">
            <text:p>-6.9990400422</text:p>
          </table:table-cell>
          <table:table-cell office:value-type="float" office:value="0.1262608211" calcext:value-type="float">
            <text:p>0.1262608211</text:p>
          </table:table-cell>
          <table:table-cell office:value-type="float" office:value="0.3346" calcext:value-type="float">
            <text:p>0.3346</text:p>
          </table:table-cell>
          <table:table-cell office:value-type="float" office:value="-1104.6293259" calcext:value-type="float">
            <text:p>-1104.6293259</text:p>
          </table:table-cell>
          <table:table-cell office:value-type="float" office:value="4.5353" calcext:value-type="float">
            <text:p>4.5353</text:p>
          </table:table-cell>
          <table:table-cell table:formula="of:=[.I17]/[.$Q$57]" office:value-type="string" office:string-value="" calcext:value-type="error">
            <text:p>#DIV/0!</text:p>
          </table:table-cell>
          <table:table-cell table:formula="of:=[.J17]/[.A17]^2" office:value-type="string" office:string-value="" calcext:value-type="error">
            <text:p>#DIV/0!</text:p>
          </table:table-cell>
          <table:table-cell table:formula="of:=[.H17]-[.H$2]" office:value-type="float" office:value="-0.00191580000000613" calcext:value-type="float">
            <text:p>-0.0019158</text:p>
          </table:table-cell>
          <table:table-cell table:formula="of:=([.L17]-MIN([.L$2:.L$20]))/(MAX([.L$2:.L$20])-MIN([.L$2:.L$20]))" office:value-type="float" office:value="0" calcext:value-type="float">
            <text:p>0</text:p>
          </table:table-cell>
          <table:table-cell/>
          <table:table-cell office:value-type="string" calcext:value-type="string">
            <text:p>55(150)5(300)</text:p>
          </table:table-cell>
          <table:table-cell office:value-type="float" office:value="-6.6752245743" calcext:value-type="float">
            <text:p>-6.6752245743</text:p>
          </table:table-cell>
          <table:table-cell office:value-type="float" office:value="-0.2955156287" calcext:value-type="float">
            <text:p>-0.2955156287</text:p>
          </table:table-cell>
          <table:table-cell office:value-type="float" office:value="0.4914" calcext:value-type="float">
            <text:p>0.4914</text:p>
          </table:table-cell>
          <table:table-cell office:value-type="float" office:value="-1656.3521429" calcext:value-type="float">
            <text:p>-1656.3521429</text:p>
          </table:table-cell>
          <table:table-cell office:value-type="float" office:value="3.9637" calcext:value-type="float">
            <text:p>3.9637</text:p>
          </table:table-cell>
          <table:table-cell table:formula="of:=[.T17]/[.$Q$56]" office:value-type="string" office:string-value="" calcext:value-type="error">
            <text:p>#DIV/0!</text:p>
          </table:table-cell>
          <table:table-cell table:formula="of:=[.S17]-[.S$2]" office:value-type="float" office:value="-0.00357910000002448" calcext:value-type="float">
            <text:p>-0.0035791</text:p>
          </table:table-cell>
          <table:table-cell table:formula="of:=([.V17]-MIN([.V$2:.V$20]))/(MAX([.V$2:.V$20])-MIN([.V$2:.V$20]))" office:value-type="float" office:value="0.0167100555179324" calcext:value-type="float">
            <text:p>0.0167100555</text:p>
          </table:table-cell>
          <table:table-cell/>
          <table:table-cell office:value-type="string" calcext:value-type="string">
            <text:p>55(150)5(300)5(450)</text:p>
          </table:table-cell>
          <table:table-cell office:value-type="float" office:value="-6.5168543203" calcext:value-type="float">
            <text:p>-6.5168543203</text:p>
          </table:table-cell>
          <table:table-cell office:value-type="float" office:value="-0.5221864562" calcext:value-type="float">
            <text:p>-0.5221864562</text:p>
          </table:table-cell>
          <table:table-cell office:value-type="float" office:value="0.5811" calcext:value-type="float">
            <text:p>0.5811</text:p>
          </table:table-cell>
          <table:table-cell office:value-type="float" office:value="-2208.0749765" calcext:value-type="float">
            <text:p>-2208.0749765</text:p>
          </table:table-cell>
          <table:table-cell office:value-type="float" office:value="3.6709" calcext:value-type="float">
            <text:p>3.6709</text:p>
          </table:table-cell>
          <table:table-cell table:formula="of:=[.AD17]/[.$Q$55]" office:value-type="string" office:string-value="" calcext:value-type="error">
            <text:p>#DIV/0!</text:p>
          </table:table-cell>
          <table:table-cell table:formula="of:=[.AC17]-[.AC$2]" office:value-type="float" office:value="-0.00518909999982498" calcext:value-type="float">
            <text:p>-0.0051891</text:p>
          </table:table-cell>
          <table:table-cell table:formula="of:=([.AF17]-MIN([.AF$2:.AF$20]))/(MAX([.AF$2:.AF$20])-MIN([.AF$2:.AF$20]))" office:value-type="float" office:value="0.0250888272977666" calcext:value-type="float">
            <text:p>0.0250888273</text:p>
          </table:table-cell>
        </table:table-row>
        <table:table-row table:style-name="ro1">
          <table:table-cell table:formula="of:=COS(RADIANS([.C18]))" office:value-type="float" office:value="-0.939692620785908" calcext:value-type="float">
            <text:p>-0.9396926208</text:p>
          </table:table-cell>
          <table:table-cell table:formula="of:=[.A18]^2" office:value-type="float" office:value="0.883022221559489" calcext:value-type="float">
            <text:p>0.88302222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5(160)</text:p>
          </table:table-cell>
          <table:table-cell office:value-type="float" office:value="-6.9389028839" calcext:value-type="float">
            <text:p>-6.9389028839</text:p>
          </table:table-cell>
          <table:table-cell office:value-type="float" office:value="0.062314069" calcext:value-type="float">
            <text:p>0.062314069</text:p>
          </table:table-cell>
          <table:table-cell office:value-type="float" office:value="0.2543" calcext:value-type="float">
            <text:p>0.2543</text:p>
          </table:table-cell>
          <table:table-cell office:value-type="float" office:value="-1104.6292857" calcext:value-type="float">
            <text:p>-1104.6292857</text:p>
          </table:table-cell>
          <table:table-cell office:value-type="float" office:value="4.437" calcext:value-type="float">
            <text:p>4.437</text:p>
          </table:table-cell>
          <table:table-cell table:formula="of:=[.I18]/[.$Q$57]" office:value-type="string" office:string-value="" calcext:value-type="error">
            <text:p>#DIV/0!</text:p>
          </table:table-cell>
          <table:table-cell table:formula="of:=[.J18]/[.A18]^2" office:value-type="string" office:string-value="" calcext:value-type="error">
            <text:p>#DIV/0!</text:p>
          </table:table-cell>
          <table:table-cell table:formula="of:=[.H18]-[.H$2]" office:value-type="float" office:value="-0.00187560000017584" calcext:value-type="float">
            <text:p>-0.0018756</text:p>
          </table:table-cell>
          <table:table-cell table:formula="of:=([.L18]-MIN([.L$2:.L$20]))/(MAX([.L$2:.L$20])-MIN([.L$2:.L$20]))" office:value-type="float" office:value="0.0109842067411164" calcext:value-type="float">
            <text:p>0.0109842067</text:p>
          </table:table-cell>
          <table:table-cell/>
          <table:table-cell office:value-type="string" calcext:value-type="string">
            <text:p>55(160)5(320)</text:p>
          </table:table-cell>
          <table:table-cell office:value-type="float" office:value="-6.5710049742" calcext:value-type="float">
            <text:p>-6.5710049742</text:p>
          </table:table-cell>
          <table:table-cell office:value-type="float" office:value="-0.397830432" calcext:value-type="float">
            <text:p>-0.397830432</text:p>
          </table:table-cell>
          <table:table-cell office:value-type="float" office:value="0.5659" calcext:value-type="float">
            <text:p>0.5659</text:p>
          </table:table-cell>
          <table:table-cell office:value-type="float" office:value="-1656.3522732" calcext:value-type="float">
            <text:p>-1656.3522732</text:p>
          </table:table-cell>
          <table:table-cell office:value-type="float" office:value="3.809" calcext:value-type="float">
            <text:p>3.809</text:p>
          </table:table-cell>
          <table:table-cell table:formula="of:=[.T18]/[.$Q$56]" office:value-type="string" office:string-value="" calcext:value-type="error">
            <text:p>#DIV/0!</text:p>
          </table:table-cell>
          <table:table-cell table:formula="of:=[.S18]-[.S$2]" office:value-type="float" office:value="-0.00370939999993425" calcext:value-type="float">
            <text:p>-0.0037094</text:p>
          </table:table-cell>
          <table:table-cell table:formula="of:=([.V18]-MIN([.V$2:.V$20]))/(MAX([.V$2:.V$20])-MIN([.V$2:.V$20]))" office:value-type="float" office:value="0" calcext:value-type="float">
            <text:p>0</text:p>
          </table:table-cell>
          <table:table-cell/>
          <table:table-cell office:value-type="string" calcext:value-type="string">
            <text:p>55(160)5(320)5(480)</text:p>
          </table:table-cell>
          <table:table-cell office:value-type="float" office:value="-6.3859675639" calcext:value-type="float">
            <text:p>-6.3859675639</text:p>
          </table:table-cell>
          <table:table-cell office:value-type="float" office:value="-0.6476309358" calcext:value-type="float">
            <text:p>-0.6476309358</text:p>
          </table:table-cell>
          <table:table-cell office:value-type="float" office:value="0.4457" calcext:value-type="float">
            <text:p>0.4457</text:p>
          </table:table-cell>
          <table:table-cell office:value-type="float" office:value="-2208.0752653" calcext:value-type="float">
            <text:p>-2208.0752653</text:p>
          </table:table-cell>
          <table:table-cell office:value-type="float" office:value="3.4817" calcext:value-type="float">
            <text:p>3.4817</text:p>
          </table:table-cell>
          <table:table-cell table:formula="of:=[.AD18]/[.$Q$55]" office:value-type="string" office:string-value="" calcext:value-type="error">
            <text:p>#DIV/0!</text:p>
          </table:table-cell>
          <table:table-cell table:formula="of:=[.AC18]-[.AC$2]" office:value-type="float" office:value="-0.00547789999973247" calcext:value-type="float">
            <text:p>-0.0054779</text:p>
          </table:table-cell>
          <table:table-cell table:formula="of:=([.AF18]-MIN([.AF$2:.AF$20]))/(MAX([.AF$2:.AF$20])-MIN([.AF$2:.AF$20]))" office:value-type="float" office:value="0" calcext:value-type="float">
            <text:p>0</text:p>
          </table:table-cell>
        </table:table-row>
        <table:table-row table:style-name="ro1">
          <table:table-cell table:formula="of:=COS(RADIANS([.C19]))" office:value-type="float" office:value="-0.984807753012208" calcext:value-type="float">
            <text:p>-0.984807753</text:p>
          </table:table-cell>
          <table:table-cell table:formula="of:=[.A19]^2" office:value-type="float" office:value="0.969846310392954" calcext:value-type="float">
            <text:p>0.969846310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55(170)</text:p>
          </table:table-cell>
          <table:table-cell office:value-type="float" office:value="-6.899990605" calcext:value-type="float">
            <text:p>-6.899990605</text:p>
          </table:table-cell>
          <table:table-cell office:value-type="float" office:value="0.0193200825" calcext:value-type="float">
            <text:p>0.0193200825</text:p>
          </table:table-cell>
          <table:table-cell office:value-type="float" office:value="0.1407" calcext:value-type="float">
            <text:p>0.1407</text:p>
          </table:table-cell>
          <table:table-cell office:value-type="float" office:value="-1104.6291274" calcext:value-type="float">
            <text:p>-1104.6291274</text:p>
          </table:table-cell>
          <table:table-cell office:value-type="float" office:value="4.372" calcext:value-type="float">
            <text:p>4.372</text:p>
          </table:table-cell>
          <table:table-cell table:formula="of:=[.I19]/[.$Q$57]" office:value-type="string" office:string-value="" calcext:value-type="error">
            <text:p>#DIV/0!</text:p>
          </table:table-cell>
          <table:table-cell table:formula="of:=[.J19]/[.A19]^2" office:value-type="string" office:string-value="" calcext:value-type="error">
            <text:p>#DIV/0!</text:p>
          </table:table-cell>
          <table:table-cell table:formula="of:=[.H19]-[.H$2]" office:value-type="float" office:value="-0.00171730000010939" calcext:value-type="float">
            <text:p>-0.0017173</text:p>
          </table:table-cell>
          <table:table-cell table:formula="of:=([.L19]-MIN([.L$2:.L$20]))/(MAX([.L$2:.L$20])-MIN([.L$2:.L$20]))" office:value-type="float" office:value="0.0542379364721879" calcext:value-type="float">
            <text:p>0.0542379365</text:p>
          </table:table-cell>
          <table:table-cell/>
          <table:table-cell office:value-type="string" calcext:value-type="string">
            <text:p>55(170)5(340)</text:p>
          </table:table-cell>
          <table:table-cell office:value-type="float" office:value="-6.5029765145" calcext:value-type="float">
            <text:p>-6.5029765145</text:p>
          </table:table-cell>
          <table:table-cell office:value-type="float" office:value="-0.4683079162" calcext:value-type="float">
            <text:p>-0.4683079162</text:p>
          </table:table-cell>
          <table:table-cell office:value-type="float" office:value="0.6246" calcext:value-type="float">
            <text:p>0.6246</text:p>
          </table:table-cell>
          <table:table-cell office:value-type="float" office:value="-1656.3520642" calcext:value-type="float">
            <text:p>-1656.3520642</text:p>
          </table:table-cell>
          <table:table-cell office:value-type="float" office:value="3.7064" calcext:value-type="float">
            <text:p>3.7064</text:p>
          </table:table-cell>
          <table:table-cell table:formula="of:=[.T19]/[.$Q$56]" office:value-type="string" office:string-value="" calcext:value-type="error">
            <text:p>#DIV/0!</text:p>
          </table:table-cell>
          <table:table-cell table:formula="of:=[.S19]-[.S$2]" office:value-type="float" office:value="-0.00350040000012086" calcext:value-type="float">
            <text:p>-0.0035004</text:p>
          </table:table-cell>
          <table:table-cell table:formula="of:=([.V19]-MIN([.V$2:.V$20]))/(MAX([.V$2:.V$20])-MIN([.V$2:.V$20]))" office:value-type="float" office:value="0.0268027751538608" calcext:value-type="float">
            <text:p>0.0268027752</text:p>
          </table:table-cell>
          <table:table-cell/>
          <table:table-cell office:value-type="string" calcext:value-type="string">
            <text:p>55(170)5(340)5(510)</text:p>
          </table:table-cell>
          <table:table-cell office:value-type="float" office:value="-6.3007959324" calcext:value-type="float">
            <text:p>-6.3007959324</text:p>
          </table:table-cell>
          <table:table-cell office:value-type="float" office:value="-0.7336189088" calcext:value-type="float">
            <text:p>-0.7336189088</text:p>
          </table:table-cell>
          <table:table-cell office:value-type="float" office:value="0.2463" calcext:value-type="float">
            <text:p>0.2463</text:p>
          </table:table-cell>
          <table:table-cell office:value-type="float" office:value="-2208.0750331" calcext:value-type="float">
            <text:p>-2208.0750331</text:p>
          </table:table-cell>
          <table:table-cell office:value-type="float" office:value="3.357" calcext:value-type="float">
            <text:p>3.357</text:p>
          </table:table-cell>
          <table:table-cell table:formula="of:=[.AD19]/[.$Q$55]" office:value-type="string" office:string-value="" calcext:value-type="error">
            <text:p>#DIV/0!</text:p>
          </table:table-cell>
          <table:table-cell table:formula="of:=[.AC19]-[.AC$2]" office:value-type="float" office:value="-0.00524569999970481" calcext:value-type="float">
            <text:p>-0.0052457</text:p>
          </table:table-cell>
          <table:table-cell table:formula="of:=([.AF19]-MIN([.AF$2:.AF$20]))/(MAX([.AF$2:.AF$20])-MIN([.AF$2:.AF$20]))" office:value-type="float" office:value="0.0201718341450877" calcext:value-type="float">
            <text:p>0.0201718341</text:p>
          </table:table-cell>
        </table:table-row>
        <table:table-row table:style-name="ro1">
          <table:table-cell table:formula="of:=COS(RADIANS([.C20]))" office:value-type="float" office:value="-1" calcext:value-type="float">
            <text:p>-1</text:p>
          </table:table-cell>
          <table:table-cell table:formula="of:=[.A20]^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(180)</text:p>
          </table:table-cell>
          <table:table-cell office:value-type="float" office:value="-6.8863849131" calcext:value-type="float">
            <text:p>-6.8863849131</text:p>
          </table:table-cell>
          <table:table-cell office:value-type="float" office:value="0.0038095937" calcext:value-type="float">
            <text:p>0.00380959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-1104.629044" calcext:value-type="float">
            <text:p>-1104.629044</text:p>
          </table:table-cell>
          <table:table-cell office:value-type="float" office:value="4.3489" calcext:value-type="float">
            <text:p>4.3489</text:p>
          </table:table-cell>
          <table:table-cell table:formula="of:=[.I20]/[.$Q$57]" office:value-type="string" office:string-value="" calcext:value-type="error">
            <text:p>#DIV/0!</text:p>
          </table:table-cell>
          <table:table-cell table:formula="of:=[.J20]/[.A20]^2" office:value-type="string" office:string-value="" calcext:value-type="error">
            <text:p>#DIV/0!</text:p>
          </table:table-cell>
          <table:table-cell table:formula="of:=[.H20]-[.H$2]" office:value-type="float" office:value="-0.00163390000011532" calcext:value-type="float">
            <text:p>-0.0016339</text:p>
          </table:table-cell>
          <table:table-cell table:formula="of:=([.L20]-MIN([.L$2:.L$20]))/(MAX([.L$2:.L$20])-MIN([.L$2:.L$20]))" office:value-type="float" office:value="0.0770260669699815" calcext:value-type="float">
            <text:p>0.077026067</text:p>
          </table:table-cell>
          <table:table-cell/>
          <table:table-cell office:value-type="string" calcext:value-type="string">
            <text:p>55(180)5(360)</text:p>
          </table:table-cell>
          <table:table-cell office:value-type="float" office:value="-6.4790304967" calcext:value-type="float">
            <text:p>-6.4790304967</text:p>
          </table:table-cell>
          <table:table-cell office:value-type="float" office:value="-0.493886617" calcext:value-type="float">
            <text:p>-0.493886617</text:p>
          </table:table-cell>
          <table:table-cell office:value-type="float" office:value="0.6478" calcext:value-type="float">
            <text:p>0.6478</text:p>
          </table:table-cell>
          <table:table-cell office:value-type="float" office:value="-1656.351936" calcext:value-type="float">
            <text:p>-1656.351936</text:p>
          </table:table-cell>
          <table:table-cell office:value-type="float" office:value="3.6702" calcext:value-type="float">
            <text:p>3.6702</text:p>
          </table:table-cell>
          <table:table-cell table:formula="of:=[.T20]/[.$Q$56]" office:value-type="string" office:string-value="" calcext:value-type="error">
            <text:p>#DIV/0!</text:p>
          </table:table-cell>
          <table:table-cell table:formula="of:=[.S20]-[.S$2]" office:value-type="float" office:value="-0.003372200000058" calcext:value-type="float">
            <text:p>-0.0033722</text:p>
          </table:table-cell>
          <table:table-cell table:formula="of:=([.V20]-MIN([.V$2:.V$20]))/(MAX([.V$2:.V$20])-MIN([.V$2:.V$20]))" office:value-type="float" office:value="0.0432435205102143" calcext:value-type="float">
            <text:p>0.0432435205</text:p>
          </table:table-cell>
          <table:table-cell/>
          <table:table-cell office:value-type="string" calcext:value-type="string">
            <text:p>55(180)5(360)5(540)</text:p>
          </table:table-cell>
          <table:table-cell office:value-type="float" office:value="-6.2708634102" calcext:value-type="float">
            <text:p>-6.2708634102</text:p>
          </table:table-cell>
          <table:table-cell office:value-type="float" office:value="-0.7643677726" calcext:value-type="float">
            <text:p>-0.7643677726</text:p>
          </table:table-cell>
          <table:table-cell office:value-type="float" office:value="0.0004" calcext:value-type="float">
            <text:p>0.0004</text:p>
          </table:table-cell>
          <table:table-cell office:value-type="float" office:value="-2208.0748827" calcext:value-type="float">
            <text:p>-2208.0748827</text:p>
          </table:table-cell>
          <table:table-cell office:value-type="float" office:value="3.3133" calcext:value-type="float">
            <text:p>3.3133</text:p>
          </table:table-cell>
          <table:table-cell table:formula="of:=[.AD20]/[.$Q$55]" office:value-type="string" office:string-value="" calcext:value-type="error">
            <text:p>#DIV/0!</text:p>
          </table:table-cell>
          <table:table-cell table:formula="of:=[.AC20]-[.AC$2]" office:value-type="float" office:value="-0.00509529999999359" calcext:value-type="float">
            <text:p>-0.0050953</text:p>
          </table:table-cell>
          <table:table-cell table:formula="of:=([.AF20]-MIN([.AF$2:.AF$20]))/(MAX([.AF$2:.AF$20])-MIN([.AF$2:.AF$20]))" office:value-type="float" office:value="0.0332374837972612" calcext:value-type="float">
            <text:p>0.0332374838</text:p>
          </table:table-cell>
        </table:table-row>
        <table:table-row table:style-name="ro1">
          <table:table-cell table:formula="of:=COS(RADIANS([.C21]))" office:value-type="float" office:value="-0.984807753012208" calcext:value-type="float">
            <text:p>-0.984807753</text:p>
          </table:table-cell>
          <table:table-cell table:formula="of:=[.A21]^2" office:value-type="float" office:value="0.969846310392954" calcext:value-type="float">
            <text:p>0.96984631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5(190)</text:p>
          </table:table-cell>
          <table:table-cell office:value-type="float" office:value="-6.89944637732" calcext:value-type="float">
            <text:p>-6.8994463773</text:p>
          </table:table-cell>
          <table:table-cell office:value-type="float" office:value="0.0182316271852" calcext:value-type="float">
            <text:p>0.0182316272</text:p>
          </table:table-cell>
          <table:table-cell office:value-type="float" office:value="0.1296" calcext:value-type="float">
            <text:p>0.1296</text:p>
          </table:table-cell>
          <table:table-cell office:value-type="float" office:value="-1104.6291261" calcext:value-type="float">
            <text:p>-1104.6291261</text:p>
          </table:table-cell>
          <table:table-cell office:value-type="float" office:value="4.3706" calcext:value-type="float">
            <text:p>4.3706</text:p>
          </table:table-cell>
          <table:table-cell table:formula="of:=[.I21]/[.$Q$57]" office:value-type="string" office:string-value="" calcext:value-type="error">
            <text:p>#DIV/0!</text:p>
          </table:table-cell>
          <table:table-cell table:formula="of:=[.J21]/[.A21]^2" office:value-type="string" office:string-value="" calcext:value-type="error">
            <text:p>#DIV/0!</text:p>
          </table:table-cell>
          <table:table-cell table:formula="of:=[.H21]-[.H$2]" office:value-type="float" office:value="-0.00171599999998762" calcext:value-type="float">
            <text:p>-0.001716</text:p>
          </table:table-cell>
          <table:table-cell table:formula="of:=([.L21]-MIN([.L$2:.L$20]))/(MAX([.L$2:.L$20])-MIN([.L$2:.L$20]))" office:value-type="float" office:value="0.0545931471727181" calcext:value-type="float">
            <text:p>0.0545931472</text:p>
          </table:table-cell>
          <table:table-cell/>
          <table:table-cell office:value-type="string" calcext:value-type="string">
            <text:p>55(190)5(190)</text:p>
          </table:table-cell>
          <table:table-cell office:value-type="float" office:value="-6.50243228683" calcext:value-type="float">
            <text:p>-6.5024322868</text:p>
          </table:table-cell>
          <table:table-cell office:value-type="float" office:value="-0.469396371559" calcext:value-type="float">
            <text:p>-0.4693963716</text:p>
          </table:table-cell>
          <table:table-cell office:value-type="float" office:value="0.6264" calcext:value-type="float">
            <text:p>0.6264</text:p>
          </table:table-cell>
          <table:table-cell office:value-type="float" office:value="-1656.3520628" calcext:value-type="float">
            <text:p>-1656.3520628</text:p>
          </table:table-cell>
          <table:table-cell office:value-type="float" office:value="3.705" calcext:value-type="float">
            <text:p>3.705</text:p>
          </table:table-cell>
          <table:table-cell table:formula="of:=[.T21]/[.$Q$56]" office:value-type="string" office:string-value="" calcext:value-type="error">
            <text:p>#DIV/0!</text:p>
          </table:table-cell>
          <table:table-cell table:formula="of:=[.S21]-[.S$2]" office:value-type="float" office:value="-0.00349900000014713" calcext:value-type="float">
            <text:p>-0.003499</text:p>
          </table:table-cell>
          <table:table-cell table:formula="of:=([.V21]-MIN([.V$2:.V$20]))/(MAX([.V$2:.V$20])-MIN([.V$2:.V$20]))" office:value-type="float" office:value="0.0269823152712997" calcext:value-type="float">
            <text:p>0.0269823153</text:p>
          </table:table-cell>
          <table:table-cell/>
          <table:table-cell office:value-type="string" calcext:value-type="string">
            <text:p>55(190)5(190)5(190)</text:p>
          </table:table-cell>
          <table:table-cell office:value-type="float" office:value="-6.29997959092" calcext:value-type="float">
            <text:p>-6.2999795909</text:p>
          </table:table-cell>
          <table:table-cell office:value-type="float" office:value="-0.734707364179" calcext:value-type="float">
            <text:p>-0.7347073642</text:p>
          </table:table-cell>
          <table:table-cell office:value-type="float" office:value="0.2326" calcext:value-type="float">
            <text:p>0.2326</text:p>
          </table:table-cell>
          <table:table-cell office:value-type="float" office:value="-2208.075031" calcext:value-type="float">
            <text:p>-2208.075031</text:p>
          </table:table-cell>
          <table:table-cell office:value-type="float" office:value="3.3556" calcext:value-type="float">
            <text:p>3.3556</text:p>
          </table:table-cell>
          <table:table-cell table:formula="of:=[.AD21]/[.$Q$55]" office:value-type="string" office:string-value="" calcext:value-type="error">
            <text:p>#DIV/0!</text:p>
          </table:table-cell>
          <table:table-cell table:formula="of:=[.AC21]-[.AC$2]" office:value-type="float" office:value="-0.00524359999963053" calcext:value-type="float">
            <text:p>-0.0052436</text:p>
          </table:table-cell>
          <table:table-cell table:formula="of:=([.AF21]-MIN([.AF$2:.AF$20]))/(MAX([.AF$2:.AF$20])-MIN([.AF$2:.AF$20]))" office:value-type="float" office:value="0.0203542667600661" calcext:value-type="float">
            <text:p>0.0203542668</text:p>
          </table:table-cell>
        </table:table-row>
        <table:table-row table:style-name="ro1">
          <table:table-cell table:formula="of:=COS(RADIANS([.C22]))" office:value-type="float" office:value="-0.939692620785908" calcext:value-type="float">
            <text:p>-0.9396926208</text:p>
          </table:table-cell>
          <table:table-cell table:formula="of:=[.A22]^2" office:value-type="float" office:value="0.883022221559489" calcext:value-type="float">
            <text:p>0.88302222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5(200)</text:p>
          </table:table-cell>
          <table:table-cell office:value-type="float" office:value="-6.93835865624" calcext:value-type="float">
            <text:p>-6.9383586562</text:p>
          </table:table-cell>
          <table:table-cell office:value-type="float" office:value="0.0614977275202" calcext:value-type="float">
            <text:p>0.0614977275</text:p>
          </table:table-cell>
          <table:table-cell office:value-type="float" office:value="0.2488" calcext:value-type="float">
            <text:p>0.2488</text:p>
          </table:table-cell>
          <table:table-cell office:value-type="float" office:value="-1104.6292856" calcext:value-type="float">
            <text:p>-1104.6292856</text:p>
          </table:table-cell>
          <table:table-cell office:value-type="float" office:value="4.4356" calcext:value-type="float">
            <text:p>4.4356</text:p>
          </table:table-cell>
          <table:table-cell table:formula="of:=[.I22]/[.$Q$57]" office:value-type="string" office:string-value="" calcext:value-type="error">
            <text:p>#DIV/0!</text:p>
          </table:table-cell>
          <table:table-cell table:formula="of:=[.J22]/[.A22]^2" office:value-type="string" office:string-value="" calcext:value-type="error">
            <text:p>#DIV/0!</text:p>
          </table:table-cell>
          <table:table-cell table:formula="of:=[.H22]-[.H$2]" office:value-type="float" office:value="-0.00187550000009651" calcext:value-type="float">
            <text:p>-0.0018755</text:p>
          </table:table-cell>
          <table:table-cell table:formula="of:=([.L22]-MIN([.L$2:.L$20]))/(MAX([.L$2:.L$20])-MIN([.L$2:.L$20]))" office:value-type="float" office:value="0.0110115306602733" calcext:value-type="float">
            <text:p>0.0110115307</text:p>
          </table:table-cell>
          <table:table-cell/>
          <table:table-cell office:value-type="string" calcext:value-type="string">
            <text:p>55(200)5(200)</text:p>
          </table:table-cell>
          <table:table-cell office:value-type="float" office:value="-6.57127708799" calcext:value-type="float">
            <text:p>-6.571277088</text:p>
          </table:table-cell>
          <table:table-cell office:value-type="float" office:value="-0.397558318173" calcext:value-type="float">
            <text:p>-0.3975583182</text:p>
          </table:table-cell>
          <table:table-cell office:value-type="float" office:value="0.5656" calcext:value-type="float">
            <text:p>0.5656</text:p>
          </table:table-cell>
          <table:table-cell office:value-type="float" office:value="-1656.3522734" calcext:value-type="float">
            <text:p>-1656.3522734</text:p>
          </table:table-cell>
          <table:table-cell office:value-type="float" office:value="3.8095" calcext:value-type="float">
            <text:p>3.8095</text:p>
          </table:table-cell>
          <table:table-cell table:formula="of:=[.T22]/[.$Q$56]" office:value-type="string" office:string-value="" calcext:value-type="error">
            <text:p>#DIV/0!</text:p>
          </table:table-cell>
          <table:table-cell table:formula="of:=[.S22]-[.S$2]" office:value-type="float" office:value="-0.00370960000009291" calcext:value-type="float">
            <text:p>-0.0037096</text:p>
          </table:table-cell>
          <table:table-cell table:formula="of:=([.V22]-MIN([.V$2:.V$20]))/(MAX([.V$2:.V$20])-MIN([.V$2:.V$20]))" office:value-type="float" office:value="-0.0000256486090334751" calcext:value-type="float">
            <text:p>-2.56486090334751E-005</text:p>
          </table:table-cell>
          <table:table-cell/>
          <table:table-cell office:value-type="string" calcext:value-type="string">
            <text:p>55(200)5(200)5(200)</text:p>
          </table:table-cell>
          <table:table-cell office:value-type="float" office:value="-6.38705601927" calcext:value-type="float">
            <text:p>-6.3870560193</text:p>
          </table:table-cell>
          <table:table-cell office:value-type="float" office:value="-0.646542480478" calcext:value-type="float">
            <text:p>-0.6465424805</text:p>
          </table:table-cell>
          <table:table-cell office:value-type="float" office:value="0.4391" calcext:value-type="float">
            <text:p>0.4391</text:p>
          </table:table-cell>
          <table:table-cell office:value-type="float" office:value="-2208.0752647" calcext:value-type="float">
            <text:p>-2208.0752647</text:p>
          </table:table-cell>
          <table:table-cell office:value-type="float" office:value="3.4834" calcext:value-type="float">
            <text:p>3.4834</text:p>
          </table:table-cell>
          <table:table-cell table:formula="of:=[.AD22]/[.$Q$55]" office:value-type="string" office:string-value="" calcext:value-type="error">
            <text:p>#DIV/0!</text:p>
          </table:table-cell>
          <table:table-cell table:formula="of:=[.AC22]-[.AC$2]" office:value-type="float" office:value="-0.00547729999971125" calcext:value-type="float">
            <text:p>-0.0054773</text:p>
          </table:table-cell>
          <table:table-cell table:formula="of:=([.AF22]-MIN([.AF$2:.AF$20]))/(MAX([.AF$2:.AF$20])-MIN([.AF$2:.AF$20]))" office:value-type="float" office:value="0.0000521236042795344" calcext:value-type="float">
            <text:p>5.21236042795344E-005</text:p>
          </table:table-cell>
        </table:table-row>
        <table:table-row table:style-name="ro1">
          <table:table-cell table:formula="of:=COS(RADIANS([.C23]))" office:value-type="float" office:value="-0.866025403784439" calcext:value-type="float">
            <text:p>-0.8660254038</text:p>
          </table:table-cell>
          <table:table-cell table:formula="of:=[.A23]^2" office:value-type="float" office:value="0.75" calcext:value-type="float">
            <text:p>0.7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55(210)</text:p>
          </table:table-cell>
          <table:table-cell office:value-type="float" office:value="-7.00284963598" calcext:value-type="float">
            <text:p>-7.002849636</text:p>
          </table:table-cell>
          <table:table-cell office:value-type="float" office:value="0.131703097875" calcext:value-type="float">
            <text:p>0.1317030979</text:p>
          </table:table-cell>
          <table:table-cell office:value-type="float" office:value="0.3532" calcext:value-type="float">
            <text:p>0.3532</text:p>
          </table:table-cell>
          <table:table-cell office:value-type="float" office:value="-1104.6293197" calcext:value-type="float">
            <text:p>-1104.6293197</text:p>
          </table:table-cell>
          <table:table-cell office:value-type="float" office:value="4.5432" calcext:value-type="float">
            <text:p>4.5432</text:p>
          </table:table-cell>
          <table:table-cell table:formula="of:=[.I23]/[.$Q$57]" office:value-type="string" office:string-value="" calcext:value-type="error">
            <text:p>#DIV/0!</text:p>
          </table:table-cell>
          <table:table-cell table:formula="of:=[.J23]/[.A23]^2" office:value-type="string" office:string-value="" calcext:value-type="error">
            <text:p>#DIV/0!</text:p>
          </table:table-cell>
          <table:table-cell table:formula="of:=[.H23]-[.H$2]" office:value-type="float" office:value="-0.00190960000009" calcext:value-type="float">
            <text:p>-0.0019096</text:p>
          </table:table-cell>
          <table:table-cell table:formula="of:=([.L23]-MIN([.L$2:.L$20]))/(MAX([.L$2:.L$20])-MIN([.L$2:.L$20]))" office:value-type="float" office:value="0.00169408162092594" calcext:value-type="float">
            <text:p>0.0016940816</text:p>
          </table:table-cell>
          <table:table-cell/>
          <table:table-cell office:value-type="string" calcext:value-type="string">
            <text:p>55(210)5(210)</text:p>
          </table:table-cell>
          <table:table-cell office:value-type="float" office:value="-6.68393221716" calcext:value-type="float">
            <text:p>-6.6839322172</text:p>
          </table:table-cell>
          <table:table-cell office:value-type="float" office:value="-0.282182050613" calcext:value-type="float">
            <text:p>-0.2821820506</text:p>
          </table:table-cell>
          <table:table-cell office:value-type="float" office:value="0.4715" calcext:value-type="float">
            <text:p>0.4715</text:p>
          </table:table-cell>
          <table:table-cell office:value-type="float" office:value="-1656.3521108" calcext:value-type="float">
            <text:p>-1656.3521108</text:p>
          </table:table-cell>
          <table:table-cell office:value-type="float" office:value="3.9819" calcext:value-type="float">
            <text:p>3.9819</text:p>
          </table:table-cell>
          <table:table-cell table:formula="of:=[.T23]/[.$Q$56]" office:value-type="string" office:string-value="" calcext:value-type="error">
            <text:p>#DIV/0!</text:p>
          </table:table-cell>
          <table:table-cell table:formula="of:=[.S23]-[.S$2]" office:value-type="float" office:value="-0.00354700000002595" calcext:value-type="float">
            <text:p>-0.003547</text:p>
          </table:table-cell>
          <table:table-cell table:formula="of:=([.V23]-MIN([.V$2:.V$20]))/(MAX([.V$2:.V$20])-MIN([.V$2:.V$20]))" office:value-type="float" office:value="0.0208266540019894" calcext:value-type="float">
            <text:p>0.020826654</text:p>
          </table:table-cell>
          <table:table-cell/>
          <table:table-cell office:value-type="string" calcext:value-type="string">
            <text:p>55(210)5(210)5(210)</text:p>
          </table:table-cell>
          <table:table-cell office:value-type="float" office:value="-6.52882732917" calcext:value-type="float">
            <text:p>-6.5288273292</text:p>
          </table:table-cell>
          <table:table-cell office:value-type="float" office:value="-0.504226942898" calcext:value-type="float">
            <text:p>-0.5042269429</text:p>
          </table:table-cell>
          <table:table-cell office:value-type="float" office:value="0.5965" calcext:value-type="float">
            <text:p>0.5965</text:p>
          </table:table-cell>
          <table:table-cell office:value-type="float" office:value="-2208.0749236" calcext:value-type="float">
            <text:p>-2208.0749236</text:p>
          </table:table-cell>
          <table:table-cell office:value-type="float" office:value="3.6954" calcext:value-type="float">
            <text:p>3.6954</text:p>
          </table:table-cell>
          <table:table-cell table:formula="of:=[.AD23]/[.$Q$55]" office:value-type="string" office:string-value="" calcext:value-type="error">
            <text:p>#DIV/0!</text:p>
          </table:table-cell>
          <table:table-cell table:formula="of:=[.AC23]-[.AC$2]" office:value-type="float" office:value="-0.00513619999992443" calcext:value-type="float">
            <text:p>-0.0051362</text:p>
          </table:table-cell>
          <table:table-cell table:formula="of:=([.AF23]-MIN([.AF$2:.AF$20]))/(MAX([.AF$2:.AF$20])-MIN([.AF$2:.AF$20]))" office:value-type="float" office:value="0.0296843915705567" calcext:value-type="float">
            <text:p>0.0296843916</text:p>
          </table:table-cell>
        </table:table-row>
        <table:table-row table:style-name="ro1">
          <table:table-cell table:formula="of:=COS(RADIANS([.C24]))" office:value-type="float" office:value="-0.766044443118978" calcext:value-type="float">
            <text:p>-0.7660444431</text:p>
          </table:table-cell>
          <table:table-cell table:formula="of:=[.A24]^2" office:value-type="float" office:value="0.586824088833465" calcext:value-type="float">
            <text:p>0.586824088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55(220)</text:p>
          </table:table-cell>
          <table:table-cell office:value-type="float" office:value="-7.09237508888" calcext:value-type="float">
            <text:p>-7.0923750889</text:p>
          </table:table-cell>
          <table:table-cell office:value-type="float" office:value="0.22503814451" calcext:value-type="float">
            <text:p>0.2250381445</text:p>
          </table:table-cell>
          <table:table-cell office:value-type="float" office:value="0.4453" calcext:value-type="float">
            <text:p>0.4453</text:p>
          </table:table-cell>
          <table:table-cell office:value-type="float" office:value="-1104.6290448" calcext:value-type="float">
            <text:p>-1104.6290448</text:p>
          </table:table-cell>
          <table:table-cell office:value-type="float" office:value="4.689" calcext:value-type="float">
            <text:p>4.689</text:p>
          </table:table-cell>
          <table:table-cell table:formula="of:=[.I24]/[.$Q$57]" office:value-type="string" office:string-value="" calcext:value-type="error">
            <text:p>#DIV/0!</text:p>
          </table:table-cell>
          <table:table-cell table:formula="of:=[.J24]/[.A24]^2" office:value-type="string" office:string-value="" calcext:value-type="error">
            <text:p>#DIV/0!</text:p>
          </table:table-cell>
          <table:table-cell table:formula="of:=[.H24]-[.H$2]" office:value-type="float" office:value="-0.00163470000006782" calcext:value-type="float">
            <text:p>-0.0016347</text:p>
          </table:table-cell>
          <table:table-cell table:formula="of:=([.L24]-MIN([.L$2:.L$20]))/(MAX([.L$2:.L$20])-MIN([.L$2:.L$20]))" office:value-type="float" office:value="0.0768074758031083" calcext:value-type="float">
            <text:p>0.0768074758</text:p>
          </table:table-cell>
          <table:table-cell/>
          <table:table-cell office:value-type="string" calcext:value-type="string">
            <text:p>55(220)5(220)</text:p>
          </table:table-cell>
          <table:table-cell office:value-type="float" office:value="-6.83686019445" calcext:value-type="float">
            <text:p>-6.8368601945</text:p>
          </table:table-cell>
          <table:table-cell office:value-type="float" office:value="-0.131703097875" calcext:value-type="float">
            <text:p>-0.1317030979</text:p>
          </table:table-cell>
          <table:table-cell office:value-type="float" office:value="0.3506" calcext:value-type="float">
            <text:p>0.3506</text:p>
          </table:table-cell>
          <table:table-cell office:value-type="float" office:value="-1656.3512215" calcext:value-type="float">
            <text:p>-1656.3512215</text:p>
          </table:table-cell>
          <table:table-cell office:value-type="float" office:value="4.2148" calcext:value-type="float">
            <text:p>4.2148</text:p>
          </table:table-cell>
          <table:table-cell table:formula="of:=[.T24]/[.$Q$56]" office:value-type="string" office:string-value="" calcext:value-type="error">
            <text:p>#DIV/0!</text:p>
          </table:table-cell>
          <table:table-cell table:formula="of:=[.S24]-[.S$2]" office:value-type="float" office:value="-0.00265770000009979" calcext:value-type="float">
            <text:p>-0.0026577</text:p>
          </table:table-cell>
          <table:table-cell table:formula="of:=([.V24]-MIN([.V$2:.V$20]))/(MAX([.V$2:.V$20])-MIN([.V$2:.V$20]))" office:value-type="float" office:value="0.134873103588744" calcext:value-type="float">
            <text:p>0.1348731036</text:p>
          </table:table-cell>
          <table:table-cell/>
          <table:table-cell office:value-type="string" calcext:value-type="string">
            <text:p>55(220)5(220)5(220)</text:p>
          </table:table-cell>
          <table:table-cell office:value-type="float" office:value="-6.71794644698" calcext:value-type="float">
            <text:p>-6.717946447</text:p>
          </table:table-cell>
          <table:table-cell office:value-type="float" office:value="-0.320822215692" calcext:value-type="float">
            <text:p>-0.3208222157</text:p>
          </table:table-cell>
          <table:table-cell office:value-type="float" office:value="0.6888" calcext:value-type="float">
            <text:p>0.6888</text:p>
          </table:table-cell>
          <table:table-cell office:value-type="float" office:value="-2208.0735455" calcext:value-type="float">
            <text:p>-2208.0735455</text:p>
          </table:table-cell>
          <table:table-cell office:value-type="float" office:value="3.978" calcext:value-type="float">
            <text:p>3.978</text:p>
          </table:table-cell>
          <table:table-cell table:formula="of:=[.AD24]/[.$Q$55]" office:value-type="string" office:string-value="" calcext:value-type="error">
            <text:p>#DIV/0!</text:p>
          </table:table-cell>
          <table:table-cell table:formula="of:=[.AC24]-[.AC$2]" office:value-type="float" office:value="-0.00375809999968624" calcext:value-type="float">
            <text:p>-0.0037581</text:p>
          </table:table-cell>
          <table:table-cell table:formula="of:=([.AF24]-MIN([.AF$2:.AF$20]))/(MAX([.AF$2:.AF$20])-MIN([.AF$2:.AF$20]))" office:value-type="float" office:value="0.149403619119388" calcext:value-type="float">
            <text:p>0.1494036191</text:p>
          </table:table-cell>
        </table:table-row>
        <table:table-row table:style-name="ro1">
          <table:table-cell table:formula="of:=COS(RADIANS([.C25]))" office:value-type="float" office:value="-0.642787609686539" calcext:value-type="float">
            <text:p>-0.6427876097</text:p>
          </table:table-cell>
          <table:table-cell table:formula="of:=[.A25]^2" office:value-type="float" office:value="0.413175911166535" calcext:value-type="float">
            <text:p>0.41317591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5(230)</text:p>
          </table:table-cell>
          <table:table-cell office:value-type="float" office:value="-7.20557444573" calcext:value-type="float">
            <text:p>-7.2055744457</text:p>
          </table:table-cell>
          <table:table-cell office:value-type="float" office:value="0.335516362975" calcext:value-type="float">
            <text:p>0.335516363</text:p>
          </table:table-cell>
          <table:table-cell office:value-type="float" office:value="0.5313" calcext:value-type="float">
            <text:p>0.5313</text:p>
          </table:table-cell>
          <table:table-cell office:value-type="float" office:value="-1104.6284077" calcext:value-type="float">
            <text:p>-1104.6284077</text:p>
          </table:table-cell>
          <table:table-cell office:value-type="float" office:value="4.8656" calcext:value-type="float">
            <text:p>4.8656</text:p>
          </table:table-cell>
          <table:table-cell table:formula="of:=[.I25]/[.$Q$57]" office:value-type="string" office:string-value="" calcext:value-type="error">
            <text:p>#DIV/0!</text:p>
          </table:table-cell>
          <table:table-cell table:formula="of:=[.J25]/[.A25]^2" office:value-type="string" office:string-value="" calcext:value-type="error">
            <text:p>#DIV/0!</text:p>
          </table:table-cell>
          <table:table-cell table:formula="of:=[.H25]-[.H$2]" office:value-type="float" office:value="-0.000997600000118837" calcext:value-type="float">
            <text:p>-0.0009976</text:p>
          </table:table-cell>
          <table:table-cell table:formula="of:=([.L25]-MIN([.L$2:.L$20]))/(MAX([.L$2:.L$20])-MIN([.L$2:.L$20]))" office:value-type="float" office:value="0.250888026642603" calcext:value-type="float">
            <text:p>0.2508880266</text:p>
          </table:table-cell>
          <table:table-cell/>
          <table:table-cell office:value-type="string" calcext:value-type="string">
            <text:p>55(230)5(230)</text:p>
          </table:table-cell>
          <table:table-cell office:value-type="float" office:value="-7.02135337701" calcext:value-type="float">
            <text:p>-7.021353377</text:p>
          </table:table-cell>
          <table:table-cell office:value-type="float" office:value="0.0378238235633" calcext:value-type="float">
            <text:p>0.0378238236</text:p>
          </table:table-cell>
          <table:table-cell office:value-type="float" office:value="0.2059" calcext:value-type="float">
            <text:p>0.2059</text:p>
          </table:table-cell>
          <table:table-cell office:value-type="float" office:value="-1656.349651" calcext:value-type="float">
            <text:p>-1656.349651</text:p>
          </table:table-cell>
          <table:table-cell office:value-type="float" office:value="4.489" calcext:value-type="float">
            <text:p>4.489</text:p>
          </table:table-cell>
          <table:table-cell table:formula="of:=[.T25]/[.$Q$56]" office:value-type="string" office:string-value="" calcext:value-type="error">
            <text:p>#DIV/0!</text:p>
          </table:table-cell>
          <table:table-cell table:formula="of:=[.S25]-[.S$2]" office:value-type="float" office:value="-0.00108720000002904" calcext:value-type="float">
            <text:p>-0.0010872</text:p>
          </table:table-cell>
          <table:table-cell table:formula="of:=([.V25]-MIN([.V$2:.V$20]))/(MAX([.V$2:.V$20])-MIN([.V$2:.V$20]))" office:value-type="float" office:value="0.336278646261565" calcext:value-type="float">
            <text:p>0.3362786463</text:p>
          </table:table-cell>
          <table:table-cell/>
          <table:table-cell office:value-type="string" calcext:value-type="string">
            <text:p>55(230)5(230)5(230)</text:p>
          </table:table-cell>
          <table:table-cell office:value-type="float" office:value="-6.94325670533" calcext:value-type="float">
            <text:p>-6.9432567053</text:p>
          </table:table-cell>
          <table:table-cell office:value-type="float" office:value="-0.114015698367" calcext:value-type="float">
            <text:p>-0.1140156984</text:p>
          </table:table-cell>
          <table:table-cell office:value-type="float" office:value="0.7103" calcext:value-type="float">
            <text:p>0.7103</text:p>
          </table:table-cell>
          <table:table-cell office:value-type="float" office:value="-2208.071166" calcext:value-type="float">
            <text:p>-2208.071166</text:p>
          </table:table-cell>
          <table:table-cell office:value-type="float" office:value="4.3082" calcext:value-type="float">
            <text:p>4.3082</text:p>
          </table:table-cell>
          <table:table-cell table:formula="of:=[.AD25]/[.$Q$55]" office:value-type="string" office:string-value="" calcext:value-type="error">
            <text:p>#DIV/0!</text:p>
          </table:table-cell>
          <table:table-cell table:formula="of:=[.AC25]-[.AC$2]" office:value-type="float" office:value="-0.00137859999995271" calcext:value-type="float">
            <text:p>-0.0013786</text:p>
          </table:table-cell>
          <table:table-cell table:formula="of:=([.AF25]-MIN([.AF$2:.AF$20]))/(MAX([.AF$2:.AF$20])-MIN([.AF$2:.AF$20]))" office:value-type="float" office:value="0.356117139089858" calcext:value-type="float">
            <text:p>0.3561171391</text:p>
          </table:table-cell>
        </table:table-row>
        <table:table-row table:style-name="ro1">
          <table:table-cell table:formula="of:=COS(RADIANS([.C26]))" office:value-type="float" office:value="-0.5" calcext:value-type="float">
            <text:p>-0.5</text:p>
          </table:table-cell>
          <table:table-cell table:formula="of:=[.A26]^2" office:value-type="float" office:value="0.25" calcext:value-type="float">
            <text:p>0.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5(240)</text:p>
          </table:table-cell>
          <table:table-cell office:value-type="float" office:value="-7.34135925118" calcext:value-type="float">
            <text:p>-7.3413592512</text:p>
          </table:table-cell>
          <table:table-cell office:value-type="float" office:value="0.45579067963" calcext:value-type="float">
            <text:p>0.4557906796</text:p>
          </table:table-cell>
          <table:table-cell office:value-type="float" office:value="0.6167" calcext:value-type="float">
            <text:p>0.6167</text:p>
          </table:table-cell>
          <table:table-cell office:value-type="float" office:value="-1104.6275246" calcext:value-type="float">
            <text:p>-1104.6275246</text:p>
          </table:table-cell>
          <table:table-cell office:value-type="float" office:value="5.0661" calcext:value-type="float">
            <text:p>5.0661</text:p>
          </table:table-cell>
          <table:table-cell table:formula="of:=[.I26]/[.$Q$57]" office:value-type="string" office:string-value="" calcext:value-type="error">
            <text:p>#DIV/0!</text:p>
          </table:table-cell>
          <table:table-cell table:formula="of:=[.J26]/[.A26]^2" office:value-type="string" office:string-value="" calcext:value-type="error">
            <text:p>#DIV/0!</text:p>
          </table:table-cell>
          <table:table-cell table:formula="of:=[.H26]-[.H$2]" office:value-type="float" office:value="-0.000114500000108819" calcext:value-type="float">
            <text:p>-0.0001145</text:p>
          </table:table-cell>
          <table:table-cell table:formula="of:=([.L26]-MIN([.L$2:.L$20]))/(MAX([.L$2:.L$20])-MIN([.L$2:.L$20]))" office:value-type="float" office:value="0.492185365302799" calcext:value-type="float">
            <text:p>0.4921853653</text:p>
          </table:table-cell>
          <table:table-cell/>
          <table:table-cell office:value-type="string" calcext:value-type="string">
            <text:p>55(240)5(240)</text:p>
          </table:table-cell>
          <table:table-cell office:value-type="float" office:value="-7.22625509746" calcext:value-type="float">
            <text:p>-7.2262550975</text:p>
          </table:table-cell>
          <table:table-cell office:value-type="float" office:value="0.211160338742" calcext:value-type="float">
            <text:p>0.2111603387</text:p>
          </table:table-cell>
          <table:table-cell office:value-type="float" office:value="0.0458" calcext:value-type="float">
            <text:p>0.0458</text:p>
          </table:table-cell>
          <table:table-cell office:value-type="float" office:value="-1656.3477833" calcext:value-type="float">
            <text:p>-1656.3477833</text:p>
          </table:table-cell>
          <table:table-cell office:value-type="float" office:value="4.783" calcext:value-type="float">
            <text:p>4.783</text:p>
          </table:table-cell>
          <table:table-cell table:formula="of:=[.T26]/[.$Q$56]" office:value-type="string" office:string-value="" calcext:value-type="error">
            <text:p>#DIV/0!</text:p>
          </table:table-cell>
          <table:table-cell table:formula="of:=[.S26]-[.S$2]" office:value-type="float" office:value="0.000780500000018947" calcext:value-type="float">
            <text:p>0.0007805</text:p>
          </table:table-cell>
          <table:table-cell table:formula="of:=([.V26]-MIN([.V$2:.V$20]))/(MAX([.V$2:.V$20])-MIN([.V$2:.V$20]))" office:value-type="float" office:value="0.575797991720176" calcext:value-type="float">
            <text:p>0.5757979917</text:p>
          </table:table-cell>
          <table:table-cell/>
          <table:table-cell office:value-type="string" calcext:value-type="string">
            <text:p>55(240)5(240)5(240)</text:p>
          </table:table-cell>
          <table:table-cell office:value-type="float" office:value="-7.19523411986" calcext:value-type="float">
            <text:p>-7.1952341199</text:p>
          </table:table-cell>
          <table:table-cell office:value-type="float" office:value="0.100410006438" calcext:value-type="float">
            <text:p>0.1004100064</text:p>
          </table:table-cell>
          <table:table-cell office:value-type="float" office:value="0.6619" calcext:value-type="float">
            <text:p>0.6619</text:p>
          </table:table-cell>
          <table:table-cell office:value-type="float" office:value="-2208.068255" calcext:value-type="float">
            <text:p>-2208.068255</text:p>
          </table:table-cell>
          <table:table-cell office:value-type="float" office:value="4.6621" calcext:value-type="float">
            <text:p>4.6621</text:p>
          </table:table-cell>
          <table:table-cell table:formula="of:=[.AD26]/[.$Q$55]" office:value-type="string" office:string-value="" calcext:value-type="error">
            <text:p>#DIV/0!</text:p>
          </table:table-cell>
          <table:table-cell table:formula="of:=[.AC26]-[.AC$2]" office:value-type="float" office:value="0.00153240000008736" calcext:value-type="float">
            <text:p>0.0015324</text:p>
          </table:table-cell>
          <table:table-cell table:formula="of:=([.AF26]-MIN([.AF$2:.AF$20]))/(MAX([.AF$2:.AF$20])-MIN([.AF$2:.AF$20]))" office:value-type="float" office:value="0.609003483578075" calcext:value-type="float">
            <text:p>0.6090034836</text:p>
          </table:table-cell>
        </table:table-row>
        <table:table-row table:style-name="ro1">
          <table:table-cell table:formula="of:=COS(RADIANS([.C27]))" office:value-type="float" office:value="-0.342020143325669" calcext:value-type="float">
            <text:p>-0.3420201433</text:p>
          </table:table-cell>
          <table:table-cell table:formula="of:=[.A27]^2" office:value-type="float" office:value="0.116977778440511" calcext:value-type="float">
            <text:p>0.116977778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5(250)</text:p>
          </table:table-cell>
          <table:table-cell office:value-type="float" office:value="-7.49728048069" calcext:value-type="float">
            <text:p>-7.4972804807</text:p>
          </table:table-cell>
          <table:table-cell office:value-type="float" office:value="0.58259572841" calcext:value-type="float">
            <text:p>0.5825957284</text:p>
          </table:table-cell>
          <table:table-cell office:value-type="float" office:value="0.7033" calcext:value-type="float">
            <text:p>0.7033</text:p>
          </table:table-cell>
          <table:table-cell office:value-type="float" office:value="-1104.626623" calcext:value-type="float">
            <text:p>-1104.626623</text:p>
          </table:table-cell>
          <table:table-cell office:value-type="float" office:value="5.2865" calcext:value-type="float">
            <text:p>5.2865</text:p>
          </table:table-cell>
          <table:table-cell table:formula="of:=[.I27]/[.$Q$57]" office:value-type="string" office:string-value="" calcext:value-type="error">
            <text:p>#DIV/0!</text:p>
          </table:table-cell>
          <table:table-cell table:formula="of:=[.J27]/[.A27]^2" office:value-type="string" office:string-value="" calcext:value-type="error">
            <text:p>#DIV/0!</text:p>
          </table:table-cell>
          <table:table-cell table:formula="of:=[.H27]-[.H$2]" office:value-type="float" office:value="0.000787099999797647" calcext:value-type="float">
            <text:p>0.0007871</text:p>
          </table:table-cell>
          <table:table-cell table:formula="of:=([.L27]-MIN([.L$2:.L$20]))/(MAX([.L$2:.L$20])-MIN([.L$2:.L$20]))" office:value-type="float" office:value="0.738537624968743" calcext:value-type="float">
            <text:p>0.738537625</text:p>
          </table:table-cell>
          <table:table-cell/>
          <table:table-cell office:value-type="string" calcext:value-type="string">
            <text:p>55(250)5(250)</text:p>
          </table:table-cell>
          <table:table-cell office:value-type="float" office:value="-7.44149714378" calcext:value-type="float">
            <text:p>-7.4414971438</text:p>
          </table:table-cell>
          <table:table-cell office:value-type="float" office:value="0.376605552602" calcext:value-type="float">
            <text:p>0.3766055526</text:p>
          </table:table-cell>
          <table:table-cell office:value-type="float" office:value="0.1429" calcext:value-type="float">
            <text:p>0.1429</text:p>
          </table:table-cell>
          <table:table-cell office:value-type="float" office:value="-1656.3460974" calcext:value-type="float">
            <text:p>-1656.3460974</text:p>
          </table:table-cell>
          <table:table-cell office:value-type="float" office:value="5.0793" calcext:value-type="float">
            <text:p>5.0793</text:p>
          </table:table-cell>
          <table:table-cell table:formula="of:=[.T27]/[.$Q$56]" office:value-type="string" office:string-value="" calcext:value-type="error">
            <text:p>#DIV/0!</text:p>
          </table:table-cell>
          <table:table-cell table:formula="of:=[.S27]-[.S$2]" office:value-type="float" office:value="0.00246640000000298" calcext:value-type="float">
            <text:p>0.0024664</text:p>
          </table:table-cell>
          <table:table-cell table:formula="of:=([.V27]-MIN([.V$2:.V$20]))/(MAX([.V$2:.V$20])-MIN([.V$2:.V$20]))" office:value-type="float" office:value="0.792002770054208" calcext:value-type="float">
            <text:p>0.7920027701</text:p>
          </table:table-cell>
          <table:table-cell/>
          <table:table-cell office:value-type="string" calcext:value-type="string">
            <text:p>55(250)5(250)5(250)</text:p>
          </table:table-cell>
          <table:table-cell office:value-type="float" office:value="-7.45537494955" calcext:value-type="float">
            <text:p>-7.4553749496</text:p>
          </table:table-cell>
          <table:table-cell office:value-type="float" office:value="0.302046360829" calcext:value-type="float">
            <text:p>0.3020463608</text:p>
          </table:table-cell>
          <table:table-cell office:value-type="float" office:value="0.5428" calcext:value-type="float">
            <text:p>0.5428</text:p>
          </table:table-cell>
          <table:table-cell office:value-type="float" office:value="-2208.0655058" calcext:value-type="float">
            <text:p>-2208.0655058</text:p>
          </table:table-cell>
          <table:table-cell office:value-type="float" office:value="5.0124" calcext:value-type="float">
            <text:p>5.0124</text:p>
          </table:table-cell>
          <table:table-cell table:formula="of:=[.AD27]/[.$Q$55]" office:value-type="string" office:string-value="" calcext:value-type="error">
            <text:p>#DIV/0!</text:p>
          </table:table-cell>
          <table:table-cell table:formula="of:=[.AC27]-[.AC$2]" office:value-type="float" office:value="0.00428160000001299" calcext:value-type="float">
            <text:p>0.0042816</text:p>
          </table:table-cell>
          <table:table-cell table:formula="of:=([.AF27]-MIN([.AF$2:.AF$20]))/(MAX([.AF$2:.AF$20])-MIN([.AF$2:.AF$20]))" office:value-type="float" office:value="0.847833829932807" calcext:value-type="float">
            <text:p>0.8478338299</text:p>
          </table:table-cell>
        </table:table-row>
        <table:table-row table:style-name="ro1">
          <table:table-cell table:formula="of:=COS(RADIANS([.C28]))" office:value-type="float" office:value="-0.17364817766693" calcext:value-type="float">
            <text:p>-0.1736481777</text:p>
          </table:table-cell>
          <table:table-cell table:formula="of:=[.A28]^2" office:value-type="float" office:value="0.0301536896070458" calcext:value-type="float">
            <text:p>0.030153689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5(260)</text:p>
          </table:table-cell>
          <table:table-cell office:value-type="float" office:value="-7.67061699587" calcext:value-type="float">
            <text:p>-7.6706169959</text:p>
          </table:table-cell>
          <table:table-cell office:value-type="float" office:value="0.714026712447" calcext:value-type="float">
            <text:p>0.7140267124</text:p>
          </table:table-cell>
          <table:table-cell office:value-type="float" office:value="0.7881" calcext:value-type="float">
            <text:p>0.7881</text:p>
          </table:table-cell>
          <table:table-cell office:value-type="float" office:value="-1104.6259432" calcext:value-type="float">
            <text:p>-1104.6259432</text:p>
          </table:table-cell>
          <table:table-cell office:value-type="float" office:value="5.5262" calcext:value-type="float">
            <text:p>5.5262</text:p>
          </table:table-cell>
          <table:table-cell table:formula="of:=[.I28]/[.$Q$57]" office:value-type="string" office:string-value="" calcext:value-type="error">
            <text:p>#DIV/0!</text:p>
          </table:table-cell>
          <table:table-cell table:formula="of:=[.J28]/[.A28]^2" office:value-type="string" office:string-value="" calcext:value-type="error">
            <text:p>#DIV/0!</text:p>
          </table:table-cell>
          <table:table-cell table:formula="of:=[.H28]-[.H$2]" office:value-type="float" office:value="0.00146689999996852" calcext:value-type="float">
            <text:p>0.0014669</text:p>
          </table:table-cell>
          <table:table-cell table:formula="of:=([.L28]-MIN([.L$2:.L$20]))/(MAX([.L$2:.L$20])-MIN([.L$2:.L$20]))" office:value-type="float" office:value="0.924285480093385" calcext:value-type="float">
            <text:p>0.9242854801</text:p>
          </table:table-cell>
          <table:table-cell/>
          <table:table-cell office:value-type="string" calcext:value-type="string">
            <text:p>55(260)5(260)</text:p>
          </table:table-cell>
          <table:table-cell office:value-type="float" office:value="-7.65728341778" calcext:value-type="float">
            <text:p>-7.6572834178</text:p>
          </table:table-cell>
          <table:table-cell office:value-type="float" office:value="0.52300279776" calcext:value-type="float">
            <text:p>0.5230027978</text:p>
          </table:table-cell>
          <table:table-cell office:value-type="float" office:value="0.3281" calcext:value-type="float">
            <text:p>0.3281</text:p>
          </table:table-cell>
          <table:table-cell office:value-type="float" office:value="-1656.3449351" calcext:value-type="float">
            <text:p>-1656.3449351</text:p>
          </table:table-cell>
          <table:table-cell office:value-type="float" office:value="5.3635" calcext:value-type="float">
            <text:p>5.3635</text:p>
          </table:table-cell>
          <table:table-cell table:formula="of:=[.T28]/[.$Q$56]" office:value-type="string" office:string-value="" calcext:value-type="error">
            <text:p>#DIV/0!</text:p>
          </table:table-cell>
          <table:table-cell table:formula="of:=[.S28]-[.S$2]" office:value-type="float" office:value="0.00362870000003568" calcext:value-type="float">
            <text:p>0.0036287</text:p>
          </table:table-cell>
          <table:table-cell table:formula="of:=([.V28]-MIN([.V$2:.V$20]))/(MAX([.V$2:.V$20])-MIN([.V$2:.V$20]))" office:value-type="float" office:value="0.941059543212222" calcext:value-type="float">
            <text:p>0.9410595432</text:p>
          </table:table-cell>
          <table:table-cell/>
          <table:table-cell office:value-type="string" calcext:value-type="string">
            <text:p>55(260)5(260)5(260)</text:p>
          </table:table-cell>
          <table:table-cell office:value-type="float" office:value="-7.64993634414" calcext:value-type="float">
            <text:p>-7.6499363441</text:p>
          </table:table-cell>
          <table:table-cell office:value-type="float" office:value="0.438919621637" calcext:value-type="float">
            <text:p>0.4389196216</text:p>
          </table:table-cell>
          <table:table-cell office:value-type="float" office:value="0.3499" calcext:value-type="float">
            <text:p>0.3499</text:p>
          </table:table-cell>
          <table:table-cell office:value-type="float" office:value="-2208.0637563" calcext:value-type="float">
            <text:p>-2208.0637563</text:p>
          </table:table-cell>
          <table:table-cell office:value-type="float" office:value="5.3029" calcext:value-type="float">
            <text:p>5.3029</text:p>
          </table:table-cell>
          <table:table-cell table:formula="of:=[.AD28]/[.$Q$55]" office:value-type="string" office:string-value="" calcext:value-type="error">
            <text:p>#DIV/0!</text:p>
          </table:table-cell>
          <table:table-cell table:formula="of:=[.AC28]-[.AC$2]" office:value-type="float" office:value="0.00603110000020024" calcext:value-type="float">
            <text:p>0.0060311</text:p>
          </table:table-cell>
          <table:table-cell table:formula="of:=([.AF28]-MIN([.AF$2:.AF$20]))/(MAX([.AF$2:.AF$20])-MIN([.AF$2:.AF$20]))" office:value-type="float" office:value="0.999817567385021" calcext:value-type="float">
            <text:p>0.9998175674</text:p>
          </table:table-cell>
        </table:table-row>
        <table:table-row table:style-name="ro1">
          <table:table-cell table:formula="of:=COS(RADIANS([.C29]))" office:value-type="float" office:value="-1.83697019872103E-016" calcext:value-type="float">
            <text:p>-1.83697019872103E-016</text:p>
          </table:table-cell>
          <table:table-cell table:formula="of:=[.A29]^2" office:value-type="float" office:value="3.37445951098918E-032" calcext:value-type="float">
            <text:p>3.37445951098918E-0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5(270)</text:p>
          </table:table-cell>
          <table:table-cell office:value-type="float" office:value="-7.85674286146" calcext:value-type="float">
            <text:p>-7.8567428615</text:p>
          </table:table-cell>
          <table:table-cell office:value-type="float" office:value="0.851444200932" calcext:value-type="float">
            <text:p>0.8514442009</text:p>
          </table:table-cell>
          <table:table-cell office:value-type="float" office:value="0.8683" calcext:value-type="float">
            <text:p>0.8683</text:p>
          </table:table-cell>
          <table:table-cell office:value-type="float" office:value="-1104.6256661" calcext:value-type="float">
            <text:p>-1104.6256661</text:p>
          </table:table-cell>
          <table:table-cell office:value-type="float" office:value="5.7628" calcext:value-type="float">
            <text:p>5.7628</text:p>
          </table:table-cell>
          <table:table-cell table:formula="of:=[.I29]/[.$Q$57]" office:value-type="string" office:string-value="" calcext:value-type="error">
            <text:p>#DIV/0!</text:p>
          </table:table-cell>
          <table:table-cell table:formula="of:=[.J29]/[.A29]^2" office:value-type="string" office:string-value="" calcext:value-type="error">
            <text:p>#DIV/0!</text:p>
          </table:table-cell>
          <table:table-cell table:formula="of:=[.H29]-[.H$2]" office:value-type="float" office:value="0.00174399999991692" calcext:value-type="float">
            <text:p>0.001744</text:p>
          </table:table-cell>
          <table:table-cell table:formula="of:=([.L29]-MIN([.L$2:.L$20]))/(MAX([.L$2:.L$20])-MIN([.L$2:.L$20]))" office:value-type="float" office:value="1" calcext:value-type="float">
            <text:p>1</text:p>
          </table:table-cell>
          <table:table-cell/>
          <table:table-cell office:value-type="string" calcext:value-type="string">
            <text:p>55(270)5(270)</text:p>
          </table:table-cell>
          <table:table-cell office:value-type="float" office:value="-7.78953074333" calcext:value-type="float">
            <text:p>-7.7895307433</text:p>
          </table:table-cell>
          <table:table-cell office:value-type="float" office:value="0.608990770753" calcext:value-type="float">
            <text:p>0.6089907708</text:p>
          </table:table-cell>
          <table:table-cell office:value-type="float" office:value="0.5143" calcext:value-type="float">
            <text:p>0.5143</text:p>
          </table:table-cell>
          <table:table-cell office:value-type="float" office:value="-1656.3444744" calcext:value-type="float">
            <text:p>-1656.3444744</text:p>
          </table:table-cell>
          <table:table-cell office:value-type="float" office:value="5.5555" calcext:value-type="float">
            <text:p>5.5555</text:p>
          </table:table-cell>
          <table:table-cell table:formula="of:=[.T29]/[.$Q$56]" office:value-type="string" office:string-value="" calcext:value-type="error">
            <text:p>#DIV/0!</text:p>
          </table:table-cell>
          <table:table-cell table:formula="of:=[.S29]-[.S$2]" office:value-type="float" office:value="0.00408939999988434" calcext:value-type="float">
            <text:p>0.0040894</text:p>
          </table:table-cell>
          <table:table-cell table:formula="of:=([.V29]-MIN([.V$2:.V$20]))/(MAX([.V$2:.V$20])-MIN([.V$2:.V$20]))" office:value-type="float" office:value="1.00014106723305" calcext:value-type="float">
            <text:p>1.0001410672</text:p>
          </table:table-cell>
          <table:table-cell/>
          <table:table-cell office:value-type="string" calcext:value-type="string">
            <text:p>55(270)5(270)5(270)</text:p>
          </table:table-cell>
          <table:table-cell office:value-type="float" office:value="-7.599595284" calcext:value-type="float">
            <text:p>-7.599595284</text:p>
          </table:table-cell>
          <table:table-cell office:value-type="float" office:value="0.434293686382" calcext:value-type="float">
            <text:p>0.4342936864</text:p>
          </table:table-cell>
          <table:table-cell office:value-type="float" office:value="0.1218" calcext:value-type="float">
            <text:p>0.1218</text:p>
          </table:table-cell>
          <table:table-cell office:value-type="float" office:value="-2208.0636374" calcext:value-type="float">
            <text:p>-2208.0636374</text:p>
          </table:table-cell>
          <table:table-cell office:value-type="float" office:value="5.2654" calcext:value-type="float">
            <text:p>5.2654</text:p>
          </table:table-cell>
          <table:table-cell table:formula="of:=[.AD29]/[.$Q$55]" office:value-type="string" office:string-value="" calcext:value-type="error">
            <text:p>#DIV/0!</text:p>
          </table:table-cell>
          <table:table-cell table:formula="of:=[.AC29]-[.AC$2]" office:value-type="float" office:value="0.00615000000016153" calcext:value-type="float">
            <text:p>0.00615</text:p>
          </table:table-cell>
          <table:table-cell table:formula="of:=([.AF29]-MIN([.AF$2:.AF$20]))/(MAX([.AF$2:.AF$20])-MIN([.AF$2:.AF$20]))" office:value-type="float" office:value="1.01014672793104" calcext:value-type="float">
            <text:p>1.0101467279</text:p>
          </table:table-cell>
        </table:table-row>
        <table:table-row table:style-name="ro1">
          <table:table-cell table:formula="of:=COS(RADIANS([.C30]))" office:value-type="float" office:value="0.17364817766693" calcext:value-type="float">
            <text:p>0.1736481777</text:p>
          </table:table-cell>
          <table:table-cell table:formula="of:=[.A30]^2" office:value-type="float" office:value="0.0301536896070457" calcext:value-type="float">
            <text:p>0.030153689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55(280)</text:p>
          </table:table-cell>
          <table:table-cell office:value-type="float" office:value="-7.67361024809" calcext:value-type="float">
            <text:p>-7.6736102481</text:p>
          </table:table-cell>
          <table:table-cell office:value-type="float" office:value="0.723822810636" calcext:value-type="float">
            <text:p>0.7238228106</text:p>
          </table:table-cell>
          <table:table-cell office:value-type="float" office:value="0.9385" calcext:value-type="float">
            <text:p>0.9385</text:p>
          </table:table-cell>
          <table:table-cell office:value-type="float" office:value="-1104.6258508" calcext:value-type="float">
            <text:p>-1104.6258508</text:p>
          </table:table-cell>
          <table:table-cell office:value-type="float" office:value="5.5342" calcext:value-type="float">
            <text:p>5.5342</text:p>
          </table:table-cell>
          <table:table-cell table:formula="of:=[.I30]/[.$Q$57]" office:value-type="string" office:string-value="" calcext:value-type="error">
            <text:p>#DIV/0!</text:p>
          </table:table-cell>
          <table:table-cell table:formula="of:=[.J30]/[.A30]^2" office:value-type="string" office:string-value="" calcext:value-type="error">
            <text:p>#DIV/0!</text:p>
          </table:table-cell>
          <table:table-cell table:formula="of:=[.H30]-[.H$2]" office:value-type="float" office:value="0.00155929999982618" calcext:value-type="float">
            <text:p>0.0015593</text:p>
          </table:table-cell>
          <table:table-cell table:formula="of:=([.L30]-MIN([.L$2:.L$20]))/(MAX([.L$2:.L$20])-MIN([.L$2:.L$20]))" office:value-type="float" office:value="0.949532761327224" calcext:value-type="float">
            <text:p>0.9495327613</text:p>
          </table:table-cell>
          <table:table-cell/>
          <table:table-cell office:value-type="string" calcext:value-type="string">
            <text:p>55(280)5(280)</text:p>
          </table:table-cell>
          <table:table-cell office:value-type="float" office:value="-7.66408626374" calcext:value-type="float">
            <text:p>-7.6640862637</text:p>
          </table:table-cell>
          <table:table-cell office:value-type="float" office:value="0.546676701717" calcext:value-type="float">
            <text:p>0.5466767017</text:p>
          </table:table-cell>
          <table:table-cell office:value-type="float" office:value="0.697" calcext:value-type="float">
            <text:p>0.697</text:p>
          </table:table-cell>
          <table:table-cell office:value-type="float" office:value="-1656.344746" calcext:value-type="float">
            <text:p>-1656.344746</text:p>
          </table:table-cell>
          <table:table-cell office:value-type="float" office:value="5.3839" calcext:value-type="float">
            <text:p>5.3839</text:p>
          </table:table-cell>
          <table:table-cell table:formula="of:=[.T30]/[.$Q$56]" office:value-type="string" office:string-value="" calcext:value-type="error">
            <text:p>#DIV/0!</text:p>
          </table:table-cell>
          <table:table-cell table:formula="of:=[.S30]-[.S$2]" office:value-type="float" office:value="0.00381779999997889" calcext:value-type="float">
            <text:p>0.0038178</text:p>
          </table:table-cell>
          <table:table-cell table:formula="of:=([.V30]-MIN([.V$2:.V$20]))/(MAX([.V$2:.V$20])-MIN([.V$2:.V$20]))" office:value-type="float" office:value="0.965310283808386" calcext:value-type="float">
            <text:p>0.9653102838</text:p>
          </table:table-cell>
          <table:table-cell/>
          <table:table-cell office:value-type="string" calcext:value-type="string">
            <text:p>55(280)5(280)5(280)</text:p>
          </table:table-cell>
          <table:table-cell office:value-type="float" office:value="-7.40231275103" calcext:value-type="float">
            <text:p>-7.402312751</text:p>
          </table:table-cell>
          <table:table-cell office:value-type="float" office:value="0.314563597404" calcext:value-type="float">
            <text:p>0.3145635974</text:p>
          </table:table-cell>
          <table:table-cell office:value-type="float" office:value="0.2599" calcext:value-type="float">
            <text:p>0.2599</text:p>
          </table:table-cell>
          <table:table-cell office:value-type="float" office:value="-2208.0648428" calcext:value-type="float">
            <text:p>-2208.0648428</text:p>
          </table:table-cell>
          <table:table-cell office:value-type="float" office:value="4.9827" calcext:value-type="float">
            <text:p>4.9827</text:p>
          </table:table-cell>
          <table:table-cell table:formula="of:=[.AD30]/[.$Q$55]" office:value-type="string" office:string-value="" calcext:value-type="error">
            <text:p>#DIV/0!</text:p>
          </table:table-cell>
          <table:table-cell table:formula="of:=[.AC30]-[.AC$2]" office:value-type="float" office:value="0.00494460000027175" calcext:value-type="float">
            <text:p>0.0049446</text:p>
          </table:table-cell>
          <table:table-cell table:formula="of:=([.AF30]-MIN([.AF$2:.AF$20]))/(MAX([.AF$2:.AF$20])-MIN([.AF$2:.AF$20]))" office:value-type="float" office:value="0.905430410646931" calcext:value-type="float">
            <text:p>0.9054304106</text:p>
          </table:table-cell>
        </table:table-row>
        <table:table-row table:style-name="ro1">
          <table:table-cell table:formula="of:=COS(RADIANS([.C31]))" office:value-type="float" office:value="0.342020143325669" calcext:value-type="float">
            <text:p>0.3420201433</text:p>
          </table:table-cell>
          <table:table-cell table:formula="of:=[.A31]^2" office:value-type="float" office:value="0.116977778440511" calcext:value-type="float">
            <text:p>0.116977778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55(290)</text:p>
          </table:table-cell>
          <table:table-cell office:value-type="float" office:value="-7.50027373292" calcext:value-type="float">
            <text:p>-7.5002737329</text:p>
          </table:table-cell>
          <table:table-cell office:value-type="float" office:value="0.590487029729" calcext:value-type="float">
            <text:p>0.5904870297</text:p>
          </table:table-cell>
          <table:table-cell office:value-type="float" office:value="0.9974" calcext:value-type="float">
            <text:p>0.9974</text:p>
          </table:table-cell>
          <table:table-cell office:value-type="float" office:value="-1104.6264146" calcext:value-type="float">
            <text:p>-1104.6264146</text:p>
          </table:table-cell>
          <table:table-cell office:value-type="float" office:value="5.2945" calcext:value-type="float">
            <text:p>5.2945</text:p>
          </table:table-cell>
          <table:table-cell table:formula="of:=[.I31]/[.$Q$57]" office:value-type="string" office:string-value="" calcext:value-type="error">
            <text:p>#DIV/0!</text:p>
          </table:table-cell>
          <table:table-cell table:formula="of:=[.J31]/[.A31]^2" office:value-type="string" office:string-value="" calcext:value-type="error">
            <text:p>#DIV/0!</text:p>
          </table:table-cell>
          <table:table-cell table:formula="of:=[.H31]-[.H$2]" office:value-type="float" office:value="0.000995499999817184" calcext:value-type="float">
            <text:p>0.0009955</text:p>
          </table:table-cell>
          <table:table-cell table:formula="of:=([.L31]-MIN([.L$2:.L$20]))/(MAX([.L$2:.L$20])-MIN([.L$2:.L$20]))" office:value-type="float" office:value="0.795480627325134" calcext:value-type="float">
            <text:p>0.7954806273</text:p>
          </table:table-cell>
          <table:table-cell/>
          <table:table-cell office:value-type="string" calcext:value-type="string">
            <text:p>55(290)5(290)</text:p>
          </table:table-cell>
          <table:table-cell office:value-type="float" office:value="-7.44476250984" calcext:value-type="float">
            <text:p>-7.4447625098</text:p>
          </table:table-cell>
          <table:table-cell office:value-type="float" office:value="0.40000734272" calcext:value-type="float">
            <text:p>0.4000073427</text:p>
          </table:table-cell>
          <table:table-cell office:value-type="float" office:value="0.8719" calcext:value-type="float">
            <text:p>0.8719</text:p>
          </table:table-cell>
          <table:table-cell office:value-type="float" office:value="-1656.3456765" calcext:value-type="float">
            <text:p>-1656.3456765</text:p>
          </table:table-cell>
          <table:table-cell office:value-type="float" office:value="5.0966" calcext:value-type="float">
            <text:p>5.0966</text:p>
          </table:table-cell>
          <table:table-cell table:formula="of:=[.T31]/[.$Q$56]" office:value-type="string" office:string-value="" calcext:value-type="error">
            <text:p>#DIV/0!</text:p>
          </table:table-cell>
          <table:table-cell table:formula="of:=[.S31]-[.S$2]" office:value-type="float" office:value="0.00288729999988391" calcext:value-type="float">
            <text:p>0.0028873</text:p>
          </table:table-cell>
          <table:table-cell table:formula="of:=([.V31]-MIN([.V$2:.V$20]))/(MAX([.V$2:.V$20])-MIN([.V$2:.V$20]))" office:value-type="float" office:value="0.845980224930483" calcext:value-type="float">
            <text:p>0.8459802249</text:p>
          </table:table-cell>
          <table:table-cell/>
          <table:table-cell office:value-type="string" calcext:value-type="string">
            <text:p>55(290)5(290)5(290)</text:p>
          </table:table-cell>
          <table:table-cell office:value-type="float" office:value="-7.22435030059" calcext:value-type="float">
            <text:p>-7.2243503006</text:p>
          </table:table-cell>
          <table:table-cell office:value-type="float" office:value="0.172248059824" calcext:value-type="float">
            <text:p>0.1722480598</text:p>
          </table:table-cell>
          <table:table-cell office:value-type="float" office:value="0.5486" calcext:value-type="float">
            <text:p>0.5486</text:p>
          </table:table-cell>
          <table:table-cell office:value-type="float" office:value="-2208.0665217" calcext:value-type="float">
            <text:p>-2208.0665217</text:p>
          </table:table-cell>
          <table:table-cell office:value-type="float" office:value="4.7269" calcext:value-type="float">
            <text:p>4.7269</text:p>
          </table:table-cell>
          <table:table-cell table:formula="of:=[.AD31]/[.$Q$55]" office:value-type="string" office:string-value="" calcext:value-type="error">
            <text:p>#DIV/0!</text:p>
          </table:table-cell>
          <table:table-cell table:formula="of:=[.AC31]-[.AC$2]" office:value-type="float" office:value="0.00326570000015636" calcext:value-type="float">
            <text:p>0.0032657</text:p>
          </table:table-cell>
          <table:table-cell table:formula="of:=([.AF31]-MIN([.AF$2:.AF$20]))/(MAX([.AF$2:.AF$20])-MIN([.AF$2:.AF$20]))" office:value-type="float" office:value="0.759579883754248" calcext:value-type="float">
            <text:p>0.7595798838</text:p>
          </table:table-cell>
        </table:table-row>
        <table:table-row table:style-name="ro1">
          <table:table-cell table:formula="of:=COS(RADIANS([.C32]))" office:value-type="float" office:value="0.5" calcext:value-type="float">
            <text:p>0.5</text:p>
          </table:table-cell>
          <table:table-cell table:formula="of:=[.A32]^2"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5(300)</text:p>
          </table:table-cell>
          <table:table-cell office:value-type="float" office:value="-7.34244770654" calcext:value-type="float">
            <text:p>-7.3424477065</text:p>
          </table:table-cell>
          <table:table-cell office:value-type="float" office:value="0.462321411756" calcext:value-type="float">
            <text:p>0.4623214118</text:p>
          </table:table-cell>
          <table:table-cell office:value-type="float" office:value="1.0448" calcext:value-type="float">
            <text:p>1.0448</text:p>
          </table:table-cell>
          <table:table-cell office:value-type="float" office:value="-1104.6271675" calcext:value-type="float">
            <text:p>-1104.6271675</text:p>
          </table:table-cell>
          <table:table-cell office:value-type="float" office:value="5.0736" calcext:value-type="float">
            <text:p>5.0736</text:p>
          </table:table-cell>
          <table:table-cell table:formula="of:=[.I32]/[.$Q$57]" office:value-type="string" office:string-value="" calcext:value-type="error">
            <text:p>#DIV/0!</text:p>
          </table:table-cell>
          <table:table-cell table:formula="of:=[.J32]/[.A32]^2" office:value-type="string" office:string-value="" calcext:value-type="error">
            <text:p>#DIV/0!</text:p>
          </table:table-cell>
          <table:table-cell table:formula="of:=[.H32]-[.H$2]" office:value-type="float" office:value="0.000242599999864979" calcext:value-type="float">
            <text:p>0.0002426</text:p>
          </table:table-cell>
          <table:table-cell table:formula="of:=([.L32]-MIN([.L$2:.L$20]))/(MAX([.L$2:.L$20])-MIN([.L$2:.L$20]))" office:value-type="float" office:value="0.589759003201401" calcext:value-type="float">
            <text:p>0.5897590032</text:p>
          </table:table-cell>
          <table:table-cell/>
          <table:table-cell office:value-type="string" calcext:value-type="string">
            <text:p>55(300)5(300)</text:p>
          </table:table-cell>
          <table:table-cell office:value-type="float" office:value="-7.22435030059" calcext:value-type="float">
            <text:p>-7.2243503006</text:p>
          </table:table-cell>
          <table:table-cell office:value-type="float" office:value="0.230480421281" calcext:value-type="float">
            <text:p>0.2304804213</text:p>
          </table:table-cell>
          <table:table-cell office:value-type="float" office:value="1.0379" calcext:value-type="float">
            <text:p>1.0379</text:p>
          </table:table-cell>
          <table:table-cell office:value-type="float" office:value="-1656.3470768" calcext:value-type="float">
            <text:p>-1656.3470768</text:p>
          </table:table-cell>
          <table:table-cell office:value-type="float" office:value="4.7978" calcext:value-type="float">
            <text:p>4.7978</text:p>
          </table:table-cell>
          <table:table-cell table:formula="of:=[.T32]/[.$Q$56]" office:value-type="string" office:string-value="" calcext:value-type="error">
            <text:p>#DIV/0!</text:p>
          </table:table-cell>
          <table:table-cell table:formula="of:=[.S32]-[.S$2]" office:value-type="float" office:value="0.00148699999999735" calcext:value-type="float">
            <text:p>0.001487</text:p>
          </table:table-cell>
          <table:table-cell table:formula="of:=([.V32]-MIN([.V$2:.V$20]))/(MAX([.V$2:.V$20])-MIN([.V$2:.V$20]))" office:value-type="float" office:value="0.666401631253821" calcext:value-type="float">
            <text:p>0.6664016313</text:p>
          </table:table-cell>
          <table:table-cell/>
          <table:table-cell office:value-type="string" calcext:value-type="string">
            <text:p>55(300)5(300)5(300)</text:p>
          </table:table-cell>
          <table:table-cell office:value-type="float" office:value="-7.05808874522" calcext:value-type="float">
            <text:p>-7.0580887452</text:p>
          </table:table-cell>
          <table:table-cell office:value-type="float" office:value="0.0304767499215" calcext:value-type="float">
            <text:p>0.0304767499</text:p>
          </table:table-cell>
          <table:table-cell office:value-type="float" office:value="0.8057" calcext:value-type="float">
            <text:p>0.8057</text:p>
          </table:table-cell>
          <table:table-cell office:value-type="float" office:value="-2208.0682129" calcext:value-type="float">
            <text:p>-2208.0682129</text:p>
          </table:table-cell>
          <table:table-cell office:value-type="float" office:value="4.5059" calcext:value-type="float">
            <text:p>4.5059</text:p>
          </table:table-cell>
          <table:table-cell table:formula="of:=[.AD32]/[.$Q$55]" office:value-type="string" office:string-value="" calcext:value-type="error">
            <text:p>#DIV/0!</text:p>
          </table:table-cell>
          <table:table-cell table:formula="of:=[.AC32]-[.AC$2]" office:value-type="float" office:value="0.00157450000006065" calcext:value-type="float">
            <text:p>0.0015745</text:p>
          </table:table-cell>
          <table:table-cell table:formula="of:=([.AF32]-MIN([.AF$2:.AF$20]))/(MAX([.AF$2:.AF$20])-MIN([.AF$2:.AF$20]))" office:value-type="float" office:value="0.612660823013339" calcext:value-type="float">
            <text:p>0.612660823</text:p>
          </table:table-cell>
        </table:table-row>
        <table:table-row table:style-name="ro1">
          <table:table-cell table:formula="of:=COS(RADIANS([.C33]))" office:value-type="float" office:value="0.642787609686539" calcext:value-type="float">
            <text:p>0.6427876097</text:p>
          </table:table-cell>
          <table:table-cell table:formula="of:=[.A33]^2" office:value-type="float" office:value="0.413175911166535" calcext:value-type="float">
            <text:p>0.413175911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55(310)</text:p>
          </table:table-cell>
          <table:table-cell office:value-type="float" office:value="-7.20421387654" calcext:value-type="float">
            <text:p>-7.2042138765</text:p>
          </table:table-cell>
          <table:table-cell office:value-type="float" office:value="0.342047095101" calcext:value-type="float">
            <text:p>0.3420470951</text:p>
          </table:table-cell>
          <table:table-cell office:value-type="float" office:value="1.0835" calcext:value-type="float">
            <text:p>1.0835</text:p>
          </table:table-cell>
          <table:table-cell office:value-type="float" office:value="-1104.6278526" calcext:value-type="float">
            <text:p>-1104.6278526</text:p>
          </table:table-cell>
          <table:table-cell office:value-type="float" office:value="4.8742" calcext:value-type="float">
            <text:p>4.8742</text:p>
          </table:table-cell>
          <table:table-cell table:formula="of:=[.I33]/[.$Q$57]" office:value-type="string" office:string-value="" calcext:value-type="error">
            <text:p>#DIV/0!</text:p>
          </table:table-cell>
          <table:table-cell table:formula="of:=[.J33]/[.A33]^2" office:value-type="string" office:string-value="" calcext:value-type="error">
            <text:p>#DIV/0!</text:p>
          </table:table-cell>
          <table:table-cell table:formula="of:=[.H33]-[.H$2]" office:value-type="float" office:value="-0.000442500000190194" calcext:value-type="float">
            <text:p>-0.0004425</text:p>
          </table:table-cell>
          <table:table-cell table:formula="of:=([.L33]-MIN([.L$2:.L$20]))/(MAX([.L$2:.L$20])-MIN([.L$2:.L$20]))" office:value-type="float" office:value="0.402562981541863" calcext:value-type="float">
            <text:p>0.4025629815</text:p>
          </table:table-cell>
          <table:table-cell/>
          <table:table-cell office:value-type="string" calcext:value-type="string">
            <text:p>55(310)5(310)</text:p>
          </table:table-cell>
          <table:table-cell office:value-type="float" office:value="-7.01291784801" calcext:value-type="float">
            <text:p>-7.012917848</text:p>
          </table:table-cell>
          <table:table-cell office:value-type="float" office:value="0.0538785400398" calcext:value-type="float">
            <text:p>0.05387854</text:p>
          </table:table-cell>
          <table:table-cell office:value-type="float" office:value="1.1904" calcext:value-type="float">
            <text:p>1.1904</text:p>
          </table:table-cell>
          <table:table-cell office:value-type="float" office:value="-1656.3485666" calcext:value-type="float">
            <text:p>-1656.3485666</text:p>
          </table:table-cell>
          <table:table-cell office:value-type="float" office:value="4.5017" calcext:value-type="float">
            <text:p>4.5017</text:p>
          </table:table-cell>
          <table:table-cell table:formula="of:=[.T33]/[.$Q$56]" office:value-type="string" office:string-value="" calcext:value-type="error">
            <text:p>#DIV/0!</text:p>
          </table:table-cell>
          <table:table-cell table:formula="of:=[.S33]-[.S$2]" office:value-type="float" office:value="-0.00000279999994745594" calcext:value-type="float">
            <text:p>-0.0000028</text:p>
          </table:table-cell>
          <table:table-cell table:formula="of:=([.V33]-MIN([.V$2:.V$20]))/(MAX([.V$2:.V$20])-MIN([.V$2:.V$20]))" office:value-type="float" office:value="0.475345294132308" calcext:value-type="float">
            <text:p>0.4753452941</text:p>
          </table:table-cell>
          <table:table-cell/>
          <table:table-cell office:value-type="string" calcext:value-type="string">
            <text:p>55(310)5(310)5(310)</text:p>
          </table:table-cell>
          <table:table-cell office:value-type="float" office:value="-6.88774548226" calcext:value-type="float">
            <text:p>-6.8877454823</text:p>
          </table:table-cell>
          <table:table-cell office:value-type="float" office:value="-0.118913747462" calcext:value-type="float">
            <text:p>-0.1189137475</text:p>
          </table:table-cell>
          <table:table-cell office:value-type="float" office:value="1.0289" calcext:value-type="float">
            <text:p>1.0289</text:p>
          </table:table-cell>
          <table:table-cell office:value-type="float" office:value="-2208.0697739" calcext:value-type="float">
            <text:p>-2208.0697739</text:p>
          </table:table-cell>
          <table:table-cell office:value-type="float" office:value="4.2723" calcext:value-type="float">
            <text:p>4.2723</text:p>
          </table:table-cell>
          <table:table-cell table:formula="of:=[.AD33]/[.$Q$55]" office:value-type="string" office:string-value="" calcext:value-type="error">
            <text:p>#DIV/0!</text:p>
          </table:table-cell>
          <table:table-cell table:formula="of:=[.AC33]-[.AC$2]" office:value-type="float" office:value="0.0000135000000227592" calcext:value-type="float">
            <text:p>0.0000135</text:p>
          </table:table-cell>
          <table:table-cell table:formula="of:=([.AF33]-MIN([.AF$2:.AF$20]))/(MAX([.AF$2:.AF$20])-MIN([.AF$2:.AF$20]))" office:value-type="float" office:value="0.477052584006037" calcext:value-type="float">
            <text:p>0.477052584</text:p>
          </table:table-cell>
        </table:table-row>
        <table:table-row table:style-name="ro1">
          <table:table-cell table:formula="of:=COS(RADIANS([.C34]))" office:value-type="float" office:value="0.766044443118978" calcext:value-type="float">
            <text:p>0.7660444431</text:p>
          </table:table-cell>
          <table:table-cell table:formula="of:=[.A34]^2" office:value-type="float" office:value="0.586824088833465" calcext:value-type="float">
            <text:p>0.586824088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55(320)</text:p>
          </table:table-cell>
          <table:table-cell office:value-type="float" office:value="-7.08720492594" calcext:value-type="float">
            <text:p>-7.0872049259</text:p>
          </table:table-cell>
          <table:table-cell office:value-type="float" office:value="0.231024648959" calcext:value-type="float">
            <text:p>0.231024649</text:p>
          </table:table-cell>
          <table:table-cell office:value-type="float" office:value="1.1152" calcext:value-type="float">
            <text:p>1.1152</text:p>
          </table:table-cell>
          <table:table-cell office:value-type="float" office:value="-1104.6282423" calcext:value-type="float">
            <text:p>-1104.6282423</text:p>
          </table:table-cell>
          <table:table-cell office:value-type="float" office:value="4.6969" calcext:value-type="float">
            <text:p>4.6969</text:p>
          </table:table-cell>
          <table:table-cell table:formula="of:=[.I34]/[.$Q$57]" office:value-type="string" office:string-value="" calcext:value-type="error">
            <text:p>#DIV/0!</text:p>
          </table:table-cell>
          <table:table-cell table:formula="of:=[.J34]/[.A34]^2" office:value-type="string" office:string-value="" calcext:value-type="error">
            <text:p>#DIV/0!</text:p>
          </table:table-cell>
          <table:table-cell table:formula="of:=[.H34]-[.H$2]" office:value-type="float" office:value="-0.000832200000104422" calcext:value-type="float">
            <text:p>-0.0008322</text:p>
          </table:table-cell>
          <table:table-cell table:formula="of:=([.L34]-MIN([.L$2:.L$20]))/(MAX([.L$2:.L$20])-MIN([.L$2:.L$20]))" office:value-type="float" office:value="0.29608175308063" calcext:value-type="float">
            <text:p>0.2960817531</text:p>
          </table:table-cell>
          <table:table-cell/>
          <table:table-cell office:value-type="string" calcext:value-type="string">
            <text:p>55(320)5(320)</text:p>
          </table:table-cell>
          <table:table-cell office:value-type="float" office:value="-6.82053336413" calcext:value-type="float">
            <text:p>-6.8205333641</text:p>
          </table:table-cell>
          <table:table-cell office:value-type="float" office:value="-0.118369519784" calcext:value-type="float">
            <text:p>-0.1183695198</text:p>
          </table:table-cell>
          <table:table-cell office:value-type="float" office:value="1.3257" calcext:value-type="float">
            <text:p>1.3257</text:p>
          </table:table-cell>
          <table:table-cell office:value-type="float" office:value="-1656.3496718" calcext:value-type="float">
            <text:p>-1656.3496718</text:p>
          </table:table-cell>
          <table:table-cell office:value-type="float" office:value="4.2248" calcext:value-type="float">
            <text:p>4.2248</text:p>
          </table:table-cell>
          <table:table-cell table:formula="of:=[.T34]/[.$Q$56]" office:value-type="string" office:string-value="" calcext:value-type="error">
            <text:p>#DIV/0!</text:p>
          </table:table-cell>
          <table:table-cell table:formula="of:=[.S34]-[.S$2]" office:value-type="float" office:value="-0.00110799999993105" calcext:value-type="float">
            <text:p>-0.001108</text:p>
          </table:table-cell>
          <table:table-cell table:formula="of:=([.V34]-MIN([.V$2:.V$20]))/(MAX([.V$2:.V$20])-MIN([.V$2:.V$20]))" office:value-type="float" office:value="0.333611193050696" calcext:value-type="float">
            <text:p>0.3336111931</text:p>
          </table:table-cell>
          <table:table-cell/>
          <table:table-cell office:value-type="string" calcext:value-type="string">
            <text:p>55(320)5(320)5(320)</text:p>
          </table:table-cell>
          <table:table-cell office:value-type="float" office:value="-6.70706189344" calcext:value-type="float">
            <text:p>-6.7070618934</text:p>
          </table:table-cell>
          <table:table-cell office:value-type="float" office:value="-0.283814733644" calcext:value-type="float">
            <text:p>-0.2838147336</text:p>
          </table:table-cell>
          <table:table-cell office:value-type="float" office:value="1.2463" calcext:value-type="float">
            <text:p>1.2463</text:p>
          </table:table-cell>
          <table:table-cell office:value-type="float" office:value="-2208.0709942" calcext:value-type="float">
            <text:p>-2208.0709942</text:p>
          </table:table-cell>
          <table:table-cell office:value-type="float" office:value="4.0106" calcext:value-type="float">
            <text:p>4.0106</text:p>
          </table:table-cell>
          <table:table-cell table:formula="of:=[.AD34]/[.$Q$55]" office:value-type="string" office:string-value="" calcext:value-type="error">
            <text:p>#DIV/0!</text:p>
          </table:table-cell>
          <table:table-cell table:formula="of:=[.AC34]-[.AC$2]" office:value-type="float" office:value="-0.00120679999963613" calcext:value-type="float">
            <text:p>-0.0012068</text:p>
          </table:table-cell>
          <table:table-cell table:formula="of:=([.AF34]-MIN([.AF$2:.AF$20]))/(MAX([.AF$2:.AF$20])-MIN([.AF$2:.AF$20]))" office:value-type="float" office:value="0.371041863948167" calcext:value-type="float">
            <text:p>0.3710418639</text:p>
          </table:table-cell>
        </table:table-row>
        <table:table-row table:style-name="ro1">
          <table:table-cell table:formula="of:=COS(RADIANS([.C35]))" office:value-type="float" office:value="0.866025403784438" calcext:value-type="float">
            <text:p>0.8660254038</text:p>
          </table:table-cell>
          <table:table-cell table:formula="of:=[.A35]^2" office:value-type="float" office:value="0.75" calcext:value-type="float">
            <text:p>0.7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55(330)</text:p>
          </table:table-cell>
          <table:table-cell office:value-type="float" office:value="-6.99359776547" calcext:value-type="float">
            <text:p>-6.9935977655</text:p>
          </table:table-cell>
          <table:table-cell office:value-type="float" office:value="0.136056919292" calcext:value-type="float">
            <text:p>0.1360569193</text:p>
          </table:table-cell>
          <table:table-cell office:value-type="float" office:value="1.1418" calcext:value-type="float">
            <text:p>1.1418</text:p>
          </table:table-cell>
          <table:table-cell office:value-type="float" office:value="-1104.6282413" calcext:value-type="float">
            <text:p>-1104.6282413</text:p>
          </table:table-cell>
          <table:table-cell office:value-type="float" office:value="4.5487" calcext:value-type="float">
            <text:p>4.5487</text:p>
          </table:table-cell>
          <table:table-cell table:formula="of:=[.I35]/[.$Q$57]" office:value-type="string" office:string-value="" calcext:value-type="error">
            <text:p>#DIV/0!</text:p>
          </table:table-cell>
          <table:table-cell table:formula="of:=[.J35]/[.A35]^2" office:value-type="string" office:string-value="" calcext:value-type="error">
            <text:p>#DIV/0!</text:p>
          </table:table-cell>
          <table:table-cell table:formula="of:=[.H35]-[.H$2]" office:value-type="float" office:value="-0.00083119999999326" calcext:value-type="float">
            <text:p>-0.0008312</text:p>
          </table:table-cell>
          <table:table-cell table:formula="of:=([.L35]-MIN([.L$2:.L$20]))/(MAX([.L$2:.L$20])-MIN([.L$2:.L$20]))" office:value-type="float" office:value="0.296354992085817" calcext:value-type="float">
            <text:p>0.2963549921</text:p>
          </table:table-cell>
          <table:table-cell/>
          <table:table-cell office:value-type="string" calcext:value-type="string">
            <text:p>55(330)5(330)</text:p>
          </table:table-cell>
          <table:table-cell office:value-type="float" office:value="-6.65916985785" calcext:value-type="float">
            <text:p>-6.6591698579</text:p>
          </table:table-cell>
          <table:table-cell office:value-type="float" office:value="-0.271569610908" calcext:value-type="float">
            <text:p>-0.2715696109</text:p>
          </table:table-cell>
          <table:table-cell office:value-type="float" office:value="1.4393" calcext:value-type="float">
            <text:p>1.4393</text:p>
          </table:table-cell>
          <table:table-cell office:value-type="float" office:value="-1656.3500054" calcext:value-type="float">
            <text:p>-1656.3500054</text:p>
          </table:table-cell>
          <table:table-cell office:value-type="float" office:value="3.9869" calcext:value-type="float">
            <text:p>3.9869</text:p>
          </table:table-cell>
          <table:table-cell table:formula="of:=[.T35]/[.$Q$56]" office:value-type="string" office:string-value="" calcext:value-type="error">
            <text:p>#DIV/0!</text:p>
          </table:table-cell>
          <table:table-cell table:formula="of:=[.S35]-[.S$2]" office:value-type="float" office:value="-0.00144160000013471" calcext:value-type="float">
            <text:p>-0.0014416</text:p>
          </table:table-cell>
          <table:table-cell table:formula="of:=([.V35]-MIN([.V$2:.V$20]))/(MAX([.V$2:.V$20])-MIN([.V$2:.V$20]))" office:value-type="float" office:value="0.290829347094857" calcext:value-type="float">
            <text:p>0.2908293471</text:p>
          </table:table-cell>
          <table:table-cell/>
          <table:table-cell office:value-type="string" calcext:value-type="string">
            <text:p>55(330)5(330)5(330)</text:p>
          </table:table-cell>
          <table:table-cell office:value-type="float" office:value="-6.52311293856" calcext:value-type="float">
            <text:p>-6.5231129386</text:p>
          </table:table-cell>
          <table:table-cell office:value-type="float" office:value="-0.45579067963" calcext:value-type="float">
            <text:p>-0.4557906796</text:p>
          </table:table-cell>
          <table:table-cell office:value-type="float" office:value="1.4773" calcext:value-type="float">
            <text:p>1.4773</text:p>
          </table:table-cell>
          <table:table-cell office:value-type="float" office:value="-2208.0716374" calcext:value-type="float">
            <text:p>-2208.0716374</text:p>
          </table:table-cell>
          <table:table-cell office:value-type="float" office:value="3.7423" calcext:value-type="float">
            <text:p>3.7423</text:p>
          </table:table-cell>
          <table:table-cell table:formula="of:=[.AD35]/[.$Q$55]" office:value-type="string" office:string-value="" calcext:value-type="error">
            <text:p>#DIV/0!</text:p>
          </table:table-cell>
          <table:table-cell table:formula="of:=[.AC35]-[.AC$2]" office:value-type="float" office:value="-0.0018499999996493" calcext:value-type="float">
            <text:p>-0.00185</text:p>
          </table:table-cell>
          <table:table-cell table:formula="of:=([.AF35]-MIN([.AF$2:.AF$20]))/(MAX([.AF$2:.AF$20])-MIN([.AF$2:.AF$20]))" office:value-type="float" office:value="0.315165362135762" calcext:value-type="float">
            <text:p>0.3151653621</text:p>
          </table:table-cell>
        </table:table-row>
        <table:table-row table:style-name="ro1">
          <table:table-cell table:formula="of:=COS(RADIANS([.C36]))" office:value-type="float" office:value="0.939692620785908" calcext:value-type="float">
            <text:p>0.9396926208</text:p>
          </table:table-cell>
          <table:table-cell table:formula="of:=[.A36]^2" office:value-type="float" office:value="0.883022221559489" calcext:value-type="float">
            <text:p>0.883022221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55(340)</text:p>
          </table:table-cell>
          <table:table-cell office:value-type="float" office:value="-6.92556930582" calcext:value-type="float">
            <text:p>-6.9255693058</text:p>
          </table:table-cell>
          <table:table-cell office:value-type="float" office:value="0.0634025243903" calcext:value-type="float">
            <text:p>0.0634025244</text:p>
          </table:table-cell>
          <table:table-cell office:value-type="float" office:value="1.1627" calcext:value-type="float">
            <text:p>1.1627</text:p>
          </table:table-cell>
          <table:table-cell office:value-type="float" office:value="-1104.6279385" calcext:value-type="float">
            <text:p>-1104.6279385</text:p>
          </table:table-cell>
          <table:table-cell office:value-type="float" office:value="4.4374" calcext:value-type="float">
            <text:p>4.4374</text:p>
          </table:table-cell>
          <table:table-cell table:formula="of:=[.I36]/[.$Q$57]" office:value-type="string" office:string-value="" calcext:value-type="error">
            <text:p>#DIV/0!</text:p>
          </table:table-cell>
          <table:table-cell table:formula="of:=[.J36]/[.A36]^2" office:value-type="string" office:string-value="" calcext:value-type="error">
            <text:p>#DIV/0!</text:p>
          </table:table-cell>
          <table:table-cell table:formula="of:=[.H36]-[.H$2]" office:value-type="float" office:value="-0.00052840000012111" calcext:value-type="float">
            <text:p>-0.0005284</text:p>
          </table:table-cell>
          <table:table-cell table:formula="of:=([.L36]-MIN([.L$2:.L$20]))/(MAX([.L$2:.L$20])-MIN([.L$2:.L$20]))" office:value-type="float" office:value="0.379091753624294" calcext:value-type="float">
            <text:p>0.3790917536</text:p>
          </table:table-cell>
          <table:table-cell/>
          <table:table-cell office:value-type="string" calcext:value-type="string">
            <text:p>55(340)5(340)</text:p>
          </table:table-cell>
          <table:table-cell office:value-type="float" office:value="-6.537534972" calcext:value-type="float">
            <text:p>-6.537534972</text:p>
          </table:table-cell>
          <table:table-cell office:value-type="float" office:value="-0.391027586047" calcext:value-type="float">
            <text:p>-0.391027586</text:p>
          </table:table-cell>
          <table:table-cell office:value-type="float" office:value="1.5281" calcext:value-type="float">
            <text:p>1.5281</text:p>
          </table:table-cell>
          <table:table-cell office:value-type="float" office:value="-1656.3495751" calcext:value-type="float">
            <text:p>-1656.3495751</text:p>
          </table:table-cell>
          <table:table-cell office:value-type="float" office:value="3.8064" calcext:value-type="float">
            <text:p>3.8064</text:p>
          </table:table-cell>
          <table:table-cell table:formula="of:=[.T36]/[.$Q$56]" office:value-type="string" office:string-value="" calcext:value-type="error">
            <text:p>#DIV/0!</text:p>
          </table:table-cell>
          <table:table-cell table:formula="of:=[.S36]-[.S$2]" office:value-type="float" office:value="-0.00101130000007288" calcext:value-type="float">
            <text:p>-0.0010113</text:p>
          </table:table-cell>
          <table:table-cell table:formula="of:=([.V36]-MIN([.V$2:.V$20]))/(MAX([.V$2:.V$20])-MIN([.V$2:.V$20]))" office:value-type="float" office:value="0.346012285662616" calcext:value-type="float">
            <text:p>0.3460122857</text:p>
          </table:table-cell>
          <table:table-cell/>
          <table:table-cell office:value-type="string" calcext:value-type="string">
            <text:p>55(340)5(340)5(340)</text:p>
          </table:table-cell>
          <table:table-cell office:value-type="float" office:value="-6.35957252157" calcext:value-type="float">
            <text:p>-6.3595725216</text:p>
          </table:table-cell>
          <table:table-cell office:value-type="float" office:value="-0.6114397953" calcext:value-type="float">
            <text:p>-0.6114397953</text:p>
          </table:table-cell>
          <table:table-cell office:value-type="float" office:value="1.6908" calcext:value-type="float">
            <text:p>1.6908</text:p>
          </table:table-cell>
          <table:table-cell office:value-type="float" office:value="-2208.0713444" calcext:value-type="float">
            <text:p>-2208.0713444</text:p>
          </table:table-cell>
          <table:table-cell office:value-type="float" office:value="3.5059" calcext:value-type="float">
            <text:p>3.5059</text:p>
          </table:table-cell>
          <table:table-cell table:formula="of:=[.AD36]/[.$Q$55]" office:value-type="string" office:string-value="" calcext:value-type="error">
            <text:p>#DIV/0!</text:p>
          </table:table-cell>
          <table:table-cell table:formula="of:=[.AC36]-[.AC$2]" office:value-type="float" office:value="-0.00155699999959325" calcext:value-type="float">
            <text:p>-0.001557</text:p>
          </table:table-cell>
          <table:table-cell table:formula="of:=([.AF36]-MIN([.AF$2:.AF$20]))/(MAX([.AF$2:.AF$20])-MIN([.AF$2:.AF$20]))" office:value-type="float" office:value="0.340619054663485" calcext:value-type="float">
            <text:p>0.3406190547</text:p>
          </table:table-cell>
        </table:table-row>
        <table:table-row table:style-name="ro1">
          <table:table-cell table:formula="of:=COS(RADIANS([.C37]))" office:value-type="float" office:value="0.984807753012208" calcext:value-type="float">
            <text:p>0.984807753</text:p>
          </table:table-cell>
          <table:table-cell table:formula="of:=[.A37]^2" office:value-type="float" office:value="0.969846310392954" calcext:value-type="float">
            <text:p>0.969846310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55(350)</text:p>
          </table:table-cell>
          <table:table-cell office:value-type="float" office:value="-6.88366377468" calcext:value-type="float">
            <text:p>-6.8836637747</text:p>
          </table:table-cell>
          <table:table-cell office:value-type="float" office:value="0.0187758548624" calcext:value-type="float">
            <text:p>0.0187758549</text:p>
          </table:table-cell>
          <table:table-cell office:value-type="float" office:value="1.1753" calcext:value-type="float">
            <text:p>1.1753</text:p>
          </table:table-cell>
          <table:table-cell office:value-type="float" office:value="-1104.62757" calcext:value-type="float">
            <text:p>-1104.62757</text:p>
          </table:table-cell>
          <table:table-cell office:value-type="float" office:value="4.3692" calcext:value-type="float">
            <text:p>4.3692</text:p>
          </table:table-cell>
          <table:table-cell table:formula="of:=[.I37]/[.$Q$57]" office:value-type="string" office:string-value="" calcext:value-type="error">
            <text:p>#DIV/0!</text:p>
          </table:table-cell>
          <table:table-cell table:formula="of:=[.J37]/[.A37]^2" office:value-type="string" office:string-value="" calcext:value-type="error">
            <text:p>#DIV/0!</text:p>
          </table:table-cell>
          <table:table-cell table:formula="of:=[.H37]-[.H$2]" office:value-type="float" office:value="-0.000159900000198832" calcext:value-type="float">
            <text:p>-0.0001599</text:p>
          </table:table-cell>
          <table:table-cell table:formula="of:=([.L37]-MIN([.L$2:.L$20]))/(MAX([.L$2:.L$20])-MIN([.L$2:.L$20]))" office:value-type="float" office:value="0.479780315821689" calcext:value-type="float">
            <text:p>0.4797803158</text:p>
          </table:table-cell>
          <table:table-cell/>
          <table:table-cell office:value-type="string" calcext:value-type="string">
            <text:p>55(350)5(350)</text:p>
          </table:table-cell>
          <table:table-cell office:value-type="float" office:value="-6.46324789407" calcext:value-type="float">
            <text:p>-6.4632478941</text:p>
          </table:table-cell>
          <table:table-cell office:value-type="float" office:value="-0.465858891657" calcext:value-type="float">
            <text:p>-0.4658588917</text:p>
          </table:table-cell>
          <table:table-cell office:value-type="float" office:value="1.5843" calcext:value-type="float">
            <text:p>1.5843</text:p>
          </table:table-cell>
          <table:table-cell office:value-type="float" office:value="-1656.3488825" calcext:value-type="float">
            <text:p>-1656.3488825</text:p>
          </table:table-cell>
          <table:table-cell office:value-type="float" office:value="3.6958" calcext:value-type="float">
            <text:p>3.6958</text:p>
          </table:table-cell>
          <table:table-cell table:formula="of:=[.T37]/[.$Q$56]" office:value-type="string" office:string-value="" calcext:value-type="error">
            <text:p>#DIV/0!</text:p>
          </table:table-cell>
          <table:table-cell table:formula="of:=[.S37]-[.S$2]" office:value-type="float" office:value="-0.000318699999979799" calcext:value-type="float">
            <text:p>-0.0003187</text:p>
          </table:table-cell>
          <table:table-cell table:formula="of:=([.V37]-MIN([.V$2:.V$20]))/(MAX([.V$2:.V$20])-MIN([.V$2:.V$20]))" office:value-type="float" office:value="0.434833348297228" calcext:value-type="float">
            <text:p>0.4348333483</text:p>
          </table:table-cell>
          <table:table-cell/>
          <table:table-cell office:value-type="string" calcext:value-type="string">
            <text:p>55(350)5(350)5(350)</text:p>
          </table:table-cell>
          <table:table-cell office:value-type="float" office:value="-6.24664527856" calcext:value-type="float">
            <text:p>-6.2466452786</text:p>
          </table:table-cell>
          <table:table-cell office:value-type="float" office:value="-0.720557444573" calcext:value-type="float">
            <text:p>-0.7205574446</text:p>
          </table:table-cell>
          <table:table-cell office:value-type="float" office:value="1.8403" calcext:value-type="float">
            <text:p>1.8403</text:p>
          </table:table-cell>
          <table:table-cell office:value-type="float" office:value="-2208.0703582" calcext:value-type="float">
            <text:p>-2208.0703582</text:p>
          </table:table-cell>
          <table:table-cell office:value-type="float" office:value="3.3444" calcext:value-type="float">
            <text:p>3.3444</text:p>
          </table:table-cell>
          <table:table-cell table:formula="of:=[.AD37]/[.$Q$55]" office:value-type="string" office:string-value="" calcext:value-type="error">
            <text:p>#DIV/0!</text:p>
          </table:table-cell>
          <table:table-cell table:formula="of:=[.AC37]-[.AC$2]" office:value-type="float" office:value="-0.000570799999877636" calcext:value-type="float">
            <text:p>-0.0005708</text:p>
          </table:table-cell>
          <table:table-cell table:formula="of:=([.AF37]-MIN([.AF$2:.AF$20]))/(MAX([.AF$2:.AF$20])-MIN([.AF$2:.AF$20]))" office:value-type="float" office:value="0.426292882509218" calcext:value-type="float">
            <text:p>0.4262928825</text:p>
          </table:table-cell>
        </table:table-row>
        <table:table-row table:style-name="ro1">
          <table:table-cell table:formula="of:=COS(RADIANS([.C38]))" office:value-type="float" office:value="1" calcext:value-type="float">
            <text:p>1</text:p>
          </table:table-cell>
          <table:table-cell table:formula="of:=[.A38]^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55(360)</text:p>
          </table:table-cell>
          <table:table-cell office:value-type="float" office:value="-6.86978596891" calcext:value-type="float">
            <text:p>-6.8697859689</text:p>
          </table:table-cell>
          <table:table-cell office:value-type="float" office:value="0.00380959374019" calcext:value-type="float">
            <text:p>0.0038095937</text:p>
          </table:table-cell>
          <table:table-cell office:value-type="float" office:value="1.1801" calcext:value-type="float">
            <text:p>1.1801</text:p>
          </table:table-cell>
          <table:table-cell office:value-type="float" office:value="-1104.6274101" calcext:value-type="float">
            <text:p>-1104.6274101</text:p>
          </table:table-cell>
          <table:table-cell office:value-type="float" office:value="4.3464" calcext:value-type="float">
            <text:p>4.3464</text:p>
          </table:table-cell>
          <table:table-cell table:formula="of:=[.I38]/[.$Q$57]" office:value-type="string" office:string-value="" calcext:value-type="error">
            <text:p>#DIV/0!</text:p>
          </table:table-cell>
          <table:table-cell table:formula="of:=[.J38]/[.A38]^2" office:value-type="string" office:string-value="" calcext:value-type="error">
            <text:p>#DIV/0!</text:p>
          </table:table-cell>
          <table:table-cell table:formula="of:=[.H38]-[.H$2]" office:value-type="float" office:value="0" calcext:value-type="float">
            <text:p>0</text:p>
          </table:table-cell>
          <table:table-cell table:formula="of:=([.L38]-MIN([.L$2:.L$20]))/(MAX([.L$2:.L$20])-MIN([.L$2:.L$20]))" office:value-type="float" office:value="0.523471227948634" calcext:value-type="float">
            <text:p>0.5234712279</text:p>
          </table:table-cell>
          <table:table-cell/>
          <table:table-cell office:value-type="string" calcext:value-type="string">
            <text:p>55(360)5(360)</text:p>
          </table:table-cell>
          <table:table-cell office:value-type="float" office:value="-6.43902976243" calcext:value-type="float">
            <text:p>-6.4390297624</text:p>
          </table:table-cell>
          <table:table-cell office:value-type="float" office:value="-0.490621250969" calcext:value-type="float">
            <text:p>-0.490621251</text:p>
          </table:table-cell>
          <table:table-cell office:value-type="float" office:value="1.601" calcext:value-type="float">
            <text:p>1.601</text:p>
          </table:table-cell>
          <table:table-cell office:value-type="float" office:value="-1656.3485638" calcext:value-type="float">
            <text:p>-1656.3485638</text:p>
          </table:table-cell>
          <table:table-cell office:value-type="float" office:value="3.6603" calcext:value-type="float">
            <text:p>3.6603</text:p>
          </table:table-cell>
          <table:table-cell table:formula="of:=[.T38]/[.$Q$56]" office:value-type="string" office:string-value="" calcext:value-type="error">
            <text:p>#DIV/0!</text:p>
          </table:table-cell>
          <table:table-cell table:formula="of:=[.S38]-[.S$2]" office:value-type="float" office:value="0" calcext:value-type="float">
            <text:p>0</text:p>
          </table:table-cell>
          <table:table-cell table:formula="of:=([.V38]-MIN([.V$2:.V$20]))/(MAX([.V$2:.V$20])-MIN([.V$2:.V$20]))" office:value-type="float" office:value="0.475704374367186" calcext:value-type="float">
            <text:p>0.4757043744</text:p>
          </table:table-cell>
          <table:table-cell/>
          <table:table-cell office:value-type="string" calcext:value-type="string">
            <text:p>55(360)5(360)5(360)</text:p>
          </table:table-cell>
          <table:table-cell office:value-type="float" office:value="-6.20718877196" calcext:value-type="float">
            <text:p>-6.207188772</text:p>
          </table:table-cell>
          <table:table-cell office:value-type="float" office:value="-0.75946972349" calcext:value-type="float">
            <text:p>-0.7594697235</text:p>
          </table:table-cell>
          <table:table-cell office:value-type="float" office:value="1.894" calcext:value-type="float">
            <text:p>1.894</text:p>
          </table:table-cell>
          <table:table-cell office:value-type="float" office:value="-2208.0697874" calcext:value-type="float">
            <text:p>-2208.0697874</text:p>
          </table:table-cell>
          <table:table-cell office:value-type="float" office:value="3.2879" calcext:value-type="float">
            <text:p>3.2879</text:p>
          </table:table-cell>
          <table:table-cell table:formula="of:=[.AD38]/[.$Q$55]" office:value-type="string" office:string-value="" calcext:value-type="error">
            <text:p>#DIV/0!</text:p>
          </table:table-cell>
          <table:table-cell table:formula="of:=[.AC38]-[.AC$2]" office:value-type="float" office:value="0" calcext:value-type="float">
            <text:p>0</text:p>
          </table:table-cell>
          <table:table-cell table:formula="of:=([.AF38]-MIN([.AF$2:.AF$20]))/(MAX([.AF$2:.AF$20])-MIN([.AF$2:.AF$20]))" office:value-type="float" office:value="0.475879802949253" calcext:value-type="float">
            <text:p>0.4758798029</text:p>
          </table:table-cell>
        </table:table-row>
        <table:table-row table:style-name="ro1">
          <table:table-cell table:number-columns-repeated="4"/>
          <table:table-cell table:formula="of:=[.E38]-[.E2]" office:value-type="float" office:value="0" calcext:value-type="float">
            <text:p>0</text:p>
          </table:table-cell>
          <table:table-cell table:formula="of:=[.F38]-[.F2]" office:value-type="float" office:value="0" calcext:value-type="float">
            <text:p>0</text:p>
          </table:table-cell>
          <table:table-cell table:formula="of:=[.G38]-[.G2]" office:value-type="float" office:value="0" calcext:value-type="float">
            <text:p>0</text:p>
          </table:table-cell>
          <table:table-cell table:formula="of:=[.H38]-[.H2]" office:value-type="float" office:value="0" calcext:value-type="float">
            <text:p>0</text:p>
          </table:table-cell>
          <table:table-cell table:formula="of:=[.I38]-[.I2]" office:value-type="float" office:value="0" calcext:value-type="float">
            <text:p>0</text:p>
          </table:table-cell>
          <table:table-cell table:formula="of:=[.J38]-[.J2]" office:value-type="string" office:string-value="" calcext:value-type="error">
            <text:p>#DIV/0!</text:p>
          </table:table-cell>
          <table:table-cell table:formula="of:=[.K38]-[.K2]" office:value-type="string" office:string-value="" calcext:value-type="error">
            <text:p>#DIV/0!</text:p>
          </table:table-cell>
          <table:table-cell table:formula="of:=[.L38]-[.L2]" office:value-type="float" office:value="0" calcext:value-type="float">
            <text:p>0</text:p>
          </table:table-cell>
          <table:table-cell table:formula="of:=[.M38]-[.M2]" office:value-type="float" office:value="0" calcext:value-type="float">
            <text:p>0</text:p>
          </table:table-cell>
          <table:table-cell table:number-columns-repeated="2"/>
          <table:table-cell table:formula="of:=[.P38]-[.P2]" office:value-type="float" office:value="0" calcext:value-type="float">
            <text:p>0</text:p>
          </table:table-cell>
          <table:table-cell table:formula="of:=[.Q38]-[.Q2]" office:value-type="float" office:value="0" calcext:value-type="float">
            <text:p>0</text:p>
          </table:table-cell>
          <table:table-cell table:formula="of:=[.R38]-[.R2]" office:value-type="float" office:value="0" calcext:value-type="float">
            <text:p>0</text:p>
          </table:table-cell>
          <table:table-cell table:formula="of:=[.S38]-[.S2]" office:value-type="float" office:value="0" calcext:value-type="float">
            <text:p>0</text:p>
          </table:table-cell>
          <table:table-cell table:formula="of:=[.T38]-[.T2]" office:value-type="float" office:value="0" calcext:value-type="float">
            <text:p>0</text:p>
          </table:table-cell>
          <table:table-cell table:formula="of:=[.U38]-[.U2]" office:value-type="string" office:string-value="" calcext:value-type="error">
            <text:p>#DIV/0!</text:p>
          </table:table-cell>
          <table:table-cell table:formula="of:=[.V38]-[.V2]" office:value-type="float" office:value="0" calcext:value-type="float">
            <text:p>0</text:p>
          </table:table-cell>
          <table:table-cell table:formula="of:=[.W38]-[.W2]" office:value-type="float" office:value="0" calcext:value-type="float">
            <text:p>0</text:p>
          </table:table-cell>
          <table:table-cell table:number-columns-repeated="2"/>
          <table:table-cell table:formula="of:=[.Z38]-[.Z2]" office:value-type="float" office:value="0" calcext:value-type="float">
            <text:p>0</text:p>
          </table:table-cell>
          <table:table-cell table:formula="of:=[.AA38]-[.AA2]" office:value-type="float" office:value="0" calcext:value-type="float">
            <text:p>0</text:p>
          </table:table-cell>
          <table:table-cell table:formula="of:=[.AB38]-[.AB2]" office:value-type="float" office:value="0" calcext:value-type="float">
            <text:p>0</text:p>
          </table:table-cell>
          <table:table-cell table:formula="of:=[.AC38]-[.AC2]" office:value-type="float" office:value="0" calcext:value-type="float">
            <text:p>0</text:p>
          </table:table-cell>
          <table:table-cell table:formula="of:=[.AD38]-[.AD2]" office:value-type="float" office:value="0" calcext:value-type="float">
            <text:p>0</text:p>
          </table:table-cell>
          <table:table-cell table:formula="of:=[.AE38]-[.AE2]" office:value-type="string" office:string-value="" calcext:value-type="error">
            <text:p>#DIV/0!</text:p>
          </table:table-cell>
          <table:table-cell table:formula="of:=[.AF38]-[.AF2]" office:value-type="float" office:value="0" calcext:value-type="float">
            <text:p>0</text:p>
          </table:table-cell>
          <table:table-cell table:formula="of:=[.AG38]-[.AG2]" office:value-type="float" office:value="0" calcext:value-type="float">
            <text:p>0</text:p>
          </table:table-cell>
        </table:table-row>
      </table:table>
      <table:table table:name="ThioAnal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64" calcext:value-type="float">
            <text:p>4.3464</text:p>
          </table:table-cell>
          <table:table-cell office:value-type="float" office:value="3.6603" calcext:value-type="float">
            <text:p>3.6603</text:p>
          </table:table-cell>
          <table:table-cell office:value-type="float" office:value="3.2879" calcext:value-type="float">
            <text:p>3.2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715" calcext:value-type="float">
            <text:p>4.3715</text:p>
          </table:table-cell>
          <table:table-cell office:value-type="float" office:value="3.6988" calcext:value-type="float">
            <text:p>3.6988</text:p>
          </table:table-cell>
          <table:table-cell office:value-type="float" office:value="3.3483" calcext:value-type="float">
            <text:p>3.34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408" calcext:value-type="float">
            <text:p>4.4408</text:p>
          </table:table-cell>
          <table:table-cell office:value-type="float" office:value="3.8091" calcext:value-type="float">
            <text:p>3.8091</text:p>
          </table:table-cell>
          <table:table-cell office:value-type="float" office:value="3.5048" calcext:value-type="float">
            <text:p>3.5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422" calcext:value-type="float">
            <text:p>4.5422</text:p>
          </table:table-cell>
          <table:table-cell office:value-type="float" office:value="3.9715" calcext:value-type="float">
            <text:p>3.9715</text:p>
          </table:table-cell>
          <table:table-cell office:value-type="float" office:value="3.7123" calcext:value-type="float">
            <text:p>3.71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693" calcext:value-type="float">
            <text:p>4.6693</text:p>
          </table:table-cell>
          <table:table-cell office:value-type="float" office:value="4.173" calcext:value-type="float">
            <text:p>4.173</text:p>
          </table:table-cell>
          <table:table-cell office:value-type="float" office:value="3.9408" calcext:value-type="float">
            <text:p>3.9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192" calcext:value-type="float">
            <text:p>4.8192</text:p>
          </table:table-cell>
          <table:table-cell office:value-type="float" office:value="4.4129" calcext:value-type="float">
            <text:p>4.4129</text:p>
          </table:table-cell>
          <table:table-cell office:value-type="float" office:value="4.1679" calcext:value-type="float">
            <text:p>4.16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9979" calcext:value-type="float">
            <text:p>4.9979</text:p>
          </table:table-cell>
          <table:table-cell office:value-type="float" office:value="4.6875" calcext:value-type="float">
            <text:p>4.6875</text:p>
          </table:table-cell>
          <table:table-cell office:value-type="float" office:value="4.3955" calcext:value-type="float">
            <text:p>4.39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139" calcext:value-type="float">
            <text:p>5.2139</text:p>
          </table:table-cell>
          <table:table-cell office:value-type="float" office:value="4.9947" calcext:value-type="float">
            <text:p>4.9947</text:p>
          </table:table-cell>
          <table:table-cell office:value-type="float" office:value="4.6352" calcext:value-type="float">
            <text:p>4.63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4795" calcext:value-type="float">
            <text:p>5.4795</text:p>
          </table:table-cell>
          <table:table-cell office:value-type="float" office:value="5.3283" calcext:value-type="float">
            <text:p>5.3283</text:p>
          </table:table-cell>
          <table:table-cell office:value-type="float" office:value="4.9034" calcext:value-type="float">
            <text:p>4.90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763" calcext:value-type="float">
            <text:p>5.763</text:p>
          </table:table-cell>
          <table:table-cell office:value-type="float" office:value="5.5548" calcext:value-type="float">
            <text:p>5.5548</text:p>
          </table:table-cell>
          <table:table-cell office:value-type="float" office:value="5.2083" calcext:value-type="float">
            <text:p>5.2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609" calcext:value-type="float">
            <text:p>5.4609</text:p>
          </table:table-cell>
          <table:table-cell office:value-type="float" office:value="5.2867" calcext:value-type="float">
            <text:p>5.2867</text:p>
          </table:table-cell>
          <table:table-cell office:value-type="float" office:value="5.2292" calcext:value-type="float">
            <text:p>5.2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1953" calcext:value-type="float">
            <text:p>5.1953</text:p>
          </table:table-cell>
          <table:table-cell office:value-type="float" office:value="4.9599" calcext:value-type="float">
            <text:p>4.9599</text:p>
          </table:table-cell>
          <table:table-cell office:value-type="float" office:value="4.8835" calcext:value-type="float">
            <text:p>4.88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831" calcext:value-type="float">
            <text:p>4.9831</text:p>
          </table:table-cell>
          <table:table-cell office:value-type="float" office:value="4.6615" calcext:value-type="float">
            <text:p>4.6615</text:p>
          </table:table-cell>
          <table:table-cell office:value-type="float" office:value="4.5211" calcext:value-type="float">
            <text:p>4.52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8068" calcext:value-type="float">
            <text:p>4.8068</text:p>
          </table:table-cell>
          <table:table-cell office:value-type="float" office:value="4.3947" calcext:value-type="float">
            <text:p>4.3947</text:p>
          </table:table-cell>
          <table:table-cell office:value-type="float" office:value="4.1959" calcext:value-type="float">
            <text:p>4.19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6585" calcext:value-type="float">
            <text:p>4.6585</text:p>
          </table:table-cell>
          <table:table-cell office:value-type="float" office:value="4.1614" calcext:value-type="float">
            <text:p>4.1614</text:p>
          </table:table-cell>
          <table:table-cell office:value-type="float" office:value="3.9118" calcext:value-type="float">
            <text:p>3.9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5353" calcext:value-type="float">
            <text:p>4.5353</text:p>
          </table:table-cell>
          <table:table-cell office:value-type="float" office:value="3.9637" calcext:value-type="float">
            <text:p>3.9637</text:p>
          </table:table-cell>
          <table:table-cell office:value-type="float" office:value="3.6709" calcext:value-type="float">
            <text:p>3.67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437" calcext:value-type="float">
            <text:p>4.437</text:p>
          </table:table-cell>
          <table:table-cell office:value-type="float" office:value="3.809" calcext:value-type="float">
            <text:p>3.809</text:p>
          </table:table-cell>
          <table:table-cell office:value-type="float" office:value="3.4817" calcext:value-type="float">
            <text:p>3.48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372" calcext:value-type="float">
            <text:p>4.372</text:p>
          </table:table-cell>
          <table:table-cell office:value-type="float" office:value="3.7064" calcext:value-type="float">
            <text:p>3.7064</text:p>
          </table:table-cell>
          <table:table-cell office:value-type="float" office:value="3.357" calcext:value-type="float">
            <text:p>3.3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489" calcext:value-type="float">
            <text:p>4.3489</text:p>
          </table:table-cell>
          <table:table-cell office:value-type="float" office:value="3.6702" calcext:value-type="float">
            <text:p>3.6702</text:p>
          </table:table-cell>
          <table:table-cell office:value-type="float" office:value="3.3133" calcext:value-type="float">
            <text:p>3.31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3706" calcext:value-type="float">
            <text:p>4.3706</text:p>
          </table:table-cell>
          <table:table-cell office:value-type="float" office:value="3.705" calcext:value-type="float">
            <text:p>3.705</text:p>
          </table:table-cell>
          <table:table-cell office:value-type="float" office:value="3.3556" calcext:value-type="float">
            <text:p>3.35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4356" calcext:value-type="float">
            <text:p>4.4356</text:p>
          </table:table-cell>
          <table:table-cell office:value-type="float" office:value="3.8095" calcext:value-type="float">
            <text:p>3.8095</text:p>
          </table:table-cell>
          <table:table-cell office:value-type="float" office:value="3.4834" calcext:value-type="float">
            <text:p>3.48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5432" calcext:value-type="float">
            <text:p>4.5432</text:p>
          </table:table-cell>
          <table:table-cell office:value-type="float" office:value="3.9819" calcext:value-type="float">
            <text:p>3.9819</text:p>
          </table:table-cell>
          <table:table-cell office:value-type="float" office:value="3.6954" calcext:value-type="float">
            <text:p>3.69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689" calcext:value-type="float">
            <text:p>4.689</text:p>
          </table:table-cell>
          <table:table-cell office:value-type="float" office:value="4.2148" calcext:value-type="float">
            <text:p>4.2148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8656" calcext:value-type="float">
            <text:p>4.8656</text:p>
          </table:table-cell>
          <table:table-cell office:value-type="float" office:value="4.489" calcext:value-type="float">
            <text:p>4.489</text:p>
          </table:table-cell>
          <table:table-cell office:value-type="float" office:value="4.3082" calcext:value-type="float">
            <text:p>4.30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0661" calcext:value-type="float">
            <text:p>5.0661</text:p>
          </table:table-cell>
          <table:table-cell office:value-type="float" office:value="4.783" calcext:value-type="float">
            <text:p>4.783</text:p>
          </table:table-cell>
          <table:table-cell office:value-type="float" office:value="4.6621" calcext:value-type="float">
            <text:p>4.66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2865" calcext:value-type="float">
            <text:p>5.2865</text:p>
          </table:table-cell>
          <table:table-cell office:value-type="float" office:value="5.0793" calcext:value-type="float">
            <text:p>5.0793</text:p>
          </table:table-cell>
          <table:table-cell office:value-type="float" office:value="5.0124" calcext:value-type="float">
            <text:p>5.01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5262" calcext:value-type="float">
            <text:p>5.5262</text:p>
          </table:table-cell>
          <table:table-cell office:value-type="float" office:value="5.3635" calcext:value-type="float">
            <text:p>5.3635</text:p>
          </table:table-cell>
          <table:table-cell office:value-type="float" office:value="5.3029" calcext:value-type="float">
            <text:p>5.302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7628" calcext:value-type="float">
            <text:p>5.7628</text:p>
          </table:table-cell>
          <table:table-cell office:value-type="float" office:value="5.5555" calcext:value-type="float">
            <text:p>5.5555</text:p>
          </table:table-cell>
          <table:table-cell office:value-type="float" office:value="5.2654" calcext:value-type="float">
            <text:p>5.26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5342" calcext:value-type="float">
            <text:p>5.5342</text:p>
          </table:table-cell>
          <table:table-cell office:value-type="float" office:value="5.3839" calcext:value-type="float">
            <text:p>5.3839</text:p>
          </table:table-cell>
          <table:table-cell office:value-type="float" office:value="4.9827" calcext:value-type="float">
            <text:p>4.98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2945" calcext:value-type="float">
            <text:p>5.2945</text:p>
          </table:table-cell>
          <table:table-cell office:value-type="float" office:value="5.0966" calcext:value-type="float">
            <text:p>5.0966</text:p>
          </table:table-cell>
          <table:table-cell office:value-type="float" office:value="4.7269" calcext:value-type="float">
            <text:p>4.72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0736" calcext:value-type="float">
            <text:p>5.0736</text:p>
          </table:table-cell>
          <table:table-cell office:value-type="float" office:value="4.7978" calcext:value-type="float">
            <text:p>4.7978</text:p>
          </table:table-cell>
          <table:table-cell office:value-type="float" office:value="4.5059" calcext:value-type="float">
            <text:p>4.50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8742" calcext:value-type="float">
            <text:p>4.8742</text:p>
          </table:table-cell>
          <table:table-cell office:value-type="float" office:value="4.5017" calcext:value-type="float">
            <text:p>4.5017</text:p>
          </table:table-cell>
          <table:table-cell office:value-type="float" office:value="4.2723" calcext:value-type="float">
            <text:p>4.27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969" calcext:value-type="float">
            <text:p>4.6969</text:p>
          </table:table-cell>
          <table:table-cell office:value-type="float" office:value="4.2248" calcext:value-type="float">
            <text:p>4.2248</text:p>
          </table:table-cell>
          <table:table-cell office:value-type="float" office:value="4.0106" calcext:value-type="float">
            <text:p>4.01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5487" calcext:value-type="float">
            <text:p>4.5487</text:p>
          </table:table-cell>
          <table:table-cell office:value-type="float" office:value="3.9869" calcext:value-type="float">
            <text:p>3.9869</text:p>
          </table:table-cell>
          <table:table-cell office:value-type="float" office:value="3.7423" calcext:value-type="float">
            <text:p>3.74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4374" calcext:value-type="float">
            <text:p>4.4374</text:p>
          </table:table-cell>
          <table:table-cell office:value-type="float" office:value="3.8064" calcext:value-type="float">
            <text:p>3.8064</text:p>
          </table:table-cell>
          <table:table-cell office:value-type="float" office:value="3.5059" calcext:value-type="float">
            <text:p>3.50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3692" calcext:value-type="float">
            <text:p>4.3692</text:p>
          </table:table-cell>
          <table:table-cell office:value-type="float" office:value="3.6958" calcext:value-type="float">
            <text:p>3.6958</text:p>
          </table:table-cell>
          <table:table-cell office:value-type="float" office:value="3.3444" calcext:value-type="float">
            <text:p>3.34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3464" calcext:value-type="float">
            <text:p>4.3464</text:p>
          </table:table-cell>
          <table:table-cell office:value-type="float" office:value="3.6603" calcext:value-type="float">
            <text:p>3.6603</text:p>
          </table:table-cell>
          <table:table-cell office:value-type="float" office:value="3.2879" calcext:value-type="float">
            <text:p>3.2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20" number:min-integer-digits="1"/>
    </number:number-style>
    <number:number-style style:name="N124">
      <number:number number:decimal-places="7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11:23:36.081250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6:59:06.029576265</meta:creation-date>
    <dc:date>2015-07-07T11:36:13.212632593</dc:date>
    <meta:editing-duration>P0D</meta:editing-duration>
    <meta:editing-cycles>2</meta:editing-cycles>
    <meta:generator>LibreOffice/4.2.8.2$Linux_X86_64 LibreOffice_project/420m0$Build-2</meta:generator>
    <meta:document-statistic meta:table-count="3" meta:cell-count="18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511cm" xlink:href="." xlink:type="simple" chart:class="chart:line" chart:style-name="ch1">
        <chart:legend chart:legend-position="end" svg:x="13.148cm" svg:y="3.958cm" style:legend-expansion="high" chart:style-name="ch2"/>
        <chart:plot-area chart:style-name="ch3" chart:data-source-has-labels="both" svg:x="0.32cm" svg:y="0.19cm" svg:width="12.508cm" svg:height="9.131cm">
          <chartooo:coordinate-region svg:x="1.153cm" svg:y="0.389cm" svg:width="11.488cm" svg:height="8.733cm"/>
          <chart:axis chart:dimension="x" chart:name="primary-x" chart:style-name="ch4" chartooo:axis-type="text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line">
            <chart:data-point chart:repeated="19"/>
          </chart:series>
          <chart:series chart:style-name="ch8" chart:values-cell-range-address="local-table.$C$2:.$C$20" chart:label-cell-address="local-table.$C$1" chart:class="chart:line">
            <chart:data-point chart:repeated="19"/>
          </chart:series>
          <chart:series chart:style-name="ch9" chart:values-cell-range-address="local-table.$D$2:.$D$20" chart:label-cell-address="local-table.$D$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25537127819">
                <text:p>-7.25537127819</text:p>
              </table:table-cell>
              <table:table-cell office:value-type="float" office:value="-6.8689696274">
                <text:p>-6.8689696274</text:p>
              </table:table-cell>
              <table:table-cell office:value-type="float" office:value="-6.67087075291">
                <text:p>-6.670870752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2646231487">
                <text:p>-7.2646231487</text:p>
              </table:table-cell>
              <table:table-cell office:value-type="float" office:value="-6.88257531933">
                <text:p>-6.88257531933</text:p>
              </table:table-cell>
              <table:table-cell office:value-type="float" office:value="-6.68692546939">
                <text:p>-6.6869254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29428355711">
                <text:p>-7.29428355711</text:p>
              </table:table-cell>
              <table:table-cell office:value-type="float" office:value="-6.92393662279">
                <text:p>-6.92393662279</text:p>
              </table:table-cell>
              <table:table-cell office:value-type="float" office:value="-6.73563384649">
                <text:p>-6.73563384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34816209715">
                <text:p>-7.34816209715</text:p>
              </table:table-cell>
              <table:table-cell office:value-type="float" office:value="-6.99795158689">
                <text:p>-6.99795158689</text:p>
              </table:table-cell>
              <table:table-cell office:value-type="float" office:value="-6.82080547797">
                <text:p>-6.82080547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42598665498">
                <text:p>-7.42598665498</text:p>
              </table:table-cell>
              <table:table-cell office:value-type="float" office:value="-7.10598078081">
                <text:p>-7.10598078081</text:p>
              </table:table-cell>
              <table:table-cell office:value-type="float" office:value="-6.9451615022">
                <text:p>-6.9451615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2639666142">
                <text:p>-7.52639666142</text:p>
              </table:table-cell>
              <table:table-cell office:value-type="float" office:value="-7.24611940768">
                <text:p>-7.24611940768</text:p>
              </table:table-cell>
              <table:table-cell office:value-type="float" office:value="-7.10625289464">
                <text:p>-7.10625289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64639886424">
                <text:p>-7.64639886424</text:p>
              </table:table-cell>
              <table:table-cell office:value-type="float" office:value="-7.41346941841">
                <text:p>-7.41346941841</text:p>
              </table:table-cell>
              <table:table-cell office:value-type="float" office:value="-7.29945372004">
                <text:p>-7.29945372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8191155585">
                <text:p>-7.78191155585</text:p>
              </table:table-cell>
              <table:table-cell office:value-type="float" office:value="-7.60394910542">
                <text:p>-7.60394910542</text:p>
              </table:table-cell>
              <table:table-cell office:value-type="float" office:value="-7.51741690475">
                <text:p>-7.51741690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93048571172">
                <text:p>-7.93048571172</text:p>
              </table:table-cell>
              <table:table-cell office:value-type="float" office:value="-7.81102773658">
                <text:p>-7.81102773658</text:p>
              </table:table-cell>
              <table:table-cell office:value-type="float" office:value="-7.75470017199">
                <text:p>-7.7547001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08994442113">
                <text:p>-8.08994442113</text:p>
              </table:table-cell>
              <table:table-cell office:value-type="float" office:value="-8.00341222046">
                <text:p>-8.00341222046</text:p>
              </table:table-cell>
              <table:table-cell office:value-type="float" office:value="-8.00232376511">
                <text:p>-8.00232376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97239124286">
                <text:p>-7.97239124286</text:p>
              </table:table-cell>
              <table:table-cell office:value-type="float" office:value="-7.86381782127">
                <text:p>-7.86381782127</text:p>
              </table:table-cell>
              <table:table-cell office:value-type="float" office:value="-7.80993928123">
                <text:p>-7.80993928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83687855125">
                <text:p>-7.83687855125</text:p>
              </table:table-cell>
              <table:table-cell office:value-type="float" office:value="-7.67469870345">
                <text:p>-7.67469870345</text:p>
              </table:table-cell>
              <table:table-cell office:value-type="float" office:value="-7.59360877955">
                <text:p>-7.59360877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71442732388">
                <text:p>-7.71442732388</text:p>
              </table:table-cell>
              <table:table-cell office:value-type="float" office:value="-7.50353909898">
                <text:p>-7.50353909898</text:p>
              </table:table-cell>
              <table:table-cell office:value-type="float" office:value="-7.39795892961">
                <text:p>-7.39795892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60612601613">
                <text:p>-7.60612601613</text:p>
              </table:table-cell>
              <table:table-cell office:value-type="float" office:value="-7.3527880324">
                <text:p>-7.3527880324</text:p>
              </table:table-cell>
              <table:table-cell office:value-type="float" office:value="-7.22516664211">
                <text:p>-7.22516664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51279096949">
                <text:p>-7.51279096949</text:p>
              </table:table-cell>
              <table:table-cell office:value-type="float" office:value="-7.22380607291">
                <text:p>-7.22380607291</text:p>
              </table:table-cell>
              <table:table-cell office:value-type="float" office:value="-7.07768094159">
                <text:p>-7.07768094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43605486701">
                <text:p>-7.43605486701</text:p>
              </table:table-cell>
              <table:table-cell office:value-type="float" office:value="-7.11849801738">
                <text:p>-7.11849801738</text:p>
              </table:table-cell>
              <table:table-cell office:value-type="float" office:value="-6.95767873878">
                <text:p>-6.95767873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37809461939">
                <text:p>-7.37809461939</text:p>
              </table:table-cell>
              <table:table-cell office:value-type="float" office:value="-7.03958500419">
                <text:p>-7.03958500419</text:p>
              </table:table-cell>
              <table:table-cell office:value-type="float" office:value="-6.86788117204">
                <text:p>-6.86788117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34163136502">
                <text:p>-7.34163136502</text:p>
              </table:table-cell>
              <table:table-cell office:value-type="float" office:value="-6.99006028557">
                <text:p>-6.99006028557</text:p>
              </table:table-cell>
              <table:table-cell office:value-type="float" office:value="-6.81155360746">
                <text:p>-6.81155360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32911412845">
                <text:p>-7.32911412845</text:p>
              </table:table-cell>
              <table:table-cell office:value-type="float" office:value="-6.97291711374">
                <text:p>-6.97291711374</text:p>
              </table:table-cell>
              <table:table-cell office:value-type="float" office:value="-6.79196141108">
                <text:p>-6.79196141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511cm" xlink:href="." xlink:type="simple" chart:class="chart:line" chart:style-name="ch1">
        <chart:legend chart:legend-position="end" svg:x="13.121cm" svg:y="3.958cm" style:legend-expansion="high" chart:style-name="ch2"/>
        <chart:plot-area chart:style-name="ch3" chart:data-source-has-labels="both" svg:x="0.32cm" svg:y="0.19cm" svg:width="12.481cm" svg:height="9.131cm">
          <chartooo:coordinate-region svg:x="1.047cm" svg:y="0.389cm" svg:width="11.567cm" svg:height="8.285cm"/>
          <chart:axis chart:dimension="x" chart:name="primary-x" chart:style-name="ch4" chartooo:axis-type="text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line">
            <chart:data-point chart:repeated="19"/>
          </chart:series>
          <chart:series chart:style-name="ch8" chart:values-cell-range-address="local-table.$C$2:.$C$20" chart:label-cell-address="local-table.$C$1" chart:class="chart:line">
            <chart:data-point chart:repeated="19"/>
          </chart:series>
          <chart:series chart:style-name="ch9" chart:values-cell-range-address="local-table.$D$2:.$D$20" chart:label-cell-address="local-table.$D$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38">
                <text:p>5.038</text:p>
              </table:table-cell>
              <table:table-cell office:value-type="float" office:value="4.3987">
                <text:p>4.3987</text:p>
              </table:table-cell>
              <table:table-cell office:value-type="float" office:value="4.0657">
                <text:p>4.06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588">
                <text:p>5.0588</text:p>
              </table:table-cell>
              <table:table-cell office:value-type="float" office:value="4.4293">
                <text:p>4.4293</text:p>
              </table:table-cell>
              <table:table-cell office:value-type="float" office:value="4.1017">
                <text:p>4.1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278">
                <text:p>5.1278</text:p>
              </table:table-cell>
              <table:table-cell office:value-type="float" office:value="4.5227">
                <text:p>4.5227</text:p>
              </table:table-cell>
              <table:table-cell office:value-type="float" office:value="4.2102">
                <text:p>4.2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28">
                <text:p>5.2328</text:p>
              </table:table-cell>
              <table:table-cell office:value-type="float" office:value="4.6814">
                <text:p>4.6814</text:p>
              </table:table-cell>
              <table:table-cell office:value-type="float" office:value="4.3909">
                <text:p>4.3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384">
                <text:p>5.3384</text:p>
              </table:table-cell>
              <table:table-cell office:value-type="float" office:value="4.8986">
                <text:p>4.8986</text:p>
              </table:table-cell>
              <table:table-cell office:value-type="float" office:value="4.6386">
                <text:p>4.6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914">
                <text:p>5.3914</text:p>
              </table:table-cell>
              <table:table-cell office:value-type="float" office:value="5.1621">
                <text:p>5.1621</text:p>
              </table:table-cell>
              <table:table-cell office:value-type="float" office:value="4.9393">
                <text:p>4.9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311">
                <text:p>5.4311</text:p>
              </table:table-cell>
              <table:table-cell office:value-type="float" office:value="5.3136">
                <text:p>5.3136</text:p>
              </table:table-cell>
              <table:table-cell office:value-type="float" office:value="5.2748">
                <text:p>5.2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807">
                <text:p>5.4807</text:p>
              </table:table-cell>
              <table:table-cell office:value-type="float" office:value="5.3929">
                <text:p>5.3929</text:p>
              </table:table-cell>
              <table:table-cell office:value-type="float" office:value="5.3599">
                <text:p>5.3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331">
                <text:p>5.5331</text:p>
              </table:table-cell>
              <table:table-cell office:value-type="float" office:value="5.4696">
                <text:p>5.4696</text:p>
              </table:table-cell>
              <table:table-cell office:value-type="float" office:value="5.4473">
                <text:p>5.4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772">
                <text:p>5.5772</text:p>
              </table:table-cell>
              <table:table-cell office:value-type="float" office:value="5.5145">
                <text:p>5.5145</text:p>
              </table:table-cell>
              <table:table-cell office:value-type="float" office:value="5.5135">
                <text:p>5.5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58">
                <text:p>5.558</text:p>
              </table:table-cell>
              <table:table-cell office:value-type="float" office:value="5.5059">
                <text:p>5.5059</text:p>
              </table:table-cell>
              <table:table-cell office:value-type="float" office:value="5.4859">
                <text:p>5.4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145">
                <text:p>5.5145</text:p>
              </table:table-cell>
              <table:table-cell office:value-type="float" office:value="5.4407">
                <text:p>5.4407</text:p>
              </table:table-cell>
              <table:table-cell office:value-type="float" office:value="5.4117">
                <text:p>5.4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747">
                <text:p>5.4747</text:p>
              </table:table-cell>
              <table:table-cell office:value-type="float" office:value="5.375">
                <text:p>5.375</text:p>
              </table:table-cell>
              <table:table-cell office:value-type="float" office:value="5.3414">
                <text:p>5.3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445">
                <text:p>5.4445</text:p>
              </table:table-cell>
              <table:table-cell office:value-type="float" office:value="5.3061">
                <text:p>5.3061</text:p>
              </table:table-cell>
              <table:table-cell office:value-type="float" office:value="5.1794">
                <text:p>5.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894">
                <text:p>5.3894</text:p>
              </table:table-cell>
              <table:table-cell office:value-type="float" office:value="5.1321">
                <text:p>5.1321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88">
                <text:p>5.288</text:p>
              </table:table-cell>
              <table:table-cell office:value-type="float" office:value="4.9284">
                <text:p>4.9284</text:p>
              </table:table-cell>
              <table:table-cell office:value-type="float" office:value="4.6799">
                <text:p>4.6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039">
                <text:p>5.2039</text:p>
              </table:table-cell>
              <table:table-cell office:value-type="float" office:value="4.7717">
                <text:p>4.7717</text:p>
              </table:table-cell>
              <table:table-cell office:value-type="float" office:value="4.5043">
                <text:p>4.50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517">
                <text:p>5.1517</text:p>
              </table:table-cell>
              <table:table-cell office:value-type="float" office:value="4.6735">
                <text:p>4.6735</text:p>
              </table:table-cell>
              <table:table-cell office:value-type="float" office:value="4.3941">
                <text:p>4.3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349">
                <text:p>5.1349</text:p>
              </table:table-cell>
              <table:table-cell office:value-type="float" office:value="4.6405">
                <text:p>4.6405</text:p>
              </table:table-cell>
              <table:table-cell office:value-type="float" office:value="4.357">
                <text:p>4.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511cm" xlink:href="." xlink:type="simple" chart:class="chart:line" chart:style-name="ch1">
        <chart:legend chart:legend-position="end" svg:x="13.121cm" svg:y="3.958cm" style:legend-expansion="high" chart:style-name="ch2"/>
        <chart:plot-area chart:style-name="ch3" chart:data-source-has-labels="both" svg:x="0.32cm" svg:y="0.19cm" svg:width="12.481cm" svg:height="9.131cm">
          <chartooo:coordinate-region svg:x="1.153cm" svg:y="0.389cm" svg:width="11.462cm" svg:height="8.733cm"/>
          <chart:axis chart:dimension="x" chart:name="primary-x" chart:style-name="ch4" chartooo:axis-type="text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line">
            <chart:data-point chart:repeated="19"/>
          </chart:series>
          <chart:series chart:style-name="ch8" chart:values-cell-range-address="local-table.$C$2:.$C$20" chart:label-cell-address="local-table.$C$1" chart:class="chart:line">
            <chart:data-point chart:repeated="19"/>
          </chart:series>
          <chart:series chart:style-name="ch9" chart:values-cell-range-address="local-table.$D$2:.$D$20" chart:label-cell-address="local-table.$D$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6264492463">
                <text:p>0.326264492463</text:p>
              </table:table-cell>
              <table:table-cell office:value-type="float" office:value="-0.131975211714">
                <text:p>-0.131975211714</text:p>
              </table:table-cell>
              <table:table-cell office:value-type="float" office:value="-0.374428641893">
                <text:p>-0.3744286418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591322778">
                <text:p>0.342591322778</text:p>
              </table:table-cell>
              <table:table-cell office:value-type="float" office:value="-0.106940738564">
                <text:p>-0.106940738564</text:p>
              </table:table-cell>
              <table:table-cell office:value-type="float" office:value="-0.34422400581">
                <text:p>-0.34422400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653521302">
                <text:p>0.395653521302</text:p>
              </table:table-cell>
              <table:table-cell office:value-type="float" office:value="-0.032109432953">
                <text:p>-0.032109432953</text:p>
              </table:table-cell>
              <table:table-cell office:value-type="float" office:value="-0.257147577463">
                <text:p>-0.257147577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1369380457">
                <text:p>0.481369380457</text:p>
              </table:table-cell>
              <table:table-cell office:value-type="float" office:value="0.0878927698629">
                <text:p>0.0878927698629</text:p>
              </table:table-cell>
              <table:table-cell office:value-type="float" office:value="-0.118913747462">
                <text:p>-0.118913747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8378331048">
                <text:p>0.598378331048</text:p>
              </table:table-cell>
              <table:table-cell office:value-type="float" office:value="0.244086113211">
                <text:p>0.244086113211</text:p>
              </table:table-cell>
              <table:table-cell office:value-type="float" office:value="0.0604092721659">
                <text:p>0.0604092721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1169884278">
                <text:p>0.731169884278</text:p>
              </table:table-cell>
              <table:table-cell office:value-type="float" office:value="0.426402385063">
                <text:p>0.426402385063</text:p>
              </table:table-cell>
              <table:table-cell office:value-type="float" office:value="0.268848472522">
                <text:p>0.26884847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7295015598">
                <text:p>0.877295015598</text:p>
              </table:table-cell>
              <table:table-cell office:value-type="float" office:value="0.628038739454">
                <text:p>0.628038739454</text:p>
              </table:table-cell>
              <table:table-cell office:value-type="float" office:value="0.498240438449">
                <text:p>0.498240438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321624511">
                <text:p>1.03321624511</text:p>
              </table:table-cell>
              <table:table-cell office:value-type="float" office:value="0.843008671936">
                <text:p>0.843008671936</text:p>
              </table:table-cell>
              <table:table-cell office:value-type="float" office:value="0.743142893175">
                <text:p>0.743142893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519072255">
                <text:p>1.12519072255</text:p>
              </table:table-cell>
              <table:table-cell office:value-type="float" office:value="0.997841446091">
                <text:p>0.997841446091</text:p>
              </table:table-cell>
              <table:table-cell office:value-type="float" office:value="0.931445669476">
                <text:p>0.93144566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702730739">
                <text:p>1.11702730739</text:p>
              </table:table-cell>
              <table:table-cell office:value-type="float" office:value="0.985868437193">
                <text:p>0.985868437193</text:p>
              </table:table-cell>
              <table:table-cell office:value-type="float" office:value="0.917567863708">
                <text:p>0.917567863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56667382">
                <text:p>1.1156667382</text:p>
              </table:table-cell>
              <table:table-cell office:value-type="float" office:value="0.98260307113">
                <text:p>0.98260307113</text:p>
              </table:table-cell>
              <table:table-cell office:value-type="float" office:value="0.915663066838">
                <text:p>0.91566306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17207204">
                <text:p>1.0917207204</text:p>
              </table:table-cell>
              <table:table-cell office:value-type="float" office:value="0.937432173925">
                <text:p>0.937432173925</text:p>
              </table:table-cell>
              <table:table-cell office:value-type="float" office:value="0.853893225479">
                <text:p>0.853893225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2942662724">
                <text:p>0.952942662724</text:p>
              </table:table-cell>
              <table:table-cell office:value-type="float" office:value="0.7461361454">
                <text:p>0.7461361454</text:p>
              </table:table-cell>
              <table:table-cell office:value-type="float" office:value="0.636746382289">
                <text:p>0.636746382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4777044751">
                <text:p>0.824777044751</text:p>
              </table:table-cell>
              <table:table-cell office:value-type="float" office:value="0.570078491835">
                <text:p>0.570078491835</text:p>
              </table:table-cell>
              <table:table-cell office:value-type="float" office:value="0.436742710929">
                <text:p>0.436742710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9400777191">
                <text:p>0.709400777191</text:p>
              </table:table-cell>
              <table:table-cell office:value-type="float" office:value="0.411980351618">
                <text:p>0.411980351618</text:p>
              </table:table-cell>
              <table:table-cell office:value-type="float" office:value="0.257147577463">
                <text:p>0.257147577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4397953">
                <text:p>0.6114397953</text:p>
              </table:table-cell>
              <table:table-cell office:value-type="float" office:value="0.277828229195">
                <text:p>0.277828229195</text:p>
              </table:table-cell>
              <table:table-cell office:value-type="float" office:value="0.104219600178">
                <text:p>0.104219600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6064262012">
                <text:p>0.536064262012</text:p>
              </table:table-cell>
              <table:table-cell office:value-type="float" office:value="0.174424970533">
                <text:p>0.174424970533</text:p>
              </table:table-cell>
              <table:table-cell office:value-type="float" office:value="-0.0130614642521">
                <text:p>-0.0130614642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9260681776">
                <text:p>0.489260681776</text:p>
              </table:table-cell>
              <table:table-cell office:value-type="float" office:value="0.109933990788">
                <text:p>0.109933990788</text:p>
              </table:table-cell>
              <table:table-cell office:value-type="float" office:value="-0.0868043145086">
                <text:p>-0.0868043145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3750192976">
                <text:p>0.473750192976</text:p>
              </table:table-cell>
              <table:table-cell office:value-type="float" office:value="0.0884369975401">
                <text:p>0.0884369975401</text:p>
              </table:table-cell>
              <table:table-cell office:value-type="float" office:value="-0.111294559981">
                <text:p>-0.111294559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511cm" xlink:href="." xlink:type="simple" chart:class="chart:line" chart:style-name="ch1">
        <chart:legend chart:legend-position="end" svg:x="13.148cm" svg:y="3.958cm" style:legend-expansion="high" chart:style-name="ch2"/>
        <chart:plot-area chart:style-name="ch3" chart:data-source-has-labels="both" svg:x="0.32cm" svg:y="0.19cm" svg:width="12.508cm" svg:height="9.131cm">
          <chartooo:coordinate-region svg:x="1.524cm" svg:y="0.389cm" svg:width="11.117cm" svg:height="8.733cm"/>
          <chart:axis chart:dimension="x" chart:name="primary-x" chart:style-name="ch4" chartooo:axis-type="text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line">
            <chart:data-point chart:repeated="19"/>
          </chart:series>
          <chart:series chart:style-name="ch8" chart:values-cell-range-address="local-table.$C$2:.$C$20" chart:label-cell-address="local-table.$C$1" chart:class="chart:line">
            <chart:data-point chart:repeated="19"/>
          </chart:series>
          <chart:series chart:style-name="ch9" chart:values-cell-range-address="local-table.$D$2:.$D$20" chart:label-cell-address="local-table.$D$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20799999978772">
                <text:p>-0.000620799999978772</text:p>
              </table:table-cell>
              <table:table-cell office:value-type="float" office:value="-0.00114259999998012">
                <text:p>-0.00114259999998012</text:p>
              </table:table-cell>
              <table:table-cell office:value-type="float" office:value="-0.00167069999997693">
                <text:p>-0.00167069999997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00780000000123">
                <text:p>-0.00200780000000123</text:p>
              </table:table-cell>
              <table:table-cell office:value-type="float" office:value="-0.00373739999997724">
                <text:p>-0.00373739999997724</text:p>
              </table:table-cell>
              <table:table-cell office:value-type="float" office:value="-0.00540039999998498">
                <text:p>-0.00540039999998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22330000000193">
                <text:p>-0.00322330000000193</text:p>
              </table:table-cell>
              <table:table-cell office:value-type="float" office:value="-0.00592679999999746">
                <text:p>-0.00592679999999746</text:p>
              </table:table-cell>
              <table:table-cell office:value-type="float" office:value="-0.00865669999996044">
                <text:p>-0.00865669999996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63759999999047">
                <text:p>-0.00363759999999047</text:p>
              </table:table-cell>
              <table:table-cell office:value-type="float" office:value="-0.00663459999998395">
                <text:p>-0.00663459999998395</text:p>
              </table:table-cell>
              <table:table-cell office:value-type="float" office:value="-0.00960479999992003">
                <text:p>-0.00960479999992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16960000003519">
                <text:p>-0.00316960000003519</text:p>
              </table:table-cell>
              <table:table-cell office:value-type="float" office:value="-0.00560159999997723">
                <text:p>-0.00560159999997723</text:p>
              </table:table-cell>
              <table:table-cell office:value-type="float" office:value="-0.00802060000000893">
                <text:p>-0.00802060000000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12019999997892">
                <text:p>-0.00212019999997892</text:p>
              </table:table-cell>
              <table:table-cell office:value-type="float" office:value="-0.00349879999998848">
                <text:p>-0.00349879999998848</text:p>
              </table:table-cell>
              <table:table-cell office:value-type="float" office:value="-0.00484369999992396">
                <text:p>-0.00484369999992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963899999987916">
                <text:p>-0.000963899999987916</text:p>
              </table:table-cell>
              <table:table-cell office:value-type="float" office:value="-0.00117560000001049">
                <text:p>-0.00117560000001049</text:p>
              </table:table-cell>
              <table:table-cell office:value-type="float" office:value="-0.00130760000001828">
                <text:p>-0.00130760000001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121200000023691">
                <text:p>-0.000121200000023691</text:p>
              </table:table-cell>
              <table:table-cell office:value-type="float" office:value="0.000560500000005959">
                <text:p>0.000560500000005959</text:p>
              </table:table-cell>
              <table:table-cell office:value-type="float" office:value="0.00125520000005963">
                <text:p>0.00125520000005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71700000009878">
                <text:p>0.000171700000009878</text:p>
              </table:table-cell>
              <table:table-cell office:value-type="float" office:value="0.00116620000005696">
                <text:p>0.00116620000005696</text:p>
              </table:table-cell>
              <table:table-cell office:value-type="float" office:value="0.00217410000004747">
                <text:p>0.00217410000004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55219999996825">
                <text:p>0.00255219999996825</text:p>
              </table:table-cell>
              <table:table-cell office:value-type="float" office:value="0.00516590000006545">
                <text:p>0.00516590000006545</text:p>
              </table:table-cell>
              <table:table-cell office:value-type="float" office:value="0.00777670000002217">
                <text:p>0.00777670000002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8165000000181">
                <text:p>0.0018165000000181</text:p>
              </table:table-cell>
              <table:table-cell office:value-type="float" office:value="0.00365290000002005">
                <text:p>0.00365290000002005</text:p>
              </table:table-cell>
              <table:table-cell office:value-type="float" office:value="0.00554720000002362">
                <text:p>0.00554720000002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22099999993498">
                <text:p>0.000822099999993498</text:p>
              </table:table-cell>
              <table:table-cell office:value-type="float" office:value="0.00168380000002344">
                <text:p>0.00168380000002344</text:p>
              </table:table-cell>
              <table:table-cell office:value-type="float" office:value="0.00252169999998841">
                <text:p>0.00252169999998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443000000132088">
                <text:p>-0.0000443000000132088</text:p>
              </table:table-cell>
              <table:table-cell office:value-type="float" office:value="-0.0000403999999889493">
                <text:p>-0.0000403999999889493</text:p>
              </table:table-cell>
              <table:table-cell office:value-type="float" office:value="-0.0000565000000278815">
                <text:p>-0.000056500000027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32179999999471">
                <text:p>-0.00032179999999471</text:p>
              </table:table-cell>
              <table:table-cell office:value-type="float" office:value="-0.000640199999907054">
                <text:p>-0.000640199999907054</text:p>
              </table:table-cell>
              <table:table-cell office:value-type="float" office:value="-0.000953600000002552">
                <text:p>-0.000953600000002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4610000000157">
                <text:p>0.00034610000000157</text:p>
              </table:table-cell>
              <table:table-cell office:value-type="float" office:value="0.000647000000071785">
                <text:p>0.000647000000071785</text:p>
              </table:table-cell>
              <table:table-cell office:value-type="float" office:value="0.000953999999978805">
                <text:p>0.000953999999978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91180000001623">
                <text:p>0.00191180000001623</text:p>
              </table:table-cell>
              <table:table-cell office:value-type="float" office:value="0.00370789999999488">
                <text:p>0.00370789999999488</text:p>
              </table:table-cell>
              <table:table-cell office:value-type="float" office:value="0.0056229000000485">
                <text:p>0.0056229000000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65199999998822">
                <text:p>0.00365199999998822</text:p>
              </table:table-cell>
              <table:table-cell office:value-type="float" office:value="0.00725529999999708">
                <text:p>0.00725529999999708</text:p>
              </table:table-cell>
              <table:table-cell office:value-type="float" office:value="0.0108423000000357">
                <text:p>0.0108423000000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42160000000058">
                <text:p>0.00442160000000058</text:p>
              </table:table-cell>
              <table:table-cell office:value-type="float" office:value="0.00881730000003245">
                <text:p>0.00881730000003245</text:p>
              </table:table-cell>
              <table:table-cell office:value-type="float" office:value="0.0132138999999825">
                <text:p>0.0132138999999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511cm" xlink:href="." xlink:type="simple" chart:class="chart:line" chart:style-name="ch1">
        <chart:legend chart:legend-position="end" svg:x="13.148cm" svg:y="3.958cm" style:legend-expansion="high" chart:style-name="ch2"/>
        <chart:plot-area chart:style-name="ch3" chart:data-source-has-labels="both" svg:x="0.32cm" svg:y="0.19cm" svg:width="12.508cm" svg:height="9.131cm">
          <chartooo:coordinate-region svg:x="0.862cm" svg:y="0.389cm" svg:width="11.78cm" svg:height="8.733cm"/>
          <chart:axis chart:dimension="x" chart:name="primary-x" chart:style-name="ch4" chartooo:axis-type="text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line">
            <chart:data-point chart:repeated="19"/>
          </chart:series>
          <chart:series chart:style-name="ch8" chart:values-cell-range-address="local-table.$C$2:.$C$20" chart:label-cell-address="local-table.$C$1" chart:class="chart:line">
            <chart:data-point chart:repeated="19"/>
          </chart:series>
          <chart:series chart:style-name="ch9" chart:values-cell-range-address="local-table.$D$2:.$D$20" chart:label-cell-address="local-table.$D$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38">
                <text:p>-5.038</text:p>
              </table:table-cell>
              <table:table-cell office:value-type="float" office:value="-3.11035060362453">
                <text:p>-3.11035060362453</text:p>
              </table:table-cell>
              <table:table-cell office:value-type="float" office:value="-2.51274078611908">
                <text:p>-2.512740786119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0588">
                <text:p>-5.0588</text:p>
              </table:table-cell>
              <table:table-cell office:value-type="float" office:value="-3.13198807116515">
                <text:p>-3.13198807116515</text:p>
              </table:table-cell>
              <table:table-cell office:value-type="float" office:value="-2.53499000969689">
                <text:p>-2.53499000969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1278">
                <text:p>-5.1278</text:p>
              </table:table-cell>
              <table:table-cell office:value-type="float" office:value="-3.1980318446388">
                <text:p>-3.1980318446388</text:p>
              </table:table-cell>
              <table:table-cell office:value-type="float" office:value="-2.60204669742445">
                <text:p>-2.60204669742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2328">
                <text:p>-5.2328</text:p>
              </table:table-cell>
              <table:table-cell office:value-type="float" office:value="-3.31024969100141">
                <text:p>-3.31024969100141</text:p>
              </table:table-cell>
              <table:table-cell office:value-type="float" office:value="-2.71372543910527">
                <text:p>-2.71372543910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3384">
                <text:p>-5.3384</text:p>
              </table:table-cell>
              <table:table-cell office:value-type="float" office:value="-3.46383328413284">
                <text:p>-3.46383328413284</text:p>
              </table:table-cell>
              <table:table-cell office:value-type="float" office:value="-2.86681245800034">
                <text:p>-2.86681245800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3914">
                <text:p>-5.3914</text:p>
              </table:table-cell>
              <table:table-cell office:value-type="float" office:value="-3.65015592128815">
                <text:p>-3.65015592128815</text:p>
              </table:table-cell>
              <table:table-cell office:value-type="float" office:value="-3.05265527827385">
                <text:p>-3.05265527827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4311">
                <text:p>-5.4311</text:p>
              </table:table-cell>
              <table:table-cell office:value-type="float" office:value="-3.75728259881768">
                <text:p>-3.75728259881768</text:p>
              </table:table-cell>
              <table:table-cell office:value-type="float" office:value="-3.26000568133924">
                <text:p>-3.26000568133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4807">
                <text:p>-5.4807</text:p>
              </table:table-cell>
              <table:table-cell office:value-type="float" office:value="-3.81335616665986">
                <text:p>-3.81335616665986</text:p>
              </table:table-cell>
              <table:table-cell office:value-type="float" office:value="-3.31260037374122">
                <text:p>-3.31260037374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5331">
                <text:p>-5.5331</text:p>
              </table:table-cell>
              <table:table-cell office:value-type="float" office:value="-3.86759125686788">
                <text:p>-3.86759125686788</text:p>
              </table:table-cell>
              <table:table-cell office:value-type="float" office:value="-3.36661654431623">
                <text:p>-3.36661654431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772">
                <text:p>-5.5772</text:p>
              </table:table-cell>
              <table:table-cell office:value-type="float" office:value="-3.89934035139643">
                <text:p>-3.89934035139643</text:p>
              </table:table-cell>
              <table:table-cell office:value-type="float" office:value="-3.40753039433986">
                <text:p>-3.40753039433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558">
                <text:p>-5.558</text:p>
              </table:table-cell>
              <table:table-cell office:value-type="float" office:value="-3.89325923306802">
                <text:p>-3.89325923306802</text:p>
              </table:table-cell>
              <table:table-cell office:value-type="float" office:value="-3.39047265626354">
                <text:p>-3.39047265626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5145">
                <text:p>-5.5145</text:p>
              </table:table-cell>
              <table:table-cell office:value-type="float" office:value="-3.8471558708573">
                <text:p>-3.8471558708573</text:p>
              </table:table-cell>
              <table:table-cell office:value-type="float" office:value="-3.34461453433373">
                <text:p>-3.34461453433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4747">
                <text:p>-5.4747</text:p>
              </table:table-cell>
              <table:table-cell office:value-type="float" office:value="-3.80069895525539">
                <text:p>-3.80069895525539</text:p>
              </table:table-cell>
              <table:table-cell office:value-type="float" office:value="-3.30116674495818">
                <text:p>-3.30116674495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4445">
                <text:p>-5.4445</text:p>
              </table:table-cell>
              <table:table-cell office:value-type="float" office:value="-3.75197929794988">
                <text:p>-3.75197929794988</text:p>
              </table:table-cell>
              <table:table-cell office:value-type="float" office:value="-3.20104523885805">
                <text:p>-3.20104523885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3894">
                <text:p>-5.3894</text:p>
              </table:table-cell>
              <table:table-cell office:value-type="float" office:value="-3.62894271781696">
                <text:p>-3.62894271781696</text:p>
              </table:table-cell>
              <table:table-cell office:value-type="float" office:value="-3.0339288484292">
                <text:p>-3.0339288484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288">
                <text:p>-5.288</text:p>
              </table:table-cell>
              <table:table-cell office:value-type="float" office:value="-3.48490506624756">
                <text:p>-3.48490506624756</text:p>
              </table:table-cell>
              <table:table-cell office:value-type="float" office:value="-2.89233726171599">
                <text:p>-2.89233726171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2039">
                <text:p>-5.2039</text:p>
              </table:table-cell>
              <table:table-cell office:value-type="float" office:value="-3.3741014334497">
                <text:p>-3.3741014334497</text:p>
              </table:table-cell>
              <table:table-cell office:value-type="float" office:value="-2.78381049337536">
                <text:p>-2.78381049337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1517">
                <text:p>-5.1517</text:p>
              </table:table-cell>
              <table:table-cell office:value-type="float" office:value="-3.30466354742066">
                <text:p>-3.30466354742066</text:p>
              </table:table-cell>
              <table:table-cell office:value-type="float" office:value="-2.71570314786774">
                <text:p>-2.71570314786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1349">
                <text:p>-5.1349</text:p>
              </table:table-cell>
              <table:table-cell office:value-type="float" office:value="-3.28132902360235">
                <text:p>-3.28132902360235</text:p>
              </table:table-cell>
              <table:table-cell office:value-type="float" office:value="-2.69277408690283">
                <text:p>-2.692774086902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